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Courier New" svg:font-family="Courier New" style:font-pitch="fixed" style:font-family-generic="modern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Noto Sans Symbols" svg:font-family="Noto Sans Symbols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/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Normal"/>
    <style:style style:name="T2_1" style:family="text">
      <style:text-properties fo:font-weight="bold" style:font-weight-asian="bold" style:font-weight-complex="bold"/>
    </style:style>
    <style:style style:name="P3" style:family="paragraph" style:parent-style-name="Normal"/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Normal"/>
    <style:style style:name="T4_1" style:family="text">
      <style:text-properties style:font-name="Wingdings" style:font-name-asian="Wingdings" fo:font-weight="bold" style:font-weight-asian="bold" style:font-weight-complex="bold"/>
    </style:style>
    <style:style style:name="P5" style:family="paragraph" style:parent-style-name="Normal">
      <style:paragraph-properties fo:margin-left="1.27cm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Normal">
      <style:paragraph-properties fo:margin-left="1.27cm"/>
    </style:style>
    <style:style style:name="T6_1" style:family="text"/>
    <style:style style:name="P7" style:family="paragraph" style:parent-style-name="Normal">
      <style:paragraph-properties fo:margin-left="1.27cm"/>
    </style:style>
    <style:style style:name="T7_1" style:family="text"/>
    <style:style style:name="T7_2" style:family="text"/>
    <style:style style:name="P8" style:family="paragraph" style:parent-style-name="Normal">
      <style:paragraph-properties fo:margin-left="1.27cm"/>
    </style:style>
    <style:style style:name="P9" style:family="paragraph" style:parent-style-name="Normal">
      <style:paragraph-properties fo:margin-left="1.27cm"/>
    </style:style>
    <style:style style:name="T9_1" style:family="text"/>
    <style:style style:name="P10" style:family="paragraph" style:parent-style-name="Normal">
      <style:paragraph-properties fo:margin-left="1.27cm"/>
    </style:style>
    <style:style style:name="T10_1" style:family="text"/>
    <style:style style:name="T10_2" style:family="text"/>
    <style:style style:name="P11" style:family="paragraph" style:parent-style-name="Normal">
      <style:paragraph-properties fo:margin-left="1.27cm"/>
    </style:style>
    <style:style style:name="T11_1" style:family="text"/>
    <style:style style:name="T11_2" style:family="text"/>
    <style:style style:name="P12" style:family="paragraph" style:parent-style-name="Normal">
      <style:paragraph-properties fo:margin-left="1.27cm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Normal">
      <style:paragraph-properties fo:margin-left="1.27cm"/>
    </style:style>
    <style:style style:name="T13_1" style:family="text"/>
    <style:style style:name="P14" style:family="paragraph" style:parent-style-name="Normal">
      <style:paragraph-properties fo:margin-left="1.27cm"/>
    </style:style>
    <style:style style:name="T14_1" style:family="text"/>
    <style:style style:name="T14_2" style:family="text"/>
    <style:style style:name="P15" style:family="paragraph" style:parent-style-name="Normal">
      <style:paragraph-properties fo:margin-left="1.27cm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Normal">
      <style:paragraph-properties fo:margin-left="1.27cm"/>
    </style:style>
    <style:style style:name="T16_1" style:family="text"/>
    <style:style style:name="P17" style:family="paragraph" style:parent-style-name="Normal">
      <style:paragraph-properties fo:margin-left="1.27cm"/>
    </style:style>
    <style:style style:name="T17_1" style:family="text"/>
    <style:style style:name="T17_2" style:family="text"/>
    <style:style style:name="P18" style:family="paragraph" style:parent-style-name="Normal">
      <style:paragraph-properties fo:margin-left="1.27cm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Normal">
      <style:paragraph-properties fo:margin-left="1.27cm"/>
    </style:style>
    <style:style style:name="T19_1" style:family="text"/>
    <style:style style:name="T19_2" style:family="text"/>
    <style:style style:name="P20" style:family="paragraph" style:parent-style-name="Normal">
      <style:paragraph-properties fo:margin-left="1.27cm"/>
    </style:style>
    <style:style style:name="T20_1" style:family="text"/>
    <style:style style:name="T20_2" style:family="text"/>
    <style:style style:name="P21" style:family="paragraph" style:parent-style-name="Normal">
      <style:paragraph-properties fo:margin-left="1.27cm"/>
    </style:style>
    <style:style style:name="T21_1" style:family="text"/>
    <style:style style:name="P22" style:family="paragraph" style:parent-style-name="Normal">
      <style:paragraph-properties fo:margin-left="1.27cm"/>
    </style:style>
    <style:style style:name="T22_1" style:family="text"/>
    <style:style style:name="P23" style:family="paragraph" style:parent-style-name="Normal"/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P24" style:family="paragraph" style:parent-style-name="Normal"/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P25" style:family="paragraph" style:parent-style-name="Normal"/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P26" style:family="paragraph" style:parent-style-name="Normal">
      <style:text-properties fo:font-weight="bold" style:font-weight-asian="bold" style:font-weight-complex="bold"/>
    </style:style>
    <style:style style:name="P27" style:family="paragraph" style:parent-style-name="Normal"/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P28" style:family="paragraph" style:parent-style-name="Normal"/>
    <style:style style:name="T28_1" style:family="text"/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P29" style:family="paragraph" style:parent-style-name="Normal">
      <style:text-properties fo:font-weight="bold" style:font-weight-asian="bold" style:font-weight-complex="bold"/>
    </style:style>
    <style:style style:name="P30" style:family="paragraph" style:parent-style-name="Normal"/>
    <style:style style:name="T30_1" style:family="text">
      <style:text-properties fo:font-weight="bold" style:font-weight-asian="bold" style:font-weight-complex="bold"/>
    </style:style>
    <style:style style:name="P31" style:family="paragraph" style:parent-style-name="Normal"/>
    <style:style style:name="T31_1" style:family="text">
      <style:text-properties fo:font-weight="bold" style:font-weight-asian="bold" style:font-weight-complex="bold"/>
    </style:style>
    <style:style style:name="T31_2" style:family="text">
      <style:text-properties fo:font-weight="bold" style:font-weight-asian="bold" style:font-weight-complex="bold"/>
    </style:style>
    <style:style style:name="P32" style:family="paragraph" style:parent-style-name="Normal"/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P33" style:family="paragraph" style:parent-style-name="Normal"/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P34" style:family="paragraph" style:parent-style-name="Normal"/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P35" style:family="paragraph" style:parent-style-name="Normal"/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P36" style:family="paragraph" style:parent-style-name="Normal"/>
    <style:style style:name="T36_1" style:family="text">
      <style:text-properties style:font-name="Wingdings" style:font-name-asian="Wingdings"/>
    </style:style>
    <style:style style:name="T36_2" style:family="text"/>
    <style:style style:name="T36_3" style:family="text"/>
    <style:style style:name="P37" style:family="paragraph" style:parent-style-name="Normal"/>
    <style:style style:name="T37_1" style:family="text"/>
    <style:style style:name="T37_2" style:family="text"/>
    <style:style style:name="T37_3" style:family="text"/>
    <style:style style:name="P38" style:family="paragraph" style:parent-style-name="Normal"/>
    <style:style style:name="T38_1" style:family="text"/>
    <style:style style:name="P39" style:family="paragraph" style:parent-style-name="Normal"/>
    <style:style style:name="T39_1" style:family="text"/>
    <style:style style:name="T39_2" style:family="text"/>
    <style:style style:name="T39_3" style:family="text"/>
    <style:style style:name="P40" style:family="paragraph" style:parent-style-name="Normal"/>
    <style:style style:name="T40_1" style:family="text"/>
    <style:style style:name="T40_2" style:family="text"/>
    <style:style style:name="T40_3" style:family="text"/>
    <style:style style:name="P41" style:family="paragraph" style:parent-style-name="Normal"/>
    <style:style style:name="T41_1" style:family="text"/>
    <style:style style:name="T41_2" style:family="text"/>
    <style:style style:name="P42" style:family="paragraph" style:parent-style-name="Normal"/>
    <style:style style:name="P43" style:family="paragraph" style:parent-style-name="Normal"/>
    <style:style style:name="P44" style:family="paragraph" style:parent-style-name="Normal"/>
    <style:style style:name="P45" style:family="paragraph" style:parent-style-name="Normal"/>
    <style:style style:name="T45_1" style:family="text"/>
    <style:style style:name="T45_2" style:family="text"/>
    <style:style style:name="P46" style:family="paragraph" style:parent-style-name="Normal"/>
    <style:style style:name="T46_1" style:family="text"/>
    <style:style style:name="T46_2" style:family="text"/>
    <style:style style:name="T46_3" style:family="text"/>
    <style:style style:name="P47" style:family="paragraph" style:parent-style-name="Normal"/>
    <style:style style:name="T47_1" style:family="text"/>
    <style:style style:name="T47_2" style:family="text"/>
    <style:style style:name="T47_3" style:family="text"/>
    <style:style style:name="P48" style:family="paragraph" style:parent-style-name="Normal"/>
    <style:style style:name="T48_1" style:family="text"/>
    <style:style style:name="T48_2" style:family="text"/>
    <style:style style:name="P49" style:family="paragraph" style:parent-style-name="Normal"/>
    <style:style style:name="P50" style:family="paragraph" style:parent-style-name="Normal"/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Normal"/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Normal"/>
    <style:style style:name="T52_1" style:family="text"/>
    <style:style style:name="T52_2" style:family="text"/>
    <style:style style:name="P53" style:family="paragraph" style:parent-style-name="Normal"/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Normal"/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Normal"/>
    <style:style style:name="T55_1" style:family="text"/>
    <style:style style:name="P56" style:family="paragraph" style:parent-style-name="Normal"/>
    <style:style style:name="T56_1" style:family="text"/>
    <style:style style:name="P57" style:family="paragraph" style:parent-style-name="Normal"/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Normal"/>
    <style:style style:name="T58_1" style:family="text"/>
    <style:style style:name="T58_2" style:family="text"/>
    <style:style style:name="T58_3" style:family="text"/>
    <style:style style:name="P59" style:family="paragraph" style:parent-style-name="Normal"/>
    <style:style style:name="T59_1" style:family="text"/>
    <style:style style:name="T59_2" style:family="text"/>
    <style:style style:name="T59_3" style:family="text"/>
    <style:style style:name="P60" style:family="paragraph" style:parent-style-name="Normal"/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Normal"/>
    <style:style style:name="T61_1" style:family="text"/>
    <style:style style:name="T61_2" style:family="text"/>
    <style:style style:name="T61_3" style:family="text"/>
    <style:style style:name="P62" style:family="paragraph" style:parent-style-name="Normal"/>
    <style:style style:name="P63" style:family="paragraph" style:parent-style-name="Normal"/>
    <style:style style:name="T63_1" style:family="text"/>
    <style:style style:name="P64" style:family="paragraph" style:parent-style-name="Normal"/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Normal"/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P66" style:family="paragraph" style:parent-style-name="Normal"/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Normal"/>
    <style:style style:name="T67_1" style:family="text"/>
    <style:style style:name="P68" style:family="paragraph" style:parent-style-name="Normal"/>
    <style:style style:name="T68_1" style:family="text"/>
    <style:style style:name="T68_2" style:family="text"/>
    <style:style style:name="P69" style:family="paragraph" style:parent-style-name="Normal"/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Normal"/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Normal"/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Normal"/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P73" style:family="paragraph" style:parent-style-name="Normal"/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Normal"/>
    <style:style style:name="T74_1" style:family="text"/>
    <style:style style:name="T74_2" style:family="text"/>
    <style:style style:name="T74_3" style:family="text"/>
    <style:style style:name="P75" style:family="paragraph" style:parent-style-name="Normal"/>
    <style:style style:name="T75_1" style:family="text"/>
    <style:style style:name="T75_2" style:family="text"/>
    <style:style style:name="T75_3" style:family="text"/>
    <style:style style:name="P76" style:family="paragraph" style:parent-style-name="Normal"/>
    <style:style style:name="T76_1" style:family="text"/>
    <style:style style:name="T76_2" style:family="text"/>
    <style:style style:name="T76_3" style:family="text"/>
    <style:style style:name="P77" style:family="paragraph" style:parent-style-name="Normal"/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Normal"/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Normal"/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Normal"/>
    <style:style style:name="T80_1" style:family="text"/>
    <style:style style:name="T80_2" style:family="text"/>
    <style:style style:name="P81" style:family="paragraph" style:parent-style-name="Normal"/>
    <style:style style:name="T81_1" style:family="text"/>
    <style:style style:name="T81_2" style:family="text"/>
    <style:style style:name="P82" style:family="paragraph" style:parent-style-name="Normal"/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Normal"/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Normal"/>
    <style:style style:name="T84_1" style:family="text"/>
    <style:style style:name="P85" style:family="paragraph" style:parent-style-name="Normal"/>
    <style:style style:name="T85_1" style:family="text"/>
    <style:style style:name="P86" style:family="paragraph" style:parent-style-name="Normal"/>
    <style:style style:name="T86_1" style:family="text"/>
    <style:style style:name="T86_2" style:family="text"/>
    <style:style style:name="T86_3" style:family="text"/>
    <style:style style:name="P87" style:family="paragraph" style:parent-style-name="Normal"/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Normal"/>
    <style:style style:name="T88_1" style:family="text"/>
    <style:style style:name="P89" style:family="paragraph" style:parent-style-name="Normal"/>
    <style:style style:name="T89_1" style:family="text"/>
    <style:style style:name="P90" style:family="paragraph" style:parent-style-name="Normal"/>
    <style:style style:name="P91" style:family="paragraph" style:parent-style-name="Normal"/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P92" style:family="paragraph" style:parent-style-name="Normal"/>
    <style:style style:name="T92_1" style:family="text">
      <style:text-properties fo:font-weight="bold" style:font-weight-asian="bold" style:font-weight-complex="bold"/>
    </style:style>
    <style:style style:name="P93" style:family="paragraph" style:parent-style-name="Normal"/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P94" style:family="paragraph" style:parent-style-name="Normal"/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P95" style:family="paragraph" style:parent-style-name="List_20_Paragraph">
      <style:paragraph-properties fo:line-height="108%" fo:margin-bottom="0.282cm"/>
    </style:style>
    <style:style style:name="T95_1" style:family="text"/>
    <style:style style:name="T95_2" style:family="text"/>
    <style:style style:name="P96" style:family="paragraph" style:parent-style-name="List_20_Paragraph">
      <style:paragraph-properties fo:margin-left="1.905cm"/>
    </style:style>
    <style:style style:name="T96_1" style:family="text"/>
    <style:style style:name="P97" style:family="paragraph" style:parent-style-name="List_20_Paragraph">
      <style:paragraph-properties fo:margin-left="1.905cm"/>
    </style:style>
    <style:style style:name="T97_1" style:family="text"/>
    <style:style style:name="P98" style:family="paragraph" style:parent-style-name="List_20_Paragraph">
      <style:paragraph-properties fo:margin-left="1.905cm"/>
    </style:style>
    <style:style style:name="T98_1" style:family="text"/>
    <style:style style:name="T98_2" style:family="text"/>
    <style:style style:name="P99" style:family="paragraph" style:parent-style-name="List_20_Paragraph">
      <style:paragraph-properties fo:margin-left="1.905cm"/>
    </style:style>
    <style:style style:name="T99_1" style:family="text"/>
    <style:style style:name="T99_2" style:family="text"/>
    <style:style style:name="P100" style:family="paragraph" style:parent-style-name="List_20_Paragraph">
      <style:paragraph-properties fo:margin-left="1.905cm"/>
    </style:style>
    <style:style style:name="P101" style:family="paragraph" style:parent-style-name="List_20_Paragraph">
      <style:paragraph-properties fo:margin-left="1.905cm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List_20_Paragraph">
      <style:paragraph-properties fo:margin-left="1.905cm"/>
    </style:style>
    <style:style style:name="P103" style:family="paragraph" style:parent-style-name="List_20_Paragraph">
      <style:paragraph-properties fo:margin-left="1.905cm"/>
    </style:style>
    <style:style style:name="T103_1" style:family="text"/>
    <style:style style:name="P104" style:family="paragraph" style:parent-style-name="List_20_Paragraph">
      <style:paragraph-properties fo:margin-left="1.905cm"/>
    </style:style>
    <style:style style:name="P105" style:family="paragraph" style:parent-style-name="List_20_Paragraph">
      <style:paragraph-properties fo:margin-left="1.905cm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List_20_Paragraph">
      <style:paragraph-properties fo:margin-left="1.905cm"/>
    </style:style>
    <style:style style:name="P107" style:family="paragraph" style:parent-style-name="List_20_Paragraph">
      <style:paragraph-properties fo:margin-left="1.905cm"/>
    </style:style>
    <style:style style:name="T107_1" style:family="text"/>
    <style:style style:name="P108" style:family="paragraph" style:parent-style-name="List_20_Paragraph">
      <style:paragraph-properties fo:margin-left="1.905cm"/>
    </style:style>
    <style:style style:name="P109" style:family="paragraph" style:parent-style-name="List_20_Paragraph">
      <style:paragraph-properties fo:margin-left="1.905cm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List_20_Paragraph">
      <style:paragraph-properties fo:margin-left="1.905cm"/>
    </style:style>
    <style:style style:name="P111" style:family="paragraph" style:parent-style-name="List_20_Paragraph">
      <style:paragraph-properties fo:margin-left="1.905cm"/>
    </style:style>
    <style:style style:name="T111_1" style:family="text"/>
    <style:style style:name="P112" style:family="paragraph" style:parent-style-name="List_20_Paragraph">
      <style:paragraph-properties fo:margin-left="1.905cm"/>
    </style:style>
    <style:style style:name="P113" style:family="paragraph" style:parent-style-name="List_20_Paragraph">
      <style:paragraph-properties fo:margin-left="1.905cm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List_20_Paragraph">
      <style:paragraph-properties fo:margin-left="1.905cm"/>
    </style:style>
    <style:style style:name="P115" style:family="paragraph" style:parent-style-name="List_20_Paragraph">
      <style:paragraph-properties fo:margin-left="1.905cm"/>
    </style:style>
    <style:style style:name="T115_1" style:family="text"/>
    <style:style style:name="P116" style:family="paragraph" style:parent-style-name="List_20_Paragraph">
      <style:paragraph-properties fo:margin-left="1.905cm"/>
    </style:style>
    <style:style style:name="P117" style:family="paragraph" style:parent-style-name="List_20_Paragraph">
      <style:paragraph-properties fo:margin-left="1.905cm"/>
    </style:style>
    <style:style style:name="T117_1" style:family="text"/>
    <style:style style:name="T117_2" style:family="text"/>
    <style:style style:name="P118" style:family="paragraph" style:parent-style-name="List_20_Paragraph">
      <style:paragraph-properties fo:margin-left="1.905cm"/>
    </style:style>
    <style:style style:name="P119" style:family="paragraph" style:parent-style-name="List_20_Paragraph">
      <style:paragraph-properties fo:margin-left="1.905cm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List_20_Paragraph">
      <style:paragraph-properties fo:margin-left="1.905cm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P121" style:family="paragraph" style:parent-style-name="List_20_Paragraph">
      <style:paragraph-properties fo:margin-left="1.905cm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List_20_Paragraph">
      <style:paragraph-properties fo:margin-left="1.905cm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List_20_Paragraph">
      <style:paragraph-properties fo:margin-left="1.905cm"/>
    </style:style>
    <style:style style:name="T123_1" style:family="text"/>
    <style:style style:name="T123_2" style:family="text"/>
    <style:style style:name="P124" style:family="paragraph" style:parent-style-name="List_20_Paragraph">
      <style:paragraph-properties fo:margin-left="1.905cm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P125" style:family="paragraph" style:parent-style-name="List_20_Paragraph">
      <style:paragraph-properties fo:margin-left="1.905cm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List_20_Paragraph">
      <style:paragraph-properties fo:margin-left="1.905cm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List_20_Paragraph">
      <style:paragraph-properties fo:margin-left="1.905cm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P128" style:family="paragraph" style:parent-style-name="List_20_Paragraph">
      <style:paragraph-properties fo:margin-left="1.905cm"/>
    </style:style>
    <style:style style:name="T128_1" style:family="text"/>
    <style:style style:name="P129" style:family="paragraph" style:parent-style-name="List_20_Paragraph">
      <style:paragraph-properties fo:margin-left="1.905cm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List_20_Paragraph">
      <style:paragraph-properties fo:margin-left="1.905cm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List_20_Paragraph">
      <style:paragraph-properties fo:margin-left="1.905cm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List_20_Paragraph">
      <style:paragraph-properties fo:margin-left="1.905cm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List_20_Paragraph">
      <style:paragraph-properties fo:margin-left="1.905cm"/>
    </style:style>
    <style:style style:name="T133_1" style:family="text"/>
    <style:style style:name="T133_2" style:family="text"/>
    <style:style style:name="P134" style:family="paragraph" style:parent-style-name="List_20_Paragraph">
      <style:paragraph-properties fo:margin-left="1.905cm"/>
    </style:style>
    <style:style style:name="P135" style:family="paragraph" style:parent-style-name="List_20_Paragraph">
      <style:paragraph-properties fo:margin-left="1.905cm"/>
    </style:style>
    <style:style style:name="T135_1" style:family="text">
      <style:text-properties style:font-name="Wingdings" style:font-name-asian="Wingdings"/>
    </style:style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P136" style:family="paragraph" style:parent-style-name="List_20_Paragraph"/>
    <style:style style:name="P137" style:family="paragraph" style:parent-style-name="Normal"/>
    <style:style style:name="P138" style:family="paragraph" style:parent-style-name="Normal"/>
    <style:style style:name="P139" style:family="paragraph" style:parent-style-name="Normal"/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P140" style:family="paragraph" style:parent-style-name="Normal">
      <style:text-properties fo:font-weight="bold" style:font-weight-asian="bold" style:font-weight-complex="bold"/>
    </style:style>
    <style:style style:name="P141" style:family="paragraph" style:parent-style-name="Normal"/>
    <style:style style:name="T141_1" style:family="text">
      <style:text-properties fo:font-weight="bold" style:font-weight-asian="bold" style:font-weight-complex="bold"/>
    </style:style>
    <style:style style:name="T141_2" style:family="text">
      <style:text-properties fo:font-weight="bold" style:font-weight-asian="bold" style:font-weight-complex="bold"/>
    </style:style>
    <style:style style:name="T141_3" style:family="text">
      <style:text-properties fo:font-weight="bold" style:font-weight-asian="bold" style:font-weight-complex="bold"/>
    </style:style>
    <style:style style:name="T141_4" style:family="text">
      <style:text-properties fo:font-weight="bold" style:font-weight-asian="bold" style:font-weight-complex="bold"/>
    </style:style>
    <style:style style:name="T141_5" style:family="text">
      <style:text-properties fo:font-weight="bold" style:font-weight-asian="bold" style:font-weight-complex="bold"/>
    </style:style>
    <style:style style:name="P142" style:family="paragraph" style:parent-style-name="Normal"/>
    <style:style style:name="T142_1" style:family="text">
      <style:text-properties fo:font-weight="bold" style:font-weight-asian="bold" style:font-weight-complex="bold"/>
    </style:style>
    <style:style style:name="P143" style:family="paragraph" style:parent-style-name="Normal"/>
    <style:style style:name="T143_1" style:family="text">
      <style:text-properties fo:font-weight="bold" style:font-weight-asian="bold" style:font-weight-complex="bold"/>
    </style:style>
    <style:style style:name="T143_2" style:family="text">
      <style:text-properties fo:font-weight="bold" style:font-weight-asian="bold" style:font-weight-complex="bold"/>
    </style:style>
    <style:style style:name="T143_3" style:family="text">
      <style:text-properties fo:font-weight="bold" style:font-weight-asian="bold" style:font-weight-complex="bold"/>
    </style:style>
    <style:style style:name="T143_4" style:family="text">
      <style:text-properties fo:font-weight="bold" style:font-weight-asian="bold" style:font-weight-complex="bold"/>
    </style:style>
    <style:style style:name="T143_5" style:family="text">
      <style:text-properties fo:font-weight="bold" style:font-weight-asian="bold" style:font-weight-complex="bold"/>
    </style:style>
    <style:style style:name="T143_6" style:family="text">
      <style:text-properties fo:font-weight="bold" style:font-weight-asian="bold" style:font-weight-complex="bold"/>
    </style:style>
    <style:style style:name="P144" style:family="paragraph" style:parent-style-name="Normal"/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P145" style:family="paragraph" style:parent-style-name="List_20_Paragraph"/>
    <style:style style:name="T145_1" style:family="text">
      <style:text-properties fo:font-weight="bold" style:font-weight-asian="bold" style:font-weight-complex="bold" style:text-underline-style="solid" style:text-underline-color="font-color"/>
    </style:style>
    <style:style style:name="P146" style:family="paragraph" style:parent-style-name="List_20_Paragraph">
      <style:paragraph-properties fo:margin-left="1.905cm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List_20_Paragraph">
      <style:paragraph-properties fo:margin-left="1.905cm"/>
    </style:style>
    <style:style style:name="T147_1" style:family="text"/>
    <style:style style:name="P148" style:family="paragraph" style:parent-style-name="List_20_Paragraph">
      <style:paragraph-properties fo:margin-left="1.905cm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P149" style:family="paragraph" style:parent-style-name="List_20_Paragraph">
      <style:paragraph-properties fo:margin-left="1.905cm"/>
    </style:style>
    <style:style style:name="T149_1" style:family="text"/>
    <style:style style:name="P150" style:family="paragraph" style:parent-style-name="List_20_Paragraph">
      <style:paragraph-properties fo:margin-left="1.905cm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List_20_Paragraph">
      <style:paragraph-properties fo:margin-left="1.905cm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P152" style:family="paragraph" style:parent-style-name="List_20_Paragraph">
      <style:paragraph-properties fo:margin-left="1.905cm"/>
    </style:style>
    <style:style style:name="P153" style:family="paragraph" style:parent-style-name="List_20_Paragraph">
      <style:paragraph-properties fo:margin-left="1.905cm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P154" style:family="paragraph" style:parent-style-name="List_20_Paragraph">
      <style:paragraph-properties fo:margin-left="1.905cm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P155" style:family="paragraph" style:parent-style-name="List_20_Paragraph">
      <style:paragraph-properties fo:margin-left="1.905cm"/>
    </style:style>
    <style:style style:name="T155_1" style:family="text"/>
    <style:style style:name="P156" style:family="paragraph" style:parent-style-name="List_20_Paragraph">
      <style:paragraph-properties fo:margin-left="1.905cm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List_20_Paragraph">
      <style:paragraph-properties fo:margin-left="1.905cm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P158" style:family="paragraph" style:parent-style-name="List_20_Paragraph">
      <style:paragraph-properties fo:margin-left="1.905cm"/>
    </style:style>
    <style:style style:name="T158_1" style:family="text"/>
    <style:style style:name="P159" style:family="paragraph" style:parent-style-name="List_20_Paragraph">
      <style:paragraph-properties fo:margin-left="1.905cm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List_20_Paragraph">
      <style:paragraph-properties fo:margin-left="1.905cm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P161" style:family="paragraph" style:parent-style-name="List_20_Paragraph">
      <style:paragraph-properties fo:margin-left="1.905cm"/>
    </style:style>
    <style:style style:name="P162" style:family="paragraph" style:parent-style-name="List_20_Paragraph">
      <style:paragraph-properties fo:margin-left="1.905cm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List_20_Paragraph">
      <style:paragraph-properties fo:margin-left="1.905cm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P164" style:family="paragraph" style:parent-style-name="List_20_Paragraph">
      <style:paragraph-properties fo:margin-left="1.905cm"/>
    </style:style>
    <style:style style:name="P165" style:family="paragraph" style:parent-style-name="List_20_Paragraph">
      <style:paragraph-properties fo:margin-left="1.905cm"/>
    </style:style>
    <style:style style:name="T165_1" style:family="text"/>
    <style:style style:name="T165_2" style:family="text"/>
    <style:style style:name="P166" style:family="paragraph" style:parent-style-name="List_20_Paragraph">
      <style:paragraph-properties fo:margin-left="1.905cm"/>
    </style:style>
    <style:style style:name="T166_1" style:family="text"/>
    <style:style style:name="T166_2" style:family="text"/>
    <style:style style:name="P167" style:family="paragraph" style:parent-style-name="List_20_Paragraph">
      <style:paragraph-properties fo:margin-left="1.905cm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P168" style:family="paragraph" style:parent-style-name="List_20_Paragraph">
      <style:paragraph-properties fo:margin-left="1.905cm"/>
    </style:style>
    <style:style style:name="T168_1" style:family="text"/>
    <style:style style:name="P169" style:family="paragraph" style:parent-style-name="List_20_Paragraph">
      <style:paragraph-properties fo:margin-left="1.905cm"/>
    </style:style>
    <style:style style:name="P170" style:family="paragraph" style:parent-style-name="List_20_Paragraph">
      <style:paragraph-properties fo:margin-left="1.905cm"/>
    </style:style>
    <style:style style:name="T170_1" style:family="text">
      <style:text-properties fo:font-weight="bold" style:font-weight-asian="bold" style:font-weight-complex="bold" style:text-underline-style="solid" style:text-underline-color="font-color"/>
    </style:style>
    <style:style style:name="T170_2" style:family="text">
      <style:text-properties fo:font-weight="bold" style:font-weight-asian="bold" style:font-weight-complex="bold" style:text-underline-style="solid" style:text-underline-color="font-color"/>
    </style:style>
    <style:style style:name="P171" style:family="paragraph" style:parent-style-name="List_20_Paragraph">
      <style:paragraph-properties fo:margin-left="1.905cm"/>
      <style:text-properties fo:font-weight="bold" style:font-weight-asian="bold" style:font-weight-complex="bold" style:text-underline-style="solid" style:text-underline-color="font-color"/>
    </style:style>
    <style:style style:name="P172" style:family="paragraph" style:parent-style-name="List_20_Paragraph">
      <style:paragraph-properties fo:margin-left="1.905cm"/>
    </style:style>
    <style:style style:name="T172_1" style:family="text"/>
    <style:style style:name="T172_2" style:family="text"/>
    <style:style style:name="T172_3" style:family="text"/>
    <style:style style:name="P173" style:family="paragraph" style:parent-style-name="List_20_Paragraph">
      <style:paragraph-properties fo:margin-left="1.905cm"/>
    </style:style>
    <style:style style:name="T173_1" style:family="text"/>
    <style:style style:name="P174" style:family="paragraph" style:parent-style-name="List_20_Paragraph">
      <style:paragraph-properties fo:margin-left="1.905cm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P175" style:family="paragraph" style:parent-style-name="List_20_Paragraph">
      <style:paragraph-properties fo:margin-left="1.905cm"/>
    </style:style>
    <style:style style:name="T175_1" style:family="text"/>
    <style:style style:name="P176" style:family="paragraph" style:parent-style-name="List_20_Paragraph">
      <style:paragraph-properties fo:margin-left="1.905cm"/>
    </style:style>
    <style:style style:name="T176_1" style:family="text"/>
    <style:style style:name="P177" style:family="paragraph" style:parent-style-name="List_20_Paragraph">
      <style:paragraph-properties fo:margin-left="1.905cm"/>
    </style:style>
    <style:style style:name="T177_1" style:family="text"/>
    <style:style style:name="P178" style:family="paragraph" style:parent-style-name="List_20_Paragraph">
      <style:paragraph-properties fo:margin-left="1.905cm"/>
    </style:style>
    <style:style style:name="T178_1" style:family="text"/>
    <style:style style:name="P179" style:family="paragraph" style:parent-style-name="List_20_Paragraph">
      <style:paragraph-properties fo:margin-left="1.905cm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List_20_Paragraph">
      <style:paragraph-properties fo:margin-left="1.905cm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P181" style:family="paragraph" style:parent-style-name="List_20_Paragraph">
      <style:paragraph-properties fo:margin-left="1.905cm"/>
    </style:style>
    <style:style style:name="T181_1" style:family="text"/>
    <style:style style:name="P182" style:family="paragraph" style:parent-style-name="List_20_Paragraph">
      <style:paragraph-properties fo:margin-left="1.905cm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List_20_Paragraph">
      <style:paragraph-properties fo:margin-left="1.905cm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List_20_Paragraph">
      <style:paragraph-properties fo:margin-left="1.905cm"/>
    </style:style>
    <style:style style:name="T184_1" style:family="text"/>
    <style:style style:name="P185" style:family="paragraph" style:parent-style-name="List_20_Paragraph">
      <style:paragraph-properties fo:margin-left="1.905cm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List_20_Paragraph">
      <style:paragraph-properties fo:margin-left="1.905cm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P187" style:family="paragraph" style:parent-style-name="List_20_Paragraph">
      <style:paragraph-properties fo:margin-left="1.905cm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P188" style:family="paragraph" style:parent-style-name="List_20_Paragraph">
      <style:paragraph-properties fo:margin-left="1.905cm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List_20_Paragraph">
      <style:paragraph-properties fo:margin-left="1.905cm"/>
    </style:style>
    <style:style style:name="T189_1" style:family="text"/>
    <style:style style:name="T189_2" style:family="text"/>
    <style:style style:name="T189_3" style:family="text"/>
    <style:style style:name="P190" style:family="paragraph" style:parent-style-name="List_20_Paragraph">
      <style:paragraph-properties fo:margin-left="1.905cm"/>
    </style:style>
    <style:style style:name="T190_1" style:family="text"/>
    <style:style style:name="T190_2" style:family="text"/>
    <style:style style:name="P191" style:family="paragraph" style:parent-style-name="List_20_Paragraph">
      <style:paragraph-properties fo:margin-left="1.905cm"/>
    </style:style>
    <style:style style:name="T191_1" style:family="text"/>
    <style:style style:name="T191_2" style:family="text"/>
    <style:style style:name="P192" style:family="paragraph" style:parent-style-name="List_20_Paragraph">
      <style:paragraph-properties fo:margin-left="1.905cm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P193" style:family="paragraph" style:parent-style-name="List_20_Paragraph">
      <style:paragraph-properties fo:margin-left="1.905cm"/>
    </style:style>
    <style:style style:name="T193_1" style:family="text"/>
    <style:style style:name="P194" style:family="paragraph" style:parent-style-name="List_20_Paragraph">
      <style:paragraph-properties fo:margin-left="1.905cm"/>
      <style:text-properties fo:font-weight="bold" style:font-weight-asian="bold" style:font-weight-complex="bold" style:text-underline-style="solid" style:text-underline-color="font-color"/>
    </style:style>
    <style:style style:name="P195" style:family="paragraph" style:parent-style-name="Normal"/>
    <style:style style:name="P196" style:family="paragraph" style:parent-style-name="Normal"/>
    <style:style style:name="P197" style:family="paragraph" style:parent-style-name="Normal"/>
    <style:style style:name="T197_1" style:family="text"/>
    <style:style style:name="T197_2" style:family="text"/>
    <style:style style:name="P198" style:family="paragraph" style:parent-style-name="Normal"/>
    <style:style style:name="P199" style:family="paragraph" style:parent-style-name="Normal"/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P200" style:family="paragraph" style:parent-style-name="Normal"/>
    <style:style style:name="T200_1" style:family="text"/>
    <style:style style:name="T200_2" style:family="text"/>
    <style:style style:name="P201" style:family="paragraph" style:parent-style-name="Normal"/>
    <style:style style:name="T201_1" style:family="text"/>
    <style:style style:name="T201_2" style:family="text"/>
    <style:style style:name="P202" style:family="paragraph" style:parent-style-name="Normal"/>
    <style:style style:name="T202_1" style:family="text"/>
    <style:style style:name="T202_2" style:family="text"/>
    <style:style style:name="T202_3" style:family="text"/>
    <style:style style:name="P203" style:family="paragraph" style:parent-style-name="Normal"/>
    <style:style style:name="P204" style:family="paragraph" style:parent-style-name="Normal"/>
    <style:style style:name="T204_1" style:family="text"/>
    <style:style style:name="P205" style:family="paragraph" style:parent-style-name="Normal"/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Normal"/>
    <style:style style:name="P207" style:family="paragraph" style:parent-style-name="Normal"/>
    <style:style style:name="T207_1" style:family="text"/>
    <style:style style:name="T207_2" style:family="text"/>
    <style:style style:name="P208" style:family="paragraph" style:parent-style-name="Normal"/>
    <style:style style:name="T208_1" style:family="text"/>
    <style:style style:name="T208_2" style:family="text"/>
    <style:style style:name="P209" style:family="paragraph" style:parent-style-name="Normal"/>
    <style:style style:name="T209_1" style:family="text"/>
    <style:style style:name="T209_2" style:family="text"/>
    <style:style style:name="P210" style:family="paragraph" style:parent-style-name="Normal"/>
    <style:style style:name="T210_1" style:family="text"/>
    <style:style style:name="T210_2" style:family="text"/>
    <style:style style:name="P211" style:family="paragraph" style:parent-style-name="Normal"/>
    <style:style style:name="P212" style:family="paragraph" style:parent-style-name="Normal"/>
    <style:style style:name="T212_1" style:family="text"/>
    <style:style style:name="T212_2" style:family="text"/>
    <style:style style:name="P213" style:family="paragraph" style:parent-style-name="Normal"/>
    <style:style style:name="P214" style:family="paragraph" style:parent-style-name="Normal"/>
    <style:style style:name="T214_1" style:family="text"/>
    <style:style style:name="P215" style:family="paragraph" style:parent-style-name="Normal"/>
    <style:style style:name="T215_1" style:family="text"/>
    <style:style style:name="T215_2" style:family="text"/>
    <style:style style:name="T215_3" style:family="text"/>
    <style:style style:name="T215_4" style:family="text"/>
    <style:style style:name="P216" style:family="paragraph" style:parent-style-name="Normal"/>
    <style:style style:name="T216_1" style:family="text"/>
    <style:style style:name="T216_2" style:family="text"/>
    <style:style style:name="T216_3" style:family="text"/>
    <style:style style:name="P217" style:family="paragraph" style:parent-style-name="Normal"/>
    <style:style style:name="P218" style:family="paragraph" style:parent-style-name="Normal"/>
    <style:style style:name="T218_1" style:family="text"/>
    <style:style style:name="T218_2" style:family="text"/>
    <style:style style:name="T218_3" style:family="text"/>
    <style:style style:name="T218_4" style:family="text"/>
    <style:style style:name="P219" style:family="paragraph" style:parent-style-name="Normal"/>
    <style:style style:name="P220" style:family="paragraph" style:parent-style-name="Normal"/>
    <style:style style:name="T220_1" style:family="text"/>
    <style:style style:name="P221" style:family="paragraph" style:parent-style-name="Normal"/>
    <style:style style:name="T221_1" style:family="text"/>
    <style:style style:name="T221_2" style:family="text"/>
    <style:style style:name="T221_3" style:family="text"/>
    <style:style style:name="P222" style:family="paragraph" style:parent-style-name="Normal"/>
    <style:style style:name="P223" style:family="paragraph" style:parent-style-name="Normal"/>
    <style:style style:name="T223_1" style:family="text"/>
    <style:style style:name="P224" style:family="paragraph" style:parent-style-name="Normal"/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P225" style:family="paragraph" style:parent-style-name="Normal"/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Normal"/>
    <style:style style:name="P227" style:family="paragraph" style:parent-style-name="Normal"/>
    <style:style style:name="T227_1" style:family="text"/>
    <style:style style:name="P228" style:family="paragraph" style:parent-style-name="Normal"/>
    <style:style style:name="T228_1" style:family="text"/>
    <style:style style:name="T228_2" style:family="text"/>
    <style:style style:name="T228_3" style:family="text"/>
    <style:style style:name="T228_4" style:family="text"/>
    <style:style style:name="P229" style:family="paragraph" style:parent-style-name="Normal"/>
    <style:style style:name="T229_1" style:family="text"/>
    <style:style style:name="P230" style:family="paragraph" style:parent-style-name="Normal"/>
    <style:style style:name="T230_1" style:family="text"/>
    <style:style style:name="P231" style:family="paragraph" style:parent-style-name="Normal"/>
    <style:style style:name="T231_1" style:family="text"/>
    <style:style style:name="P232" style:family="paragraph" style:parent-style-name="Normal"/>
    <style:style style:name="T232_1" style:family="text"/>
    <style:style style:name="P233" style:family="paragraph" style:parent-style-name="Normal"/>
    <style:style style:name="T233_1" style:family="text"/>
    <style:style style:name="T233_2" style:family="text"/>
    <style:style style:name="P234" style:family="paragraph" style:parent-style-name="Normal"/>
    <style:style style:name="T234_1" style:family="text"/>
    <style:style style:name="P235" style:family="paragraph" style:parent-style-name="Normal"/>
    <style:style style:name="P236" style:family="paragraph" style:parent-style-name="Normal"/>
    <style:style style:name="T236_1" style:family="text"/>
    <style:style style:name="T236_2" style:family="text"/>
    <style:style style:name="P237" style:family="paragraph" style:parent-style-name="Normal"/>
    <style:style style:name="T237_1" style:family="text"/>
    <style:style style:name="T237_2" style:family="text"/>
    <style:style style:name="P238" style:family="paragraph" style:parent-style-name="Normal"/>
    <style:style style:name="P239" style:family="paragraph" style:parent-style-name="Normal"/>
    <style:style style:name="T239_1" style:family="text"/>
    <style:style style:name="T239_2" style:family="text"/>
    <style:style style:name="T239_3" style:family="text"/>
    <style:style style:name="P240" style:family="paragraph" style:parent-style-name="Normal"/>
    <style:style style:name="T240_1" style:family="text"/>
    <style:style style:name="T240_2" style:family="text"/>
    <style:style style:name="T240_3" style:family="text"/>
    <style:style style:name="P241" style:family="paragraph" style:parent-style-name="Normal"/>
    <style:style style:name="T241_1" style:family="text"/>
    <style:style style:name="P242" style:family="paragraph" style:parent-style-name="Normal"/>
    <style:style style:name="T242_1" style:family="text"/>
    <style:style style:name="P243" style:family="paragraph" style:parent-style-name="Normal"/>
    <style:style style:name="P244" style:family="paragraph" style:parent-style-name="Normal"/>
    <style:style style:name="T244_1" style:family="text"/>
    <style:style style:name="T244_2" style:family="text"/>
    <style:style style:name="P245" style:family="paragraph" style:parent-style-name="Normal"/>
    <style:style style:name="P246" style:family="paragraph" style:parent-style-name="Normal"/>
    <style:style style:name="T246_1" style:family="text"/>
    <style:style style:name="T246_2" style:family="text"/>
    <style:style style:name="T246_3" style:family="text"/>
    <style:style style:name="P247" style:family="paragraph" style:parent-style-name="Normal"/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P248" style:family="paragraph" style:parent-style-name="Normal"/>
    <style:style style:name="T248_1" style:family="text"/>
    <style:style style:name="T248_2" style:family="text"/>
    <style:style style:name="P249" style:family="paragraph" style:parent-style-name="Normal"/>
    <style:style style:name="T249_1" style:family="text"/>
    <style:style style:name="T249_2" style:family="text"/>
    <style:style style:name="P250" style:family="paragraph" style:parent-style-name="Normal"/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List_20_Paragraph">
      <style:paragraph-properties fo:line-height="108%" fo:margin-bottom="0.282cm"/>
      <style:text-properties style:font-name="Calibri" fo:font-size="14pt" style:font-name-asian="Calibri" style:font-size-asian="14pt" style:font-name-complex="Times New Roman" style:font-size-complex="14pt" fo:language-asian="en" fo:country-asian="US" style:letter-kerning="true"/>
    </style:style>
    <style:style style:name="T251_1" style:family="text">
      <style:text-properties style:font-name="Calibri" fo:font-size="14pt" style:font-name-asian="Calibri" style:font-size-asian="14pt" style:font-name-complex="Times New Roman" style:font-size-complex="14pt" fo:language-asian="en" fo:country-asian="US" fo:font-weight="bold" style:font-weight-asian="bold" style:font-weight-complex="bold" style:text-underline-style="solid" style:text-underline-color="font-color" style:letter-kerning="true"/>
    </style:style>
    <style:style style:name="P252" style:family="paragraph" style:parent-style-name="Normal">
      <style:paragraph-properties fo:line-height="108%" fo:margin-bottom="0.282cm" fo:margin-left="1.905cm"/>
    </style:style>
    <style:style style:name="T252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2_2" style:family="text">
      <style:text-properties style:font-name="Calibri" style:font-name-asian="Calibri" style:font-name-complex="Times New Roman" fo:language-asian="en" fo:country-asian="US" style:letter-kerning="true"/>
    </style:style>
    <style:style style:name="P253" style:family="paragraph" style:parent-style-name="Normal">
      <style:paragraph-properties fo:line-height="108%" fo:margin-bottom="0.282cm" fo:margin-left="1.905cm"/>
    </style:style>
    <style:style style:name="T253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3_2" style:family="text">
      <style:text-properties style:font-name="Calibri" style:font-name-asian="Calibri" style:font-name-complex="Times New Roman" fo:language-asian="en" fo:country-asian="US" style:letter-kerning="true"/>
    </style:style>
    <style:style style:name="P254" style:family="paragraph" style:parent-style-name="Normal">
      <style:paragraph-properties fo:line-height="108%" fo:margin-bottom="0.282cm" fo:margin-left="1.905cm"/>
    </style:style>
    <style:style style:name="T254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4_2" style:family="text">
      <style:text-properties style:font-name="Calibri" style:font-name-asian="Calibri" style:font-name-complex="Times New Roman" fo:language-asian="en" fo:country-asian="US" style:letter-kerning="true"/>
    </style:style>
    <style:style style:name="T254_3" style:family="text">
      <style:text-properties style:font-name="Calibri" style:font-name-asian="Calibri" style:font-name-complex="Times New Roman" fo:language-asian="en" fo:country-asian="US" style:letter-kerning="true"/>
    </style:style>
    <style:style style:name="T254_4" style:family="text">
      <style:text-properties style:font-name="Calibri" style:font-name-asian="Calibri" style:font-name-complex="Times New Roman" fo:language-asian="en" fo:country-asian="US" style:letter-kerning="true"/>
    </style:style>
    <style:style style:name="P255" style:family="paragraph" style:parent-style-name="Normal">
      <style:paragraph-properties fo:line-height="108%" fo:margin-bottom="0.282cm" fo:margin-left="1.905cm"/>
    </style:style>
    <style:style style:name="T255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5_2" style:family="text">
      <style:text-properties style:font-name="Calibri" style:font-name-asian="Calibri" style:font-name-complex="Times New Roman" fo:language-asian="en" fo:country-asian="US" style:letter-kerning="true"/>
    </style:style>
    <style:style style:name="T255_3" style:family="text">
      <style:text-properties style:font-name="Calibri" style:font-name-asian="Calibri" style:font-name-complex="Times New Roman" fo:language-asian="en" fo:country-asian="US" style:letter-kerning="true"/>
    </style:style>
    <style:style style:name="P256" style:family="paragraph" style:parent-style-name="Normal">
      <style:paragraph-properties fo:line-height="108%" fo:margin-bottom="0.282cm" fo:margin-left="1.905cm"/>
      <style:text-properties style:font-name="Calibri" style:font-name-asian="Calibri" style:font-name-complex="Times New Roman" fo:language-asian="en" fo:country-asian="US" style:letter-kerning="true"/>
    </style:style>
    <style:style style:name="P257" style:family="paragraph" style:parent-style-name="Normal">
      <style:paragraph-properties fo:line-height="108%" fo:margin-bottom="0.282cm" fo:margin-left="1.905cm"/>
    </style:style>
    <style:style style:name="T257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7_2" style:family="text">
      <style:text-properties style:font-name="Calibri" style:font-name-asian="Calibri" style:font-name-complex="Times New Roman" fo:language-asian="en" fo:country-asian="US" style:letter-kerning="true"/>
    </style:style>
    <style:style style:name="P258" style:family="paragraph" style:parent-style-name="Normal">
      <style:paragraph-properties fo:line-height="108%" fo:margin-bottom="0.282cm" fo:margin-left="1.905cm"/>
    </style:style>
    <style:style style:name="T258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8_2" style:family="text">
      <style:text-properties style:font-name="Calibri" style:font-name-asian="Calibri" style:font-name-complex="Times New Roman" fo:language-asian="en" fo:country-asian="US" style:letter-kerning="true"/>
    </style:style>
    <style:style style:name="P259" style:family="paragraph" style:parent-style-name="Normal">
      <style:paragraph-properties fo:line-height="108%" fo:margin-bottom="0.282cm" fo:margin-left="1.905cm"/>
    </style:style>
    <style:style style:name="T259_1" style:family="text">
      <style:text-properties style:font-name="Calibri" style:font-name-asian="Calibri" style:font-name-complex="Times New Roman" fo:language-asian="en" fo:country-asian="US" style:letter-kerning="true"/>
    </style:style>
    <style:style style:name="T259_2" style:family="text">
      <style:text-properties style:font-name="Calibri" style:font-name-asian="Calibri" style:font-name-complex="Times New Roman" fo:language-asian="en" fo:country-asian="US" style:letter-kerning="true"/>
    </style:style>
    <style:style style:name="T259_3" style:family="text">
      <style:text-properties style:font-name="Calibri" style:font-name-asian="Calibri" style:font-name-complex="Times New Roman" fo:language-asian="en" fo:country-asian="US" style:letter-kerning="true"/>
    </style:style>
    <style:style style:name="P260" style:family="paragraph" style:parent-style-name="Normal">
      <style:paragraph-properties fo:line-height="108%" fo:margin-bottom="0.282cm" fo:margin-left="1.905cm"/>
      <style:text-properties style:font-name="Calibri" style:font-name-asian="Calibri" style:font-name-complex="Times New Roman" fo:language-asian="en" fo:country-asian="US" style:letter-kerning="true"/>
    </style:style>
    <style:style style:name="P261" style:family="paragraph" style:parent-style-name="Normal">
      <style:paragraph-properties fo:line-height="108%" fo:margin-bottom="0.282cm" fo:margin-left="1.905cm"/>
    </style:style>
    <style:style style:name="T261_1" style:family="text">
      <style:text-properties style:font-name="Calibri" style:font-name-asian="Calibri" style:font-name-complex="Times New Roman" fo:language-asian="en" fo:country-asian="US" style:letter-kerning="true"/>
    </style:style>
    <style:style style:name="T261_2" style:family="text">
      <style:text-properties style:font-name="Calibri" style:font-name-asian="Calibri" style:font-name-complex="Times New Roman" fo:language-asian="en" fo:country-asian="US" style:letter-kerning="true"/>
    </style:style>
    <style:style style:name="P262" style:family="paragraph" style:parent-style-name="Normal">
      <style:paragraph-properties fo:line-height="108%" fo:margin-bottom="0.282cm" fo:margin-left="1.905cm"/>
    </style:style>
    <style:style style:name="T262_1" style:family="text">
      <style:text-properties style:font-name="Calibri" style:font-name-asian="Calibri" style:font-name-complex="Times New Roman" fo:language-asian="en" fo:country-asian="US" style:letter-kerning="true"/>
    </style:style>
    <style:style style:name="T262_2" style:family="text">
      <style:text-properties style:font-name="Calibri" style:font-name-asian="Calibri" style:font-name-complex="Times New Roman" fo:language-asian="en" fo:country-asian="US" style:letter-kerning="true"/>
    </style:style>
    <style:style style:name="T262_3" style:family="text">
      <style:text-properties style:font-name="Calibri" style:font-name-asian="Calibri" style:font-name-complex="Times New Roman" fo:language-asian="en" fo:country-asian="US" style:letter-kerning="true"/>
    </style:style>
    <style:style style:name="P263" style:family="paragraph" style:parent-style-name="Normal">
      <style:paragraph-properties fo:line-height="108%" fo:margin-bottom="0.282cm" fo:margin-left="1.905cm"/>
    </style:style>
    <style:style style:name="T263_1" style:family="text">
      <style:text-properties style:font-name="Calibri" style:font-name-asian="Calibri" style:font-name-complex="Times New Roman" fo:language-asian="en" fo:country-asian="US" style:letter-kerning="true"/>
    </style:style>
    <style:style style:name="P264" style:family="paragraph" style:parent-style-name="Normal">
      <style:paragraph-properties fo:line-height="108%" fo:margin-bottom="0.282cm" fo:margin-left="1.905cm"/>
    </style:style>
    <style:style style:name="T264_1" style:family="text">
      <style:text-properties style:font-name="Calibri" style:font-name-asian="Calibri" style:font-name-complex="Times New Roman" fo:language-asian="en" fo:country-asian="US" style:letter-kerning="true"/>
    </style:style>
    <style:style style:name="P265" style:family="paragraph" style:parent-style-name="Normal">
      <style:paragraph-properties fo:line-height="108%" fo:margin-bottom="0.282cm" fo:margin-left="1.905cm"/>
    </style:style>
    <style:style style:name="T265_1" style:family="text">
      <style:text-properties style:font-name="Calibri" style:font-name-asian="Calibri" style:font-name-complex="Times New Roman" fo:language-asian="en" fo:country-asian="US" style:letter-kerning="true"/>
    </style:style>
    <style:style style:name="P266" style:family="paragraph" style:parent-style-name="Normal">
      <style:paragraph-properties fo:line-height="108%" fo:margin-bottom="0.282cm" fo:margin-left="1.905cm"/>
    </style:style>
    <style:style style:name="T266_1" style:family="text">
      <style:text-properties style:font-name="Calibri" style:font-name-asian="Calibri" style:font-name-complex="Times New Roman" fo:language-asian="en" fo:country-asian="US" style:letter-kerning="true"/>
    </style:style>
    <style:style style:name="T266_2" style:family="text">
      <style:text-properties style:font-name="Calibri" style:font-name-asian="Calibri" style:font-name-complex="Times New Roman" fo:language-asian="en" fo:country-asian="US" style:letter-kerning="true"/>
    </style:style>
    <style:style style:name="T266_3" style:family="text">
      <style:text-properties style:font-name="Calibri" style:font-name-asian="Calibri" style:font-name-complex="Times New Roman" fo:language-asian="en" fo:country-asian="US" style:letter-kerning="true"/>
    </style:style>
    <style:style style:name="T266_4" style:family="text">
      <style:text-properties style:font-name="Calibri" style:font-name-asian="Calibri" style:font-name-complex="Times New Roman" fo:language-asian="en" fo:country-asian="US" style:letter-kerning="true"/>
    </style:style>
    <style:style style:name="T266_5" style:family="text">
      <style:text-properties style:font-name="Calibri" style:font-name-asian="Calibri" style:font-name-complex="Times New Roman" fo:language-asian="en" fo:country-asian="US" style:letter-kerning="true"/>
    </style:style>
    <style:style style:name="P267" style:family="paragraph" style:parent-style-name="Normal">
      <style:paragraph-properties fo:line-height="108%" fo:margin-bottom="0.282cm" fo:margin-left="1.905cm"/>
    </style:style>
    <style:style style:name="T267_1" style:family="text">
      <style:text-properties style:font-name="Calibri" style:font-name-asian="Calibri" style:font-name-complex="Times New Roman" fo:language-asian="en" fo:country-asian="US" style:letter-kerning="true"/>
    </style:style>
    <style:style style:name="T267_2" style:family="text">
      <style:text-properties style:font-name="Calibri" style:font-name-asian="Calibri" style:font-name-complex="Times New Roman" fo:language-asian="en" fo:country-asian="US" style:letter-kerning="true"/>
    </style:style>
    <style:style style:name="T267_3" style:family="text">
      <style:text-properties style:font-name="Calibri" style:font-name-asian="Calibri" style:font-name-complex="Times New Roman" fo:language-asian="en" fo:country-asian="US" style:letter-kerning="true"/>
    </style:style>
    <style:style style:name="T267_4" style:family="text">
      <style:text-properties style:font-name="Calibri" style:font-name-asian="Calibri" style:font-name-complex="Times New Roman" fo:language-asian="en" fo:country-asian="US" style:letter-kerning="true"/>
    </style:style>
    <style:style style:name="T267_5" style:family="text">
      <style:text-properties style:font-name="Calibri" style:font-name-asian="Calibri" style:font-name-complex="Times New Roman" fo:language-asian="en" fo:country-asian="US" style:letter-kerning="true"/>
    </style:style>
    <style:style style:name="P268" style:family="paragraph" style:parent-style-name="Normal">
      <style:paragraph-properties fo:line-height="108%" fo:margin-bottom="0.282cm" fo:margin-left="1.905cm"/>
    </style:style>
    <style:style style:name="T268_1" style:family="text">
      <style:text-properties style:font-name="Calibri" style:font-name-asian="Calibri" style:font-name-complex="Times New Roman" fo:language-asian="en" fo:country-asian="US" style:letter-kerning="true"/>
    </style:style>
    <style:style style:name="P269" style:family="paragraph" style:parent-style-name="Normal">
      <style:paragraph-properties fo:line-height="108%" fo:margin-bottom="0.282cm" fo:margin-left="1.905cm"/>
    </style:style>
    <style:style style:name="T269_1" style:family="text">
      <style:text-properties style:font-name="Calibri" style:font-name-asian="Calibri" style:font-name-complex="Times New Roman" fo:language-asian="en" fo:country-asian="US" style:letter-kerning="true"/>
    </style:style>
    <style:style style:name="T269_2" style:family="text">
      <style:text-properties style:font-name="Calibri" style:font-name-asian="Calibri" style:font-name-complex="Times New Roman" fo:language-asian="en" fo:country-asian="US" style:letter-kerning="true"/>
    </style:style>
    <style:style style:name="T269_3" style:family="text">
      <style:text-properties style:font-name="Calibri" style:font-name-asian="Calibri" style:font-name-complex="Times New Roman" fo:language-asian="en" fo:country-asian="US" style:letter-kerning="true"/>
    </style:style>
    <style:style style:name="T269_4" style:family="text">
      <style:text-properties style:font-name="Calibri" style:font-name-asian="Calibri" style:font-name-complex="Times New Roman" fo:language-asian="en" fo:country-asian="US" style:letter-kerning="true"/>
    </style:style>
    <style:style style:name="T269_5" style:family="text">
      <style:text-properties style:font-name="Calibri" style:font-name-asian="Calibri" style:font-name-complex="Times New Roman" fo:language-asian="en" fo:country-asian="US" style:letter-kerning="true"/>
    </style:style>
    <style:style style:name="P270" style:family="paragraph" style:parent-style-name="Normal">
      <style:paragraph-properties fo:line-height="108%" fo:margin-bottom="0.282cm" fo:margin-left="1.905cm"/>
    </style:style>
    <style:style style:name="T270_1" style:family="text">
      <style:text-properties style:font-name="Calibri" style:font-name-asian="Calibri" style:font-name-complex="Times New Roman" fo:language-asian="en" fo:country-asian="US" style:letter-kerning="true"/>
    </style:style>
    <style:style style:name="T270_2" style:family="text">
      <style:text-properties style:font-name="Calibri" style:font-name-asian="Calibri" style:font-name-complex="Times New Roman" fo:language-asian="en" fo:country-asian="US" style:letter-kerning="true"/>
    </style:style>
    <style:style style:name="P271" style:family="paragraph" style:parent-style-name="Normal">
      <style:paragraph-properties fo:line-height="108%" fo:margin-bottom="0.282cm" fo:margin-left="1.905cm"/>
    </style:style>
    <style:style style:name="T271_1" style:family="text">
      <style:text-properties style:font-name="Calibri" style:font-name-asian="Calibri" style:font-name-complex="Times New Roman" fo:language-asian="en" fo:country-asian="US" style:letter-kerning="true"/>
    </style:style>
    <style:style style:name="T271_2" style:family="text">
      <style:text-properties style:font-name="Calibri" style:font-name-asian="Calibri" style:font-name-complex="Times New Roman" fo:language-asian="en" fo:country-asian="US" style:letter-kerning="true"/>
    </style:style>
    <style:style style:name="T271_3" style:family="text">
      <style:text-properties style:font-name="Calibri" style:font-name-asian="Calibri" style:font-name-complex="Times New Roman" fo:language-asian="en" fo:country-asian="US" style:letter-kerning="true"/>
    </style:style>
    <style:style style:name="T271_4" style:family="text">
      <style:text-properties style:font-name="Calibri" style:font-name-asian="Calibri" style:font-name-complex="Times New Roman" fo:language-asian="en" fo:country-asian="US" style:letter-kerning="true"/>
    </style:style>
    <style:style style:name="P272" style:family="paragraph" style:parent-style-name="Normal">
      <style:paragraph-properties fo:line-height="108%" fo:margin-bottom="0.282cm" fo:margin-left="1.905cm"/>
    </style:style>
    <style:style style:name="T272_1" style:family="text">
      <style:text-properties style:font-name="Calibri" style:font-name-asian="Calibri" style:font-name-complex="Times New Roman" fo:language-asian="en" fo:country-asian="US" style:letter-kerning="true"/>
    </style:style>
    <style:style style:name="P273" style:family="paragraph" style:parent-style-name="Normal"/>
    <style:style style:name="P274" style:family="paragraph" style:parent-style-name="Normal"/>
    <style:style style:name="P275" style:family="paragraph" style:parent-style-name="Normal"/>
    <style:style style:name="P276" style:family="paragraph" style:parent-style-name="Normal"/>
    <style:style style:name="P277" style:family="paragraph" style:parent-style-name="Normal"/>
    <style:style style:name="P278" style:family="paragraph" style:parent-style-name="Normal"/>
    <style:style style:name="P279" style:family="paragraph" style:parent-style-name="Normal"/>
    <style:style style:name="P280" style:family="paragraph" style:parent-style-name="Normal"/>
    <style:style style:name="P281" style:family="paragraph" style:parent-style-name="Normal"/>
    <style:style style:name="P282" style:family="paragraph" style:parent-style-name="Normal"/>
    <style:style style:name="T282_1" style:family="text"/>
    <style:style style:name="T282_2" style:family="text"/>
    <style:style style:name="P283" style:family="paragraph" style:parent-style-name="Normal"/>
    <style:style style:name="P284" style:family="paragraph" style:parent-style-name="Normal"/>
    <style:style style:name="T284_1" style:family="text"/>
    <style:style style:name="P285" style:family="paragraph" style:parent-style-name="Normal">
      <style:paragraph-properties fo:margin-left="1.27cm"/>
    </style:style>
    <style:style style:name="T285_1" style:family="text"/>
    <style:style style:name="T285_2" style:family="text"/>
    <style:style style:name="P286" style:family="paragraph" style:parent-style-name="Normal">
      <style:paragraph-properties fo:margin-left="1.27cm"/>
    </style:style>
    <style:style style:name="T286_1" style:family="text"/>
    <style:style style:name="T286_2" style:family="text"/>
    <style:style style:name="P287" style:family="paragraph" style:parent-style-name="Normal">
      <style:paragraph-properties fo:margin-left="1.27cm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P288" style:family="paragraph" style:parent-style-name="Normal">
      <style:paragraph-properties fo:margin-left="1.27cm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Normal">
      <style:paragraph-properties fo:margin-left="1.27cm"/>
    </style:style>
    <style:style style:name="P290" style:family="paragraph" style:parent-style-name="Normal">
      <style:paragraph-properties fo:margin-left="1.27cm"/>
    </style:style>
    <style:style style:name="T290_1" style:family="text"/>
    <style:style style:name="T290_2" style:family="text"/>
    <style:style style:name="P291" style:family="paragraph" style:parent-style-name="Normal">
      <style:paragraph-properties fo:margin-left="1.27cm"/>
    </style:style>
    <style:style style:name="T291_1" style:family="text"/>
    <style:style style:name="T291_2" style:family="text"/>
    <style:style style:name="P292" style:family="paragraph" style:parent-style-name="Normal">
      <style:paragraph-properties fo:margin-left="1.27cm"/>
    </style:style>
    <style:style style:name="T292_1" style:family="text"/>
    <style:style style:name="T292_2" style:family="text"/>
    <style:style style:name="T292_3" style:family="text"/>
    <style:style style:name="P293" style:family="paragraph" style:parent-style-name="Normal">
      <style:paragraph-properties fo:margin-left="1.27cm"/>
    </style:style>
    <style:style style:name="P294" style:family="paragraph" style:parent-style-name="Normal">
      <style:paragraph-properties fo:margin-left="1.27cm"/>
    </style:style>
    <style:style style:name="T294_1" style:family="text"/>
    <style:style style:name="T294_2" style:family="text"/>
    <style:style style:name="P295" style:family="paragraph" style:parent-style-name="Normal">
      <style:paragraph-properties fo:margin-left="1.27cm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Normal">
      <style:paragraph-properties fo:margin-left="1.27cm"/>
    </style:style>
    <style:style style:name="T296_1" style:family="text"/>
    <style:style style:name="P297" style:family="paragraph" style:parent-style-name="Normal">
      <style:paragraph-properties fo:margin-left="1.27cm"/>
    </style:style>
    <style:style style:name="T297_1" style:family="text"/>
    <style:style style:name="P298" style:family="paragraph" style:parent-style-name="Normal">
      <style:paragraph-properties fo:margin-left="1.27cm"/>
    </style:style>
    <style:style style:name="T298_1" style:family="text"/>
    <style:style style:name="P299" style:family="paragraph" style:parent-style-name="Normal">
      <style:paragraph-properties fo:margin-left="1.27cm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Normal">
      <style:paragraph-properties fo:margin-left="1.27cm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P301" style:family="paragraph" style:parent-style-name="Normal">
      <style:paragraph-properties fo:margin-left="1.27cm"/>
    </style:style>
    <style:style style:name="T301_1" style:family="text"/>
    <style:style style:name="P302" style:family="paragraph" style:parent-style-name="Normal">
      <style:paragraph-properties fo:margin-left="1.27cm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P303" style:family="paragraph" style:parent-style-name="Normal">
      <style:paragraph-properties fo:margin-left="1.27cm"/>
    </style:style>
    <style:style style:name="T303_1" style:family="text"/>
    <style:style style:name="T303_2" style:family="text"/>
    <style:style style:name="P304" style:family="paragraph" style:parent-style-name="Normal">
      <style:paragraph-properties fo:margin-left="1.27cm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P305" style:family="paragraph" style:parent-style-name="Normal">
      <style:paragraph-properties fo:margin-left="1.27cm"/>
    </style:style>
    <style:style style:name="T305_1" style:family="text"/>
    <style:style style:name="P306" style:family="paragraph" style:parent-style-name="Normal"/>
    <style:style style:name="P307" style:family="paragraph" style:parent-style-name="Normal"/>
    <style:style style:name="P308" style:family="paragraph" style:parent-style-name="Normal"/>
    <style:style style:name="T308_1" style:family="text"/>
    <style:style style:name="T308_2" style:family="text"/>
    <style:style style:name="P309" style:family="paragraph" style:parent-style-name="Normal"/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P310" style:family="paragraph" style:parent-style-name="Normal"/>
    <style:style style:name="T310_1" style:family="text"/>
    <style:style style:name="P311" style:family="paragraph" style:parent-style-name="Normal"/>
    <style:style style:name="T311_1" style:family="text"/>
    <style:style style:name="T311_2" style:family="text"/>
    <style:style style:name="T311_3" style:family="text"/>
    <style:style style:name="P312" style:family="paragraph" style:parent-style-name="Normal"/>
    <style:style style:name="T312_1" style:family="text"/>
    <style:style style:name="P313" style:family="paragraph" style:parent-style-name="Normal"/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Normal"/>
    <style:style style:name="T314_1" style:family="text"/>
    <style:style style:name="T314_2" style:family="text"/>
    <style:style style:name="P315" style:family="paragraph" style:parent-style-name="Normal"/>
    <style:style style:name="T315_1" style:family="text"/>
    <style:style style:name="P316" style:family="paragraph" style:parent-style-name="Normal"/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P317" style:family="paragraph" style:parent-style-name="Normal"/>
    <style:style style:name="T317_1" style:family="text"/>
    <style:style style:name="T317_2" style:family="text"/>
    <style:style style:name="T317_3" style:family="text"/>
    <style:style style:name="P318" style:family="paragraph" style:parent-style-name="Normal"/>
    <style:style style:name="P319" style:family="paragraph" style:parent-style-name="Normal"/>
    <style:style style:name="T319_1" style:family="text"/>
    <style:style style:name="T319_2" style:family="text"/>
    <style:style style:name="P320" style:family="paragraph" style:parent-style-name="Normal"/>
    <style:style style:name="P321" style:family="paragraph" style:parent-style-name="Normal"/>
    <style:style style:name="T321_1" style:family="text"/>
    <style:style style:name="P322" style:family="paragraph" style:parent-style-name="Normal"/>
    <style:style style:name="T322_1" style:family="text"/>
    <style:style style:name="T322_2" style:family="text"/>
    <style:style style:name="T322_3" style:family="text"/>
    <style:style style:name="P323" style:family="paragraph" style:parent-style-name="Normal"/>
    <style:style style:name="T323_1" style:family="text"/>
    <style:style style:name="T323_2" style:family="text"/>
    <style:style style:name="T323_3" style:family="text"/>
    <style:style style:name="P324" style:family="paragraph" style:parent-style-name="Normal"/>
    <style:style style:name="T324_1" style:family="text"/>
    <style:style style:name="T324_2" style:family="text"/>
    <style:style style:name="T324_3" style:family="text"/>
    <style:style style:name="P325" style:family="paragraph" style:parent-style-name="Normal"/>
    <style:style style:name="T325_1" style:family="text"/>
    <style:style style:name="T325_2" style:family="text"/>
    <style:style style:name="T325_3" style:family="text"/>
    <style:style style:name="P326" style:family="paragraph" style:parent-style-name="Normal"/>
    <style:style style:name="T326_1" style:family="text"/>
    <style:style style:name="T326_2" style:family="text"/>
    <style:style style:name="T326_3" style:family="text"/>
    <style:style style:name="P327" style:family="paragraph" style:parent-style-name="Normal"/>
    <style:style style:name="T327_1" style:family="text"/>
    <style:style style:name="T327_2" style:family="text"/>
    <style:style style:name="T327_3" style:family="text"/>
    <style:style style:name="P328" style:family="paragraph" style:parent-style-name="Normal"/>
    <style:style style:name="T328_1" style:family="text"/>
    <style:style style:name="T328_2" style:family="text"/>
    <style:style style:name="T328_3" style:family="text"/>
    <style:style style:name="P329" style:family="paragraph" style:parent-style-name="Normal"/>
    <style:style style:name="T329_1" style:family="text"/>
    <style:style style:name="T329_2" style:family="text"/>
    <style:style style:name="T329_3" style:family="text"/>
    <style:style style:name="P330" style:family="paragraph" style:parent-style-name="Normal"/>
    <style:style style:name="T330_1" style:family="text"/>
    <style:style style:name="T330_2" style:family="text"/>
    <style:style style:name="T330_3" style:family="text"/>
    <style:style style:name="P331" style:family="paragraph" style:parent-style-name="Normal"/>
    <style:style style:name="T331_1" style:family="text"/>
    <style:style style:name="T331_2" style:family="text"/>
    <style:style style:name="T331_3" style:family="text"/>
    <style:style style:name="P332" style:family="paragraph" style:parent-style-name="Normal"/>
    <style:style style:name="T332_1" style:family="text"/>
    <style:style style:name="T332_2" style:family="text"/>
    <style:style style:name="T332_3" style:family="text"/>
    <style:style style:name="T332_4" style:family="text"/>
    <style:style style:name="P333" style:family="paragraph" style:parent-style-name="Normal"/>
    <style:style style:name="P334" style:family="paragraph" style:parent-style-name="Normal"/>
    <style:style style:name="T334_1" style:family="text"/>
    <style:style style:name="P335" style:family="paragraph" style:parent-style-name="Normal"/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Normal"/>
    <style:style style:name="P337" style:family="paragraph" style:parent-style-name="Normal"/>
    <style:style style:name="T337_1" style:family="text"/>
    <style:style style:name="P338" style:family="paragraph" style:parent-style-name="Normal"/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P339" style:family="paragraph" style:parent-style-name="Normal"/>
    <style:style style:name="P340" style:family="paragraph" style:parent-style-name="Normal"/>
    <style:style style:name="T340_1" style:family="text"/>
    <style:style style:name="T340_2" style:family="text"/>
    <style:style style:name="T340_3" style:family="text"/>
    <style:style style:name="P341" style:family="paragraph" style:parent-style-name="Normal"/>
    <style:style style:name="T341_1" style:family="text"/>
    <style:style style:name="T341_2" style:family="text"/>
    <style:style style:name="P342" style:family="paragraph" style:parent-style-name="Normal"/>
    <style:style style:name="P343" style:family="paragraph" style:parent-style-name="Normal"/>
    <style:style style:name="T343_1" style:family="text"/>
    <style:style style:name="P344" style:family="paragraph" style:parent-style-name="Normal"/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P345" style:family="paragraph" style:parent-style-name="Normal"/>
    <style:style style:name="P346" style:family="paragraph" style:parent-style-name="Normal"/>
    <style:style style:name="T346_1" style:family="text"/>
    <style:style style:name="P347" style:family="paragraph" style:parent-style-name="Normal"/>
    <style:style style:name="T347_1" style:family="text"/>
    <style:style style:name="T347_2" style:family="text"/>
    <style:style style:name="T347_3" style:family="text"/>
    <style:style style:name="P348" style:family="paragraph" style:parent-style-name="Normal"/>
    <style:style style:name="P349" style:family="paragraph" style:parent-style-name="Normal"/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P350" style:family="paragraph" style:parent-style-name="Normal"/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P351" style:family="paragraph" style:parent-style-name="Normal"/>
    <style:style style:name="T351_1" style:family="text"/>
    <style:style style:name="T351_2" style:family="text"/>
    <style:style style:name="T351_3" style:family="text"/>
    <style:style style:name="P352" style:family="paragraph" style:parent-style-name="Normal"/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P353" style:family="paragraph" style:parent-style-name="Normal"/>
    <style:style style:name="P354" style:family="paragraph" style:parent-style-name="Normal"/>
    <style:style style:name="P355" style:family="paragraph" style:parent-style-name="Normal"/>
    <style:style style:name="T355_1" style:family="text">
      <style:text-properties fo:font-weight="bold" style:font-weight-asian="bold" style:font-weight-complex="bold"/>
    </style:style>
    <style:style style:name="T355_2" style:family="text">
      <style:text-properties fo:font-weight="bold" style:font-weight-asian="bold" style:font-weight-complex="bold"/>
    </style:style>
    <style:style style:name="P356" style:family="paragraph" style:parent-style-name="Normal"/>
    <style:style style:name="T356_1" style:family="text">
      <style:text-properties fo:font-weight="bold" style:font-weight-asian="bold" style:font-weight-complex="bold"/>
    </style:style>
    <style:style style:name="T356_2" style:family="text">
      <style:text-properties fo:font-weight="bold" style:font-weight-asian="bold" style:font-weight-complex="bold"/>
    </style:style>
    <style:style style:name="P357" style:family="paragraph" style:parent-style-name="Normal">
      <style:text-properties fo:font-weight="bold" style:font-weight-asian="bold" style:font-weight-complex="bold"/>
    </style:style>
    <style:style style:name="P358" style:family="paragraph" style:parent-style-name="Normal"/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P359" style:family="paragraph" style:parent-style-name="Normal"/>
    <style:style style:name="T359_1" style:family="text">
      <style:text-properties fo:font-weight="bold" style:font-weight-asian="bold" style:font-weight-complex="bold"/>
    </style:style>
    <style:style style:name="T359_2" style:family="text">
      <style:text-properties fo:font-weight="bold" style:font-weight-asian="bold" style:font-weight-complex="bold"/>
    </style:style>
    <style:style style:name="P360" style:family="paragraph" style:parent-style-name="Normal"/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P361" style:family="paragraph" style:parent-style-name="Normal"/>
    <style:style style:name="T361_1" style:family="text">
      <style:text-properties fo:font-weight="bold" style:font-weight-asian="bold" style:font-weight-complex="bold"/>
    </style:style>
    <style:style style:name="T361_2" style:family="text">
      <style:text-properties fo:font-weight="bold" style:font-weight-asian="bold" style:font-weight-complex="bold"/>
    </style:style>
    <style:style style:name="P362" style:family="paragraph" style:parent-style-name="Normal"/>
    <style:style style:name="T362_1" style:family="text">
      <style:text-properties fo:font-weight="bold" style:font-weight-asian="bold" style:font-weight-complex="bold"/>
    </style:style>
    <style:style style:name="T362_2" style:family="text">
      <style:text-properties fo:font-weight="bold" style:font-weight-asian="bold" style:font-weight-complex="bold"/>
    </style:style>
    <style:style style:name="P363" style:family="paragraph" style:parent-style-name="Normal"/>
    <style:style style:name="T363_1" style:family="text">
      <style:text-properties fo:font-weight="bold" style:font-weight-asian="bold" style:font-weight-complex="bold"/>
    </style:style>
    <style:style style:name="T363_2" style:family="text">
      <style:text-properties fo:font-weight="bold" style:font-weight-asian="bold" style:font-weight-complex="bold"/>
    </style:style>
    <style:style style:name="P364" style:family="paragraph" style:parent-style-name="Normal"/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>
      <style:text-properties fo:font-weight="bold" style:font-weight-asian="bold" style:font-weight-complex="bold"/>
    </style:style>
    <style:style style:name="T364_4" style:family="text">
      <style:text-properties fo:font-weight="bold" style:font-weight-asian="bold" style:font-weight-complex="bold"/>
    </style:style>
    <style:style style:name="P365" style:family="paragraph" style:parent-style-name="Normal"/>
    <style:style style:name="T365_1" style:family="text">
      <style:text-properties fo:font-weight="bold" style:font-weight-asian="bold" style:font-weight-complex="bold"/>
    </style:style>
    <style:style style:name="T365_2" style:family="text">
      <style:text-properties fo:font-weight="bold" style:font-weight-asian="bold" style:font-weight-complex="bold"/>
    </style:style>
    <style:style style:name="T365_3" style:family="text">
      <style:text-properties fo:font-weight="bold" style:font-weight-asian="bold" style:font-weight-complex="bold"/>
    </style:style>
    <style:style style:name="T365_4" style:family="text">
      <style:text-properties fo:font-weight="bold" style:font-weight-asian="bold" style:font-weight-complex="bold"/>
    </style:style>
    <style:style style:name="P366" style:family="paragraph" style:parent-style-name="Normal"/>
    <style:style style:name="T366_1" style:family="text"/>
    <style:style style:name="T366_2" style:family="text"/>
    <style:style style:name="P367" style:family="paragraph" style:parent-style-name="Normal"/>
    <style:style style:name="P368" style:family="paragraph" style:parent-style-name="Normal"/>
    <style:style style:name="T368_1" style:family="text"/>
    <style:style style:name="T368_2" style:family="text"/>
    <style:style style:name="P369" style:family="paragraph" style:parent-style-name="Normal"/>
    <style:style style:name="P370" style:family="paragraph" style:parent-style-name="Normal"/>
    <style:style style:name="T370_1" style:family="text"/>
    <style:style style:name="T370_2" style:family="text"/>
    <style:style style:name="T370_3" style:family="text"/>
    <style:style style:name="P371" style:family="paragraph" style:parent-style-name="Normal"/>
    <style:style style:name="T371_1" style:family="text"/>
    <style:style style:name="P372" style:family="paragraph" style:parent-style-name="Normal"/>
    <style:style style:name="T372_1" style:family="text"/>
    <style:style style:name="P373" style:family="paragraph" style:parent-style-name="Normal"/>
    <style:style style:name="T373_1" style:family="text"/>
    <style:style style:name="P374" style:family="paragraph" style:parent-style-name="Normal"/>
    <style:style style:name="T374_1" style:family="text"/>
    <style:style style:name="P375" style:family="paragraph" style:parent-style-name="Normal"/>
    <style:style style:name="T375_1" style:family="text"/>
    <style:style style:name="P376" style:family="paragraph" style:parent-style-name="Normal"/>
    <style:style style:name="P377" style:family="paragraph" style:parent-style-name="Normal"/>
    <style:style style:name="T377_1" style:family="text"/>
    <style:style style:name="P378" style:family="paragraph" style:parent-style-name="Normal"/>
    <style:style style:name="P379" style:family="paragraph" style:parent-style-name="Normal"/>
    <style:style style:name="T379_1" style:family="text"/>
    <style:style style:name="P380" style:family="paragraph" style:parent-style-name="Normal"/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P381" style:family="paragraph" style:parent-style-name="Normal"/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P382" style:family="paragraph" style:parent-style-name="Normal"/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P383" style:family="paragraph" style:parent-style-name="Normal"/>
    <style:style style:name="T383_1" style:family="text"/>
    <style:style style:name="T383_2" style:family="text"/>
    <style:style style:name="T383_3" style:family="text"/>
    <style:style style:name="P384" style:family="paragraph" style:parent-style-name="Normal"/>
    <style:style style:name="P385" style:family="paragraph" style:parent-style-name="Normal"/>
    <style:style style:name="T385_1" style:family="text"/>
    <style:style style:name="P386" style:family="paragraph" style:parent-style-name="Normal"/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P387" style:family="paragraph" style:parent-style-name="Normal"/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P388" style:family="paragraph" style:parent-style-name="Normal"/>
    <style:style style:name="T388_1" style:family="text"/>
    <style:style style:name="T388_2" style:family="text"/>
    <style:style style:name="P389" style:family="paragraph" style:parent-style-name="Normal"/>
    <style:style style:name="T389_1" style:family="text"/>
    <style:style style:name="T389_2" style:family="text"/>
    <style:style style:name="T389_3" style:family="text"/>
    <style:style style:name="P390" style:family="paragraph" style:parent-style-name="Normal"/>
    <style:style style:name="P391" style:family="paragraph" style:parent-style-name="Normal"/>
    <style:style style:name="T391_1" style:family="text"/>
    <style:style style:name="P392" style:family="paragraph" style:parent-style-name="Normal"/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P393" style:family="paragraph" style:parent-style-name="Normal"/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P394" style:family="paragraph" style:parent-style-name="Normal"/>
    <style:style style:name="T394_1" style:family="text"/>
    <style:style style:name="T394_2" style:family="text"/>
    <style:style style:name="P395" style:family="paragraph" style:parent-style-name="Normal">
      <style:text-properties fo:font-weight="bold" style:font-weight-asian="bold" style:font-weight-complex="bold"/>
    </style:style>
    <style:style style:name="P396" style:family="paragraph" style:parent-style-name="Normal"/>
    <style:style style:name="T396_1" style:family="text">
      <style:text-properties fo:font-weight="bold" style:font-weight-asian="bold" style:font-weight-complex="bold" style:text-underline-style="solid" style:text-underline-color="font-color"/>
    </style:style>
    <style:style style:name="P397" style:family="paragraph" style:parent-style-name="Normal">
      <style:text-properties fo:font-weight="bold" style:font-weight-asian="bold" style:font-weight-complex="bold"/>
    </style:style>
    <style:style style:name="P398" style:family="paragraph" style:parent-style-name="Normal">
      <style:text-properties fo:font-weight="bold" style:font-weight-asian="bold" style:font-weight-complex="bold"/>
    </style:style>
    <style:style style:name="P399" style:family="paragraph" style:parent-style-name="Normal">
      <style:text-properties fo:font-weight="bold" style:font-weight-asian="bold" style:font-weight-complex="bold"/>
    </style:style>
    <style:style style:name="P400" style:family="paragraph" style:parent-style-name="Normal">
      <style:text-properties fo:font-weight="bold" style:font-weight-asian="bold" style:font-weight-complex="bold"/>
    </style:style>
    <style:style style:name="P401" style:family="paragraph" style:parent-style-name="Normal">
      <style:text-properties fo:font-weight="bold" style:font-weight-asian="bold" style:font-weight-complex="bold"/>
    </style:style>
    <style:style style:name="P402" style:family="paragraph" style:parent-style-name="Normal">
      <style:text-properties fo:font-weight="bold" style:font-weight-asian="bold" style:font-weight-complex="bold"/>
    </style:style>
    <style:style style:name="P403" style:family="paragraph" style:parent-style-name="Normal">
      <style:text-properties fo:font-weight="bold" style:font-weight-asian="bold" style:font-weight-complex="bold"/>
    </style:style>
    <style:style style:name="P404" style:family="paragraph" style:parent-style-name="Normal">
      <style:text-properties fo:font-weight="bold" style:font-weight-asian="bold" style:font-weight-complex="bold"/>
    </style:style>
    <style:style style:name="P405" style:family="paragraph" style:parent-style-name="Normal">
      <style:text-properties fo:font-weight="bold" style:font-weight-asian="bold" style:font-weight-complex="bold"/>
    </style:style>
    <style:style style:name="P406" style:family="paragraph" style:parent-style-name="Normal">
      <style:text-properties fo:font-weight="bold" style:font-weight-asian="bold" style:font-weight-complex="bold"/>
    </style:style>
    <style:style style:name="P407" style:family="paragraph" style:parent-style-name="Normal">
      <style:text-properties fo:font-weight="bold" style:font-weight-asian="bold" style:font-weight-complex="bold"/>
    </style:style>
    <style:style style:name="P408" style:family="paragraph" style:parent-style-name="Normal">
      <style:text-properties fo:font-weight="bold" style:font-weight-asian="bold" style:font-weight-complex="bold"/>
    </style:style>
    <style:style style:name="P409" style:family="paragraph" style:parent-style-name="Normal">
      <style:text-properties fo:font-weight="bold" style:font-weight-asian="bold" style:font-weight-complex="bold"/>
    </style:style>
    <style:style style:name="P410" style:family="paragraph" style:parent-style-name="Normal">
      <style:text-properties fo:font-weight="bold" style:font-weight-asian="bold" style:font-weight-complex="bold"/>
    </style:style>
    <style:style style:name="P411" style:family="paragraph" style:parent-style-name="Normal">
      <style:text-properties fo:font-weight="bold" style:font-weight-asian="bold" style:font-weight-complex="bold"/>
    </style:style>
    <style:style style:name="P412" style:family="paragraph" style:parent-style-name="Normal"/>
    <style:style style:name="T412_1" style:family="text">
      <style:text-properties fo:font-weight="bold" style:font-weight-asian="bold" style:font-weight-complex="bold"/>
    </style:style>
    <style:style style:name="T412_2" style:family="text">
      <style:text-properties fo:font-weight="bold" style:font-weight-asian="bold" style:font-weight-complex="bold"/>
    </style:style>
    <style:style style:name="P413" style:family="paragraph" style:parent-style-name="Normal"/>
    <style:style style:name="T413_1" style:family="text">
      <style:text-properties fo:font-weight="bold" style:font-weight-asian="bold" style:font-weight-complex="bold"/>
    </style:style>
    <style:style style:name="T413_2" style:family="text">
      <style:text-properties fo:font-weight="bold" style:font-weight-asian="bold" style:font-weight-complex="bold"/>
    </style:style>
    <style:style style:name="P414" style:family="paragraph" style:parent-style-name="Normal"/>
    <style:style style:name="T414_1" style:family="text">
      <style:text-properties fo:font-weight="bold" style:font-weight-asian="bold" style:font-weight-complex="bold"/>
    </style:style>
    <style:style style:name="T414_2" style:family="text">
      <style:text-properties fo:font-weight="bold" style:font-weight-asian="bold" style:font-weight-complex="bold"/>
    </style:style>
    <style:style style:name="P415" style:family="paragraph" style:parent-style-name="Normal"/>
    <style:style style:name="T415_1" style:family="text">
      <style:text-properties fo:font-weight="bold" style:font-weight-asian="bold" style:font-weight-complex="bold"/>
    </style:style>
    <style:style style:name="T415_2" style:family="text">
      <style:text-properties fo:font-weight="bold" style:font-weight-asian="bold" style:font-weight-complex="bold"/>
    </style:style>
    <style:style style:name="P416" style:family="paragraph" style:parent-style-name="Normal"/>
    <style:style style:name="T416_1" style:family="text">
      <style:text-properties fo:font-weight="bold" style:font-weight-asian="bold" style:font-weight-complex="bold"/>
    </style:style>
    <style:style style:name="T416_2" style:family="text">
      <style:text-properties fo:font-weight="bold" style:font-weight-asian="bold" style:font-weight-complex="bold"/>
    </style:style>
    <style:style style:name="P417" style:family="paragraph" style:parent-style-name="Normal"/>
    <style:style style:name="T417_1" style:family="text">
      <style:text-properties fo:font-weight="bold" style:font-weight-asian="bold" style:font-weight-complex="bold"/>
    </style:style>
    <style:style style:name="T417_2" style:family="text">
      <style:text-properties fo:font-weight="bold" style:font-weight-asian="bold" style:font-weight-complex="bold"/>
    </style:style>
    <style:style style:name="P418" style:family="paragraph" style:parent-style-name="Normal"/>
    <style:style style:name="T418_1" style:family="text">
      <style:text-properties fo:font-weight="bold" style:font-weight-asian="bold" style:font-weight-complex="bold"/>
    </style:style>
    <style:style style:name="T418_2" style:family="text">
      <style:text-properties fo:font-weight="bold" style:font-weight-asian="bold" style:font-weight-complex="bold"/>
    </style:style>
    <style:style style:name="P419" style:family="paragraph" style:parent-style-name="Normal"/>
    <style:style style:name="T419_1" style:family="text">
      <style:text-properties fo:font-weight="bold" style:font-weight-asian="bold" style:font-weight-complex="bold"/>
    </style:style>
    <style:style style:name="T419_2" style:family="text">
      <style:text-properties fo:font-weight="bold" style:font-weight-asian="bold" style:font-weight-complex="bold"/>
    </style:style>
    <style:style style:name="T419_3" style:family="text">
      <style:text-properties fo:font-weight="bold" style:font-weight-asian="bold" style:font-weight-complex="bold"/>
    </style:style>
    <style:style style:name="T419_4" style:family="text">
      <style:text-properties fo:font-weight="bold" style:font-weight-asian="bold" style:font-weight-complex="bold"/>
    </style:style>
    <style:style style:name="P420" style:family="paragraph" style:parent-style-name="Normal"/>
    <style:style style:name="T420_1" style:family="text">
      <style:text-properties fo:font-weight="bold" style:font-weight-asian="bold" style:font-weight-complex="bold"/>
    </style:style>
    <style:style style:name="T420_2" style:family="text">
      <style:text-properties fo:font-weight="bold" style:font-weight-asian="bold" style:font-weight-complex="bold"/>
    </style:style>
    <style:style style:name="P421" style:family="paragraph" style:parent-style-name="Normal"/>
    <style:style style:name="P422" style:family="paragraph" style:parent-style-name="Normal"/>
    <style:style style:name="T422_1" style:family="text"/>
    <style:style style:name="T422_2" style:family="text"/>
    <style:style style:name="T422_3" style:family="text"/>
    <style:style style:name="P423" style:family="paragraph" style:parent-style-name="Normal"/>
    <style:style style:name="P424" style:family="paragraph" style:parent-style-name="Normal"/>
    <style:style style:name="T424_1" style:family="text"/>
    <style:style style:name="T424_2" style:family="text"/>
    <style:style style:name="P425" style:family="paragraph" style:parent-style-name="Normal"/>
    <style:style style:name="P426" style:family="paragraph" style:parent-style-name="Normal"/>
    <style:style style:name="T426_1" style:family="text"/>
    <style:style style:name="T426_2" style:family="text"/>
    <style:style style:name="T426_3" style:family="text"/>
    <style:style style:name="P427" style:family="paragraph" style:parent-style-name="Normal"/>
    <style:style style:name="T427_1" style:family="text"/>
    <style:style style:name="T427_2" style:family="text"/>
    <style:style style:name="T427_3" style:family="text"/>
    <style:style style:name="P428" style:family="paragraph" style:parent-style-name="Normal"/>
    <style:style style:name="T428_1" style:family="text"/>
    <style:style style:name="T428_2" style:family="text"/>
    <style:style style:name="T428_3" style:family="text"/>
    <style:style style:name="P429" style:family="paragraph" style:parent-style-name="Normal"/>
    <style:style style:name="T429_1" style:family="text"/>
    <style:style style:name="T429_2" style:family="text"/>
    <style:style style:name="T429_3" style:family="text"/>
    <style:style style:name="P430" style:family="paragraph" style:parent-style-name="Normal"/>
    <style:style style:name="T430_1" style:family="text"/>
    <style:style style:name="T430_2" style:family="text"/>
    <style:style style:name="T430_3" style:family="text"/>
    <style:style style:name="P431" style:family="paragraph" style:parent-style-name="Normal"/>
    <style:style style:name="T431_1" style:family="text"/>
    <style:style style:name="P432" style:family="paragraph" style:parent-style-name="Normal"/>
    <style:style style:name="T432_1" style:family="text"/>
    <style:style style:name="T432_2" style:family="text"/>
    <style:style style:name="T432_3" style:family="text"/>
    <style:style style:name="P433" style:family="paragraph" style:parent-style-name="Normal"/>
    <style:style style:name="T433_1" style:family="text"/>
    <style:style style:name="T433_2" style:family="text"/>
    <style:style style:name="T433_3" style:family="text"/>
    <style:style style:name="P434" style:family="paragraph" style:parent-style-name="Normal"/>
    <style:style style:name="T434_1" style:family="text"/>
    <style:style style:name="T434_2" style:family="text"/>
    <style:style style:name="T434_3" style:family="text"/>
    <style:style style:name="P435" style:family="paragraph" style:parent-style-name="Normal"/>
    <style:style style:name="T435_1" style:family="text"/>
    <style:style style:name="T435_2" style:family="text"/>
    <style:style style:name="T435_3" style:family="text"/>
    <style:style style:name="P436" style:family="paragraph" style:parent-style-name="Normal"/>
    <style:style style:name="T436_1" style:family="text"/>
    <style:style style:name="T436_2" style:family="text"/>
    <style:style style:name="T436_3" style:family="text"/>
    <style:style style:name="T436_4" style:family="text"/>
    <style:style style:name="P437" style:family="paragraph" style:parent-style-name="Normal"/>
    <style:style style:name="P438" style:family="paragraph" style:parent-style-name="Normal"/>
    <style:style style:name="T438_1" style:family="text"/>
    <style:style style:name="P439" style:family="paragraph" style:parent-style-name="Normal"/>
    <style:style style:name="T439_1" style:family="text"/>
    <style:style style:name="T439_2" style:family="text"/>
    <style:style style:name="T439_3" style:family="text"/>
    <style:style style:name="P440" style:family="paragraph" style:parent-style-name="Normal"/>
    <style:style style:name="P441" style:family="paragraph" style:parent-style-name="Normal"/>
    <style:style style:name="T441_1" style:family="text"/>
    <style:style style:name="P442" style:family="paragraph" style:parent-style-name="Normal"/>
    <style:style style:name="T442_1" style:family="text"/>
    <style:style style:name="T442_2" style:family="text"/>
    <style:style style:name="P443" style:family="paragraph" style:parent-style-name="Normal"/>
    <style:style style:name="P444" style:family="paragraph" style:parent-style-name="Normal"/>
    <style:style style:name="T444_1" style:family="text"/>
    <style:style style:name="P445" style:family="paragraph" style:parent-style-name="Normal"/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P446" style:family="paragraph" style:parent-style-name="Normal"/>
    <style:style style:name="P447" style:family="paragraph" style:parent-style-name="Normal"/>
    <style:style style:name="T447_1" style:family="text"/>
    <style:style style:name="P448" style:family="paragraph" style:parent-style-name="Normal"/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P449" style:family="paragraph" style:parent-style-name="Normal"/>
    <style:style style:name="P450" style:family="paragraph" style:parent-style-name="Normal"/>
    <style:style style:name="T450_1" style:family="text"/>
    <style:style style:name="T450_2" style:family="text"/>
    <style:style style:name="T450_3" style:family="text"/>
    <style:style style:name="P451" style:family="paragraph" style:parent-style-name="Normal"/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P452" style:family="paragraph" style:parent-style-name="Normal"/>
    <style:style style:name="P453" style:family="paragraph" style:parent-style-name="Normal"/>
    <style:style style:name="T453_1" style:family="text"/>
    <style:style style:name="T453_2" style:family="text"/>
    <style:style style:name="P454" style:family="paragraph" style:parent-style-name="Normal"/>
    <style:style style:name="T454_1" style:family="text"/>
    <style:style style:name="T454_2" style:family="text"/>
    <style:style style:name="P455" style:family="paragraph" style:parent-style-name="Normal"/>
    <style:style style:name="P456" style:family="paragraph" style:parent-style-name="Normal"/>
    <style:style style:name="T456_1" style:family="text"/>
    <style:style style:name="T456_2" style:family="text"/>
    <style:style style:name="T456_3" style:family="text"/>
    <style:style style:name="P457" style:family="paragraph" style:parent-style-name="Normal"/>
    <style:style style:name="T457_1" style:family="text"/>
    <style:style style:name="T457_2" style:family="text"/>
  </office:automatic-styles>
  <office:body>
    <office:text>
      <text:p text:style-name="P1"><text:span text:style-name="T1_1">11</text:span><text:span text:style-name="T1_2"><text:tab/>PL/SQL</text:span></text:p>
      <text:p text:style-name="P2"><text:span text:style-name="T2_1">Write<text:s/>a<text:s/>PL/SQL<text:s/>code<text:s/>block<text:s/>to<text:s/>calculate<text:s/>the<text:s/>area<text:s/>of<text:s/>a<text:s/>circle<text:s/>for<text:s/>a<text:s/>value<text:s/>of<text:s/>radius<text:s/>varying<text:s/>from<text:s/>5<text:s/>to</text:span></text:p>
      <text:p text:style-name="P3"><text:span text:style-name="T3_1">9.<text:s/>Store<text:s/>the<text:s/>radius<text:s/>and<text:s/>the<text:s/>corresponding<text:s/>values<text:s/>of<text:s/>calculated<text:s/>area<text:s/>in<text:s/>an<text:s/>empty<text:s/>table<text:s/>named<text:s/>areas,<text:s/>consisting<text:s/>of<text:s/>two<text:s/>columns,<text:s/></text:span><text:span text:style-name="T3_2">radius</text:span><text:span text:style-name="T3_3"><text:s/>and<text:s/>area</text:span></text:p>
      <text:p text:style-name="P4"><text:span text:style-name="T4_1"></text:span></text:p>
      <text:p text:style-name="P5"><text:span text:style-name="T5_1">create<text:s/>table<text:s/></text:span><text:span text:style-name="T5_2">cir_</text:span><text:span text:style-name="T5_3">area</text:span><text:span text:style-name="T5_4">(</text:span></text:p>
      <text:p text:style-name="P6"><text:span text:style-name="T6_1">radius<text:s/>int,</text:span></text:p>
      <text:p text:style-name="P7"><text:span text:style-name="T7_1">area<text:s/>float</text:span><text:span text:style-name="T7_2">);</text:span></text:p>
      <text:p text:style-name="P8"/>
      <text:p text:style-name="P9"><text:span text:style-name="T9_1">DECLARE</text:span></text:p>
      <text:p text:style-name="P10"><text:span text:style-name="T10_1">radius<text:s/></text:span><text:span text:style-name="T10_2">int;</text:span></text:p>
      <text:p text:style-name="P11"><text:span text:style-name="T11_1">area<text:s/></text:span><text:span text:style-name="T11_2">float;</text:span></text:p>
      <text:p text:style-name="P12"><text:span text:style-name="T12_1">PI<text:s/>CONSTANT<text:s/></text:span><text:span text:style-name="T12_2">float<text:s/>:</text:span><text:span text:style-name="T12_3">=<text:s/>3.1415;</text:span></text:p>
      <text:p text:style-name="P13"><text:span text:style-name="T13_1">BEGIN</text:span></text:p>
      <text:p text:style-name="P14"><text:span text:style-name="T14_1">radius<text:s/>:</text:span><text:span text:style-name="T14_2">=<text:s/>5;</text:span></text:p>
      <text:p text:style-name="P15"><text:span text:style-name="T15_1">for<text:s/></text:span><text:span text:style-name="T15_2">i</text:span><text:span text:style-name="T15_3"><text:s/>in<text:s/></text:span><text:span text:style-name="T15_4">5..</text:span><text:span text:style-name="T15_5">9</text:span></text:p>
      <text:p text:style-name="P16"><text:span text:style-name="T16_1">LOOP</text:span></text:p>
      <text:p text:style-name="P17"><text:span text:style-name="T17_1">area<text:s/>:</text:span><text:span text:style-name="T17_2">=<text:s/>PI<text:s/>*<text:s/>radius<text:s/>*<text:s/>radius;</text:span></text:p>
      <text:p text:style-name="P18"><text:span text:style-name="T18_1">INSERT<text:s/>into<text:s/></text:span><text:span text:style-name="T18_2">cir_area</text:span><text:span text:style-name="T18_3"><text:s/>values(</text:span><text:span text:style-name="T18_4">radius,area</text:span><text:span text:style-name="T18_5">);</text:span></text:p>
      <text:p text:style-name="P19"><text:span text:style-name="T19_1">radius<text:s/>:</text:span><text:span text:style-name="T19_2">=<text:s/>radius<text:s/>+<text:s/>1<text:s/>;</text:span></text:p>
      <text:p text:style-name="P20"><text:span text:style-name="T20_1">End<text:s/></text:span><text:span text:style-name="T20_2">LOOP;</text:span></text:p>
      <text:p text:style-name="P21"><text:span text:style-name="T21_1">end;</text:span></text:p>
      <text:p text:style-name="P22"><text:span text:style-name="T22_1">/</text:span></text:p>
      <text:p text:style-name="P23"><text:span text:style-name="T23_1">12</text:span><text:span text:style-name="T23_2"><text:tab/>PL/SQL<text:s/>procedure<text:s/></text:span></text:p>
      <text:p text:style-name="P24"><text:span text:style-name="T24_1">1.</text:span><text:span text:style-name="T24_2"><text:tab/></text:span><text:span text:style-name="T24_3">Borrower(</text:span><text:span text:style-name="T24_4">Roll_no</text:span><text:span text:style-name="T24_5">,<text:s/>Name,<text:s/></text:span><text:span text:style-name="T24_6">DateofIssue</text:span><text:span text:style-name="T24_7">,<text:s/></text:span><text:span text:style-name="T24_8">NameofBook</text:span><text:span text:style-name="T24_9">,<text:s/>Status)</text:span></text:p>
      <text:p text:style-name="P25"><text:span text:style-name="T25_1">2.</text:span><text:span text:style-name="T25_2"><text:tab/></text:span><text:span text:style-name="T25_3">Fine(</text:span><text:span text:style-name="T25_4">Roll_no,Date,Amt</text:span><text:span text:style-name="T25_5">)</text:span></text:p>
      <text:p text:style-name="P26"/>
      <text:p text:style-name="P27"><text:span text:style-name="T27_1">Accept<text:s/></text:span><text:span text:style-name="T27_2">Roll_no</text:span><text:span text:style-name="T27_3"><text:s/>and<text:s/></text:span><text:span text:style-name="T27_4">NameofBook</text:span><text:span text:style-name="T27_5"><text:s/>from<text:s/>user.</text:span></text:p>
      <text:p text:style-name="P28"><text:span text:style-name="T28_1"><text:s text:c="3"/></text:span><text:span text:style-name="T28_2">Write<text:s/>a<text:s/>PL/SQL<text:s/>procedure.<text:s/>The<text:s/>procedure<text:s/>calculates<text:s/>the<text:s/>fine<text:s/></text:span><text:span text:style-name="T28_3">and<text:s text:c="2"/>performs</text:span><text:span text:style-name="T28_4"><text:s/>the<text:s/>book<text:s/>returning<text:s text:c="4"/>operation</text:span></text:p>
      <text:p text:style-name="P29"/>
      <text:p text:style-name="P30"><text:span text:style-name="T30_1">Assume<text:s/>suitable<text:s/>conditions<text:s/>for<text:s/>calculating<text:s/>fine.</text:span></text:p>
      <text:p text:style-name="P31"><text:span text:style-name="T31_1">●</text:span><text:span text:style-name="T31_2"><text:tab/>Check<text:s/>the<text:s/>number<text:s/>of<text:s/>days<text:s/>(from<text:s/>date<text:s/>of<text:s/>issue).</text:span></text:p>
      <text:p text:style-name="P32"><text:span text:style-name="T32_1">●</text:span><text:span text:style-name="T32_2"><text:tab/>If<text:s/>days<text:s/>are<text:s/>between<text:s/>15<text:s/>to<text:s/>30<text:s/>then<text:s/>fine<text:s/>amount<text:s/>will<text:s/>be<text:s/>Rs<text:s/>5per<text:s/>day.</text:span></text:p>
      <text:p text:style-name="P33"><text:span text:style-name="T33_1">●</text:span><text:span text:style-name="T33_2"><text:tab/>If<text:s/>no.<text:s/>of<text:s/>days&gt;30,<text:s/>per<text:s/>day<text:s/>fine<text:s/>will<text:s/>be<text:s/>Rs<text:s/>50<text:s/>per<text:s/>day<text:s/>and<text:s/>for<text:s/>days<text:s/>less<text:s/>than<text:s/>30,<text:s/>Rs.<text:s/>5<text:s/>per<text:s/>day.</text:span></text:p>
      <text:p text:style-name="P34"><text:span text:style-name="T34_1">●</text:span><text:span text:style-name="T34_2"><text:tab/>If<text:s/>condition<text:s/>of<text:s/>fine<text:s/>is<text:s/>true,<text:s/>then<text:s/>details<text:s/>will<text:s/>be<text:s/>stored<text:s/>into<text:s/>fine<text:s/>table.</text:span></text:p>
      <text:p text:style-name="P35"><text:span text:style-name="T35_1">●</text:span><text:span text:style-name="T35_2"><text:tab/>Also<text:s/>handles<text:s/>the<text:s/>exception<text:s/>by<text:s/>named<text:s/>exception<text:s/>handler<text:s/>or<text:s/>user<text:s/>define<text:s/>exception<text:s/>handler.</text:span></text:p>
      <text:p text:style-name="P36"><text:span text:style-name="T36_1"></text:span><text:span text:style-name="T36_2">create<text:s/>table<text:s/></text:span><text:span text:style-name="T36_3">borrower(</text:span></text:p>
      <text:p text:style-name="P37"><text:span text:style-name="T37_1"><text:tab/></text:span><text:span text:style-name="T37_2">rollin</text:span><text:span text:style-name="T37_3"><text:s/>integer<text:s/>not<text:s/>null<text:s/>primary<text:s/>key,</text:span></text:p>
      <text:p text:style-name="P38"><text:span text:style-name="T38_1"><text:tab/>name<text:s/>varchar2(20),</text:span></text:p>
      <text:p text:style-name="P39"><text:span text:style-name="T39_1"><text:tab/></text:span><text:span text:style-name="T39_2">dateofissue</text:span><text:span text:style-name="T39_3"><text:s/>date,</text:span></text:p>
      <text:p text:style-name="P40"><text:span text:style-name="T40_1"><text:tab/></text:span><text:span text:style-name="T40_2">nameofbook</text:span><text:span text:style-name="T40_3"><text:s/>varchar2(20),</text:span></text:p>
      <text:p text:style-name="P41"><text:span text:style-name="T41_1"><text:tab/>status<text:s/>char</text:span><text:span text:style-name="T41_2">);</text:span></text:p>
      <text:p text:style-name="P42"/>
      <text:p text:style-name="P43"/>
      <text:p text:style-name="P44"/>
      <text:p text:style-name="P45"><text:span text:style-name="T45_1">create<text:s/>table<text:s/></text:span><text:span text:style-name="T45_2">fine(</text:span></text:p>
      <text:p text:style-name="P46"><text:span text:style-name="T46_1"><text:tab/></text:span><text:span text:style-name="T46_2">roll_number</text:span><text:span text:style-name="T46_3"><text:s/>integer<text:s/>not<text:s/>null<text:s/>primary<text:s/>key,</text:span></text:p>
      <text:p text:style-name="P47"><text:span text:style-name="T47_1"><text:tab/></text:span><text:span text:style-name="T47_2">fdate</text:span><text:span text:style-name="T47_3"><text:s/>date,</text:span></text:p>
      <text:p text:style-name="P48"><text:span text:style-name="T48_1">amt<text:s/>integer</text:span><text:span text:style-name="T48_2">);</text:span></text:p>
      <text:p text:style-name="P49"/>
      <text:p text:style-name="P50"><text:span text:style-name="T50_1">insert<text:s/>into<text:s/>borrower<text:s/></text:span><text:span text:style-name="T50_2">values(</text:span><text:span text:style-name="T50_3">1,'ROSHANI','03-september-20','Advance<text:s/></text:span><text:span text:style-name="T50_4">Java','I</text:span><text:span text:style-name="T50_5">');</text:span></text:p>
      <text:p text:style-name="P51"><text:span text:style-name="T51_1">insert<text:s/>into<text:s/>borrower<text:s/></text:span><text:span text:style-name="T51_2">values(</text:span><text:span text:style-name="T51_3">2,'NEHA','30-september-20','Database<text:s/></text:span><text:span text:style-name="T51_4">Management','I</text:span><text:span text:style-name="T51_5">');</text:span></text:p>
      <text:p text:style-name="P52"><text:span text:style-name="T52_1">insert<text:s/>into<text:s/>borrower<text:s/>values(3,'SHRUTIKA','03-october-20','Python','I'</text:span><text:span text:style-name="T52_2">);</text:span></text:p>
      <text:p text:style-name="P53"><text:span text:style-name="T53_1">insert<text:s/>into<text:s/>borrower<text:s/></text:span><text:span text:style-name="T53_2">values(</text:span><text:span text:style-name="T53_3">4,'CHAITRA','10-august-20','Computer<text:s/></text:span><text:span text:style-name="T53_4">Networks','I</text:span><text:span text:style-name="T53_5">');</text:span></text:p>
      <text:p text:style-name="P54"><text:span text:style-name="T54_1">insert<text:s/>into<text:s/>borrower<text:s/></text:span><text:span text:style-name="T54_2">values(</text:span><text:span text:style-name="T54_3">5,'SAI','21-september-20','Data<text:s/></text:span><text:span text:style-name="T54_4">Structure','I</text:span><text:span text:style-name="T54_5">');</text:span></text:p>
      <text:p text:style-name="P55"><text:span text:style-name="T55_1">--<text:s/>for<text:s/>unnamed<text:s/>PROCEDURE</text:span></text:p>
      <text:p text:style-name="P56"><text:span text:style-name="T56_1">DECLARE</text:span></text:p>
      <text:p text:style-name="P57"><text:span text:style-name="T57_1">roll_no</text:span><text:span text:style-name="T57_2"><text:s/></text:span><text:span text:style-name="T57_3">integer<text:s/>:</text:span><text:span text:style-name="T57_4">=<text:s/>&amp;</text:span><text:span text:style-name="T57_5">rollin</text:span><text:span text:style-name="T57_6">;</text:span></text:p>
      <text:p text:style-name="P58"><text:span text:style-name="T58_1">issuedate</text:span><text:span text:style-name="T58_2"><text:s/></text:span><text:span text:style-name="T58_3">date;</text:span></text:p>
      <text:p text:style-name="P59"><text:span text:style-name="T59_1">amount<text:s/></text:span><text:span text:style-name="T59_2">integer<text:s/>:</text:span><text:span text:style-name="T59_3">=<text:s/>0;</text:span></text:p>
      <text:p text:style-name="P60"><text:span text:style-name="T60_1">name_of_book</text:span><text:span text:style-name="T60_2"><text:s/>varchar2(20</text:span><text:span text:style-name="T60_3">)<text:s/>:</text:span><text:span text:style-name="T60_4">=<text:s/>&amp;</text:span><text:span text:style-name="T60_5">nameofbook</text:span><text:span text:style-name="T60_6">;</text:span></text:p>
      <text:p text:style-name="P61"><text:span text:style-name="T61_1">days<text:s/></text:span><text:span text:style-name="T61_2">integer<text:s/>:</text:span><text:span text:style-name="T61_3">=<text:s/>0;</text:span></text:p>
      <text:p text:style-name="P62"/>
      <text:p text:style-name="P63"><text:span text:style-name="T63_1">BEGIN</text:span></text:p>
      <text:p text:style-name="P64"><text:span text:style-name="T64_1"><text:tab/>select<text:s/></text:span><text:span text:style-name="T64_2">dateofissue</text:span><text:span text:style-name="T64_3"><text:s/>into<text:s/></text:span><text:span text:style-name="T64_4">issuedate</text:span><text:span text:style-name="T64_5"><text:s/>from<text:s/>borrower<text:s/>where<text:s/></text:span><text:span text:style-name="T64_6">rollin</text:span><text:span text:style-name="T64_7"><text:s/>=<text:s/></text:span><text:span text:style-name="T64_8">roll_no</text:span><text:span text:style-name="T64_9"><text:s/>and<text:s/></text:span></text:p>
      <text:p text:style-name="P65"><text:span text:style-name="T65_1"><text:tab/></text:span><text:span text:style-name="T65_2">nameofbook</text:span><text:span text:style-name="T65_3"><text:s/>=<text:s/></text:span><text:span text:style-name="T65_4">name_of_</text:span><text:span text:style-name="T65_5">book</text:span><text:span text:style-name="T65_6">;</text:span></text:p>
      <text:p text:style-name="P66"><text:span text:style-name="T66_1"><text:tab/></text:span><text:span text:style-name="T66_2">days<text:s/>:</text:span><text:span text:style-name="T66_3">=<text:s/></text:span><text:span text:style-name="T66_4">sysdate-issuedate</text:span><text:span text:style-name="T66_5">;</text:span></text:p>
      <text:p text:style-name="P67"><text:span text:style-name="T67_1"><text:tab/>if<text:s/>days&lt;30<text:s/>then</text:span></text:p>
      <text:p text:style-name="P68"><text:span text:style-name="T68_1"><text:tab/></text:span><text:span text:style-name="T68_2"><text:tab/>if<text:s/>days&gt;15<text:s/>then</text:span></text:p>
      <text:p text:style-name="P69"><text:span text:style-name="T69_1"><text:tab/></text:span><text:span text:style-name="T69_2"><text:tab/></text:span><text:span text:style-name="T69_3"><text:tab/></text:span><text:span text:style-name="T69_4">amount:=</text:span><text:span text:style-name="T69_5"><text:s/>5*days;</text:span></text:p>
      <text:p text:style-name="P70"><text:span text:style-name="T70_1"><text:tab/></text:span><text:span text:style-name="T70_2"><text:tab/></text:span><text:span text:style-name="T70_3"><text:tab/>insert<text:s/>into<text:s/>fine<text:s/>values(</text:span><text:span text:style-name="T70_4">roll_</text:span><text:span text:style-name="T70_5">no,sysdate</text:span><text:span text:style-name="T70_6">,amount</text:span><text:span text:style-name="T70_7">);</text:span></text:p>
      <text:p text:style-name="P71"><text:span text:style-name="T71_1"><text:tab/></text:span><text:span text:style-name="T71_2"><text:tab/></text:span><text:span text:style-name="T71_3"><text:tab/>update<text:s/>borrower<text:s/>set<text:s/>status<text:s/>=<text:s/>'R'<text:s/>where<text:s/></text:span><text:span text:style-name="T71_4">rollin</text:span><text:span text:style-name="T71_5"><text:s/>=<text:s/></text:span><text:span text:style-name="T71_6">roll_no</text:span></text:p>
      <text:p text:style-name="P72"><text:span text:style-name="T72_1"><text:tab/></text:span><text:span text:style-name="T72_2"><text:tab/></text:span><text:span text:style-name="T72_3"><text:tab/>and<text:s/></text:span><text:span text:style-name="T72_4">nameofbook</text:span><text:span text:style-name="T72_5"><text:s/>=<text:s/></text:span><text:span text:style-name="T72_6">name_of_</text:span><text:span text:style-name="T72_7">book</text:span><text:span text:style-name="T72_8">;</text:span></text:p>
      <text:p text:style-name="P73"><text:span text:style-name="T73_1"><text:tab/></text:span><text:span text:style-name="T73_2"><text:tab/></text:span><text:span text:style-name="T73_3"><text:tab/></text:span><text:span text:style-name="T73_4">commit;</text:span></text:p>
      <text:p text:style-name="P74"><text:span text:style-name="T74_1"><text:tab/></text:span><text:span text:style-name="T74_2"><text:tab/>end<text:s/></text:span><text:span text:style-name="T74_3">if;</text:span></text:p>
      <text:p text:style-name="P75"><text:span text:style-name="T75_1"><text:tab/></text:span><text:span text:style-name="T75_2">elsif</text:span><text:span text:style-name="T75_3"><text:s/>days&gt;30<text:s/>then</text:span></text:p>
      <text:p text:style-name="P76"><text:span text:style-name="T76_1"><text:tab/></text:span><text:span text:style-name="T76_2">amount:=</text:span><text:span text:style-name="T76_3"><text:s/>50*days;</text:span></text:p>
      <text:p text:style-name="P77"><text:span text:style-name="T77_1"><text:tab/>insert<text:s/>into<text:s/>fine<text:s/>values(</text:span><text:span text:style-name="T77_2">roll_</text:span><text:span text:style-name="T77_3">no,sysdate</text:span><text:span text:style-name="T77_4">,amount</text:span><text:span text:style-name="T77_5">);</text:span></text:p>
      <text:p text:style-name="P78"><text:span text:style-name="T78_1"><text:tab/>update<text:s/>borrower<text:s/>set<text:s/>status<text:s/>=<text:s/>'R'<text:s/>where<text:s/></text:span><text:span text:style-name="T78_2">rollin</text:span><text:span text:style-name="T78_3"><text:s/>=<text:s/></text:span><text:span text:style-name="T78_4">roll_no</text:span></text:p>
      <text:p text:style-name="P79"><text:span text:style-name="T79_1"><text:tab/>and<text:s/></text:span><text:span text:style-name="T79_2">nameofbook</text:span><text:span text:style-name="T79_3"><text:s/>=<text:s/></text:span><text:span text:style-name="T79_4">name_of_</text:span><text:span text:style-name="T79_5">book</text:span><text:span text:style-name="T79_6">;</text:span></text:p>
      <text:p text:style-name="P80"><text:span text:style-name="T80_1"><text:tab/></text:span><text:span text:style-name="T80_2">commit;</text:span></text:p>
      <text:p text:style-name="P81"><text:span text:style-name="T81_1"><text:tab/>end<text:s/></text:span><text:span text:style-name="T81_2">if;</text:span></text:p>
      <text:p text:style-name="P82"><text:span text:style-name="T82_1">update<text:s/>borrower<text:s/>set<text:s/>status<text:s/>=<text:s/>'R'<text:s/>where<text:s/></text:span><text:span text:style-name="T82_2">rollin</text:span><text:span text:style-name="T82_3"><text:s/>=<text:s/></text:span><text:span text:style-name="T82_4">roll_no</text:span></text:p>
      <text:p text:style-name="P83"><text:span text:style-name="T83_1">and<text:s/></text:span><text:span text:style-name="T83_2">nameofbook</text:span><text:span text:style-name="T83_3"><text:s/>=<text:s/></text:span><text:span text:style-name="T83_4">name_of_</text:span><text:span text:style-name="T83_5">book</text:span><text:span text:style-name="T83_6">;</text:span></text:p>
      <text:p text:style-name="P84"><text:span text:style-name="T84_1">commit;</text:span></text:p>
      <text:p text:style-name="P85"><text:span text:style-name="T85_1">EXCEPTION</text:span></text:p>
      <text:p text:style-name="P86"><text:span text:style-name="T86_1">when<text:s/></text:span><text:span text:style-name="T86_2">no_data_found</text:span><text:span text:style-name="T86_3"><text:s/>then</text:span></text:p>
      <text:p text:style-name="P87"><text:span text:style-name="T87_1">dbms_output.put_</text:span><text:span text:style-name="T87_2">line</text:span><text:span text:style-name="T87_3">(</text:span><text:span text:style-name="T87_4">'Record<text:s/>not<text:s/>found');</text:span></text:p>
      <text:p text:style-name="P88"><text:span text:style-name="T88_1">END;</text:span></text:p>
      <text:p text:style-name="P89"><text:span text:style-name="T89_1">/</text:span></text:p>
      <text:p text:style-name="P90"/>
      <text:p text:style-name="P91"><text:span text:style-name="T91_1">13</text:span><text:span text:style-name="T91_2"><text:tab/></text:span></text:p>
      <text:p text:style-name="P92"><text:span text:style-name="T92_1">Procedure</text:span></text:p>
      <text:p text:style-name="P93"><text:span text:style-name="T93_1">Consider<text:s/>table<text:s/>Student<text:s/>(Roll,<text:s/>Name,<text:s/></text:span><text:span text:style-name="T93_2">Attendance<text:s/>,Status</text:span><text:span text:style-name="T93_3">)</text:span></text:p>
      <text:p text:style-name="P94"><text:span text:style-name="T94_1">Write<text:s/>a<text:s/>PL/SQL<text:s/>block<text:s/>for<text:s/>following<text:s/>requirements<text:s/>and<text:s/>handle<text:s/>the<text:s/>exceptions.<text:s/>Roll<text:s/>no.<text:s/>of<text:s/>students<text:s/>will<text:s/>be<text:s/>entered<text:s/>by<text:s/>the<text:s/>user.<text:s/>Attendance<text:s/>of<text:s/>roll<text:s/>no.<text:s/>entered<text:s/>by<text:s/>user<text:s/>will<text:s/>be<text:s/>checked<text:s/>in<text:s/>the<text:s/>Stud<text:s/>table.<text:s/>If<text:s/>attendance<text:s/>is<text:s/>less<text:s/>than<text:s/>75%<text:s/>then<text:s/>display<text:s/>the<text:s/>message<text:s/>“Term<text:s/>not<text:s/>granted”<text:s/>and<text:s/>set<text:s/>the<text:s/>status<text:s/>in<text:s/>stud<text:s/>table<text:s/>as<text:s/>“Detained”.<text:s/>Otherwise<text:s/>display<text:s/>message<text:s/>“Term<text:s/>granted”<text:s/>and<text:s/>set<text:s/>the<text:s/>status<text:s/>in<text:s/>stud<text:s/>table<text:s/>as<text:s/>“Not<text:s/></text:span><text:span text:style-name="T94_2">Detained</text:span><text:span text:style-name="T94_3">”</text:span></text:p>
      <text:list text:style-name="LS7" xml:id="list0">
        <text:list-item>
          <text:p text:style-name="P95"><text:span text:style-name="T95_1">create<text:s/>table<text:s/></text:span><text:span text:style-name="T95_2">stud(</text:span></text:p>
        </text:list-item>
      </text:list>
      <text:p text:style-name="P96"><text:span text:style-name="T96_1"><text:s/>roll<text:s/>int,</text:span></text:p>
      <text:p text:style-name="P97"><text:span text:style-name="T97_1"><text:s/>name<text:s/>varchar2(30),</text:span></text:p>
      <text:p text:style-name="P98"><text:span text:style-name="T98_1">att</text:span><text:span text:style-name="T98_2"><text:s/>int,</text:span></text:p>
      <text:p text:style-name="P99"><text:span text:style-name="T99_1">status<text:s/>varchar2(30)<text:s/>null</text:span><text:span text:style-name="T99_2">);</text:span></text:p>
      <text:p text:style-name="P100"/>
      <text:p text:style-name="P101"><text:span text:style-name="T101_1">SQL&gt;<text:s/>insert<text:s/>into<text:s/>stud<text:s/>values(1,'a',</text:span><text:span text:style-name="T101_2">78,null</text:span><text:span text:style-name="T101_3">);</text:span></text:p>
      <text:p text:style-name="P102"/>
      <text:p text:style-name="P103"><text:span text:style-name="T103_1">1<text:s/>row<text:s/>created.</text:span></text:p>
      <text:p text:style-name="P104"/>
      <text:p text:style-name="P105"><text:span text:style-name="T105_1">SQL&gt;<text:s/>insert<text:s/>into<text:s/>stud<text:s/>values(2,'b',</text:span><text:span text:style-name="T105_2">50,null</text:span><text:span text:style-name="T105_3">);</text:span></text:p>
      <text:p text:style-name="P106"/>
      <text:p text:style-name="P107"><text:span text:style-name="T107_1">1<text:s/>row<text:s/>created.</text:span></text:p>
      <text:p text:style-name="P108"/>
      <text:p text:style-name="P109"><text:span text:style-name="T109_1">SQL</text:span><text:span text:style-name="T109_2">&gt;<text:s text:c="2"/>insert</text:span><text:span text:style-name="T109_3"><text:s/>into<text:s/>stud<text:s/>values(3,'c',12,null);</text:span></text:p>
      <text:p text:style-name="P110"/>
      <text:p text:style-name="P111"><text:span text:style-name="T111_1">1<text:s/>row<text:s/>created.</text:span></text:p>
      <text:p text:style-name="P112"/>
      <text:p text:style-name="P113"><text:span text:style-name="T113_1">SQL</text:span><text:span text:style-name="T113_2">&gt;<text:s text:c="2"/>insert</text:span><text:span text:style-name="T113_3"><text:s/>into<text:s/>stud<text:s/>values(4,'d',98,null);</text:span></text:p>
      <text:p text:style-name="P114"/>
      <text:p text:style-name="P115"><text:span text:style-name="T115_1">1<text:s/>row<text:s/>created.</text:span></text:p>
      <text:p text:style-name="P116"/>
      <text:p text:style-name="P117"><text:span text:style-name="T117_1">SQL&gt;<text:s/>select<text:s/>*<text:s/>from<text:s/></text:span><text:span text:style-name="T117_2">stud;</text:span></text:p>
      <text:p text:style-name="P118"/>
      <text:p text:style-name="P119"><text:span text:style-name="T119_1">set<text:s/></text:span><text:span text:style-name="T119_2">serveroutput</text:span><text:span text:style-name="T119_3"><text:s/></text:span><text:span text:style-name="T119_4">on;</text:span></text:p>
      <text:p text:style-name="P120"><text:span text:style-name="T120_1">create</text:span><text:span text:style-name="T120_2"><text:s/>or</text:span><text:span text:style-name="T120_3"><text:s/>procedure<text:s/></text:span><text:span text:style-name="T120_4">check_</text:span><text:span text:style-name="T120_5">att</text:span><text:span text:style-name="T120_6">(</text:span><text:span text:style-name="T120_7">rollin</text:span><text:span text:style-name="T120_8"><text:s/>integer)<text:s/>as</text:span></text:p>
      <text:p text:style-name="P121"><text:span text:style-name="T121_1"><text:s text:c="2"/>2<text:s/>roll<text:s/></text:span><text:span text:style-name="T121_2">integer<text:s/>:</text:span><text:span text:style-name="T121_3">=</text:span><text:span text:style-name="T121_4">rollin</text:span><text:span text:style-name="T121_5">;</text:span></text:p>
      <text:p text:style-name="P122"><text:span text:style-name="T122_1"><text:s text:c="2"/></text:span><text:span text:style-name="T122_2">3<text:s text:c="2"/></text:span><text:span text:style-name="T122_3">att</text:span><text:span text:style-name="T122_4"><text:s/>integer;</text:span></text:p>
      <text:p text:style-name="P123"><text:span text:style-name="T123_1"><text:s text:c="2"/></text:span><text:span text:style-name="T123_2">4<text:s text:c="2"/>begin</text:span></text:p>
      <text:p text:style-name="P124"><text:span text:style-name="T124_1"><text:s text:c="2"/></text:span><text:span text:style-name="T124_2">5<text:s text:c="2"/>select</text:span><text:span text:style-name="T124_3"><text:s/></text:span><text:span text:style-name="T124_4">att</text:span><text:span text:style-name="T124_5"><text:s/>into<text:s/></text:span><text:span text:style-name="T124_6">att</text:span><text:span text:style-name="T124_7"><text:s/>from<text:s/>stud<text:s/>where<text:s/></text:span><text:span text:style-name="T124_8">rollin</text:span><text:span text:style-name="T124_9">=roll;</text:span></text:p>
      <text:p text:style-name="P125"><text:span text:style-name="T125_1"><text:s text:c="2"/>6<text:s text:c="3"/>if<text:s/>(</text:span><text:span text:style-name="T125_2">att</text:span><text:span text:style-name="T125_3">&lt;75)<text:s/>then</text:span></text:p>
      <text:p text:style-name="P126"><text:span text:style-name="T126_1"><text:s text:c="2"/></text:span><text:span text:style-name="T126_2">7<text:s text:c="2"/></text:span><text:span text:style-name="T126_3">dbms_output.put</text:span><text:span text:style-name="T126_4">_line</text:span><text:span text:style-name="T126_5">('Term<text:s/>not<text:s/>granted');</text:span></text:p>
      <text:p text:style-name="P127"><text:span text:style-name="T127_1"><text:s text:c="2"/>8<text:s text:c="5"/>update<text:s/>stud<text:s/>set<text:s/>status='Detained'<text:s/>where<text:s/></text:span><text:span text:style-name="T127_2">rollin</text:span><text:span text:style-name="T127_3">=</text:span><text:span text:style-name="T127_4">roll;</text:span></text:p>
      <text:p text:style-name="P128"><text:span text:style-name="T128_1"><text:s text:c="2"/>9<text:s text:c="3"/>else</text:span></text:p>
      <text:p text:style-name="P129"><text:span text:style-name="T129_1"><text:s/></text:span><text:span text:style-name="T129_2">10<text:s text:c="2"/></text:span><text:span text:style-name="T129_3">dbms_output.put</text:span><text:span text:style-name="T129_4">_line</text:span><text:span text:style-name="T129_5">('Term<text:s text:c="2"/>granted');</text:span></text:p>
      <text:p text:style-name="P130"><text:span text:style-name="T130_1"><text:s/>11<text:s text:c="3"/>update<text:s/>stud<text:s/>set<text:s/>status='Not<text:s/>Detained'<text:s/>where<text:s/></text:span><text:span text:style-name="T130_2">rollin</text:span><text:span text:style-name="T130_3">=</text:span><text:span text:style-name="T130_4">roll;</text:span></text:p>
      <text:p text:style-name="P131"><text:span text:style-name="T131_1"><text:s/></text:span><text:span text:style-name="T131_2">12<text:s text:c="2"/>end</text:span><text:span text:style-name="T131_3"><text:s/>if;</text:span></text:p>
      <text:p text:style-name="P132"><text:span text:style-name="T132_1"><text:s/></text:span><text:span text:style-name="T132_2">13<text:s text:c="2"/>end</text:span><text:span text:style-name="T132_3">;</text:span></text:p>
      <text:p text:style-name="P133"><text:span text:style-name="T133_1"><text:s/></text:span><text:span text:style-name="T133_2">14<text:s text:c="2"/>/</text:span></text:p>
      <text:p text:style-name="P134"/>
      <text:p text:style-name="P135"><text:span text:style-name="T135_1"></text:span><text:span text:style-name="T135_2">call<text:s/></text:span><text:span text:style-name="T135_3">check_</text:span><text:span text:style-name="T135_4">att</text:span><text:span text:style-name="T135_5">(</text:span><text:span text:style-name="T135_6">1);</text:span></text:p>
      <text:p text:style-name="P136"/>
      <text:p text:style-name="P137"/>
      <text:p text:style-name="P138"/>
      <text:p text:style-name="P139"><text:span text:style-name="T139_1">14</text:span><text:span text:style-name="T139_2"><text:tab/>Procedure<text:s/></text:span></text:p>
      <text:p text:style-name="P140"/>
      <text:p text:style-name="P141"><text:span text:style-name="T141_1">Write<text:s/>a<text:s/>Stored<text:s/>Procedure<text:s/>namely<text:s/></text:span><text:span text:style-name="T141_2">Proc_Grade</text:span><text:span text:style-name="T141_3"><text:s/>for<text:s/>the<text:s/>categorization<text:s/>of<text:s/>student.<text:s/>If<text:s/>marks<text:s/>scored<text:s/>by<text:s/>students<text:s/>in<text:s/>examination<text:s/>is<text:s/>&lt;=1500<text:s/>and<text:s/>marks&gt;=990<text:s/>then<text:s/>student<text:s/>will<text:s/>be<text:s/>placed<text:s/>in<text:s/>distinction<text:s/>category<text:s/>if<text:s/>marks<text:s/>scored<text:s/>are<text:s/>between<text:s/>989<text:s/>and<text:s/>900<text:s/>category<text:s/>is<text:s/>first<text:s/></text:span><text:span text:style-name="T141_4">class,<text:s/>if</text:span><text:span text:style-name="T141_5"><text:s/>marks<text:s/>899<text:s/>and<text:s/>825<text:s/>category<text:s/>is<text:s/>Higher<text:s/>Second<text:s/>Class.</text:span></text:p>
      <text:p text:style-name="P142"><text:span text:style-name="T142_1">Write<text:s/>a<text:s/>PL/SQL<text:s/>block<text:s/>for<text:s/>using<text:s/>procedure<text:s/>created<text:s/>with<text:s/>above<text:s/>requirement.</text:span></text:p>
      <text:p text:style-name="P143"><text:span text:style-name="T143_1">Stud_</text:span><text:span text:style-name="T143_2">Marks</text:span><text:span text:style-name="T143_3">(</text:span><text:span text:style-name="T143_4">Roll,<text:s/>Name,<text:s/></text:span><text:span text:style-name="T143_5">Total_marks</text:span><text:span text:style-name="T143_6">)</text:span></text:p>
      <text:p text:style-name="P144"><text:span text:style-name="T144_1">Result(</text:span><text:span text:style-name="T144_2">Roll,<text:s/>Name,<text:s/>Class)</text:span></text:p>
      <text:list text:style-name="LS7" xml:id="list1">
        <text:list-item>
          <text:p text:style-name="P145"><text:span text:style-name="T145_1">SAM’s<text:s/>approach<text:s/></text:span></text:p>
        </text:list-item>
      </text:list>
      <text:p text:style-name="P146"><text:span text:style-name="T146_1">CREATE<text:s/>or<text:s/>REPLACE<text:s/>PROCEDURE<text:s/></text:span><text:span text:style-name="T146_2">Proc_Grade</text:span><text:span text:style-name="T146_3"><text:s/>AS</text:span></text:p>
      <text:p text:style-name="P147"><text:span text:style-name="T147_1">BEGIN</text:span></text:p>
      <text:p text:style-name="P148"><text:span text:style-name="T148_1">for<text:s/>stud<text:s/>in<text:s/>(SELECT<text:s/></text:span><text:span text:style-name="T148_2">Rno,Name</text:span><text:span text:style-name="T148_3">,TotMarks</text:span><text:span text:style-name="T148_4"><text:s/>FROM<text:s/>student)</text:span></text:p>
      <text:p text:style-name="P149"><text:span text:style-name="T149_1">LOOP</text:span></text:p>
      <text:p text:style-name="P150"><text:span text:style-name="T150_1">IF<text:s/></text:span><text:span text:style-name="T150_2">stud.TotMarks</text:span><text:span text:style-name="T150_3"><text:s/>&lt;=<text:s/>1500<text:s/>AND<text:s/></text:span><text:span text:style-name="T150_4">stud.TotMarks</text:span><text:span text:style-name="T150_5"><text:s/>&gt;=<text:s/>990<text:s/>THEN</text:span></text:p>
      <text:p text:style-name="P151"><text:span text:style-name="T151_1">INSERT<text:s/>into<text:s/>Result<text:s/>values(</text:span><text:span text:style-name="T151_2">stud.Rno</text:span><text:span text:style-name="T151_3">,stud.Name,'Distinction</text:span><text:span text:style-name="T151_4">');</text:span></text:p>
      <text:p text:style-name="P152"/>
      <text:p text:style-name="P153"><text:span text:style-name="T153_1">ELSIF<text:s/></text:span><text:span text:style-name="T153_2">stud.TotMarks</text:span><text:span text:style-name="T153_3"><text:s/>&lt;=<text:s/>989<text:s/>AND<text:s/></text:span><text:span text:style-name="T153_4">stud.TotMarks</text:span><text:span text:style-name="T153_5"><text:s/>&gt;=<text:s/>900<text:s/>THEN</text:span></text:p>
      <text:p text:style-name="P154"><text:span text:style-name="T154_1">INSERT<text:s/>into<text:s/>Result<text:s/></text:span><text:span text:style-name="T154_2">values(</text:span><text:span text:style-name="T154_3">stud.Rno,stud.Name,'First</text:span><text:span text:style-name="T154_4"><text:s/></text:span><text:span text:style-name="T154_5">Class'</text:span><text:span text:style-name="T154_6">);</text:span></text:p>
      <text:p text:style-name="P155"><text:span text:style-name="T155_1"><text:s/></text:span></text:p>
      <text:p text:style-name="P156"><text:span text:style-name="T156_1">ELSIF<text:s/></text:span><text:span text:style-name="T156_2">stud.TotMarks</text:span><text:span text:style-name="T156_3"><text:s/>&lt;=<text:s/>899<text:s/>AND<text:s/></text:span><text:span text:style-name="T156_4">stud.TotMarks</text:span><text:span text:style-name="T156_5"><text:s/>&gt;=<text:s/>825<text:s/>THEN</text:span></text:p>
      <text:p text:style-name="P157"><text:span text:style-name="T157_1">INSERT<text:s/>into<text:s/>Result<text:s/></text:span><text:span text:style-name="T157_2">values(</text:span><text:span text:style-name="T157_3">stud.Rno,stud.Name,'Higher</text:span><text:span text:style-name="T157_4"><text:s/>Second<text:s/></text:span><text:span text:style-name="T157_5">Class'</text:span><text:span text:style-name="T157_6">);</text:span></text:p>
      <text:p text:style-name="P158"><text:span text:style-name="T158_1"><text:s/></text:span></text:p>
      <text:p text:style-name="P159"><text:span text:style-name="T159_1">ELSIF<text:s/></text:span><text:span text:style-name="T159_2">stud.TotMarks</text:span><text:span text:style-name="T159_3"><text:s/>&lt;=<text:s/>824<text:s/>AND<text:s/></text:span><text:span text:style-name="T159_4">stud.TotMarks</text:span><text:span text:style-name="T159_5"><text:s/>&gt;=<text:s/>600<text:s/>THEN</text:span></text:p>
      <text:p text:style-name="P160"><text:span text:style-name="T160_1">INSERT<text:s/>into<text:s/>Result<text:s/></text:span><text:span text:style-name="T160_2">values(</text:span><text:span text:style-name="T160_3">stud.Rno,stud.Name,'Second</text:span><text:span text:style-name="T160_4"><text:s/></text:span><text:span text:style-name="T160_5">Class'</text:span><text:span text:style-name="T160_6">);</text:span></text:p>
      <text:p text:style-name="P161"/>
      <text:p text:style-name="P162"><text:span text:style-name="T162_1">ELSIF<text:s/></text:span><text:span text:style-name="T162_2">stud.TotMarks</text:span><text:span text:style-name="T162_3"><text:s/>&lt;<text:s/>600<text:s/>THEN</text:span></text:p>
      <text:p text:style-name="P163"><text:span text:style-name="T163_1">INSERT<text:s/>into<text:s/>Result<text:s/>values(</text:span><text:span text:style-name="T163_2">stud.Rno</text:span><text:span text:style-name="T163_3">,stud.Name,'Fail</text:span><text:span text:style-name="T163_4">');</text:span></text:p>
      <text:p text:style-name="P164"/>
      <text:p text:style-name="P165"><text:span text:style-name="T165_1">End<text:s/></text:span><text:span text:style-name="T165_2">IF;</text:span></text:p>
      <text:p text:style-name="P166"><text:span text:style-name="T166_1">END<text:s/></text:span><text:span text:style-name="T166_2">LOOP;</text:span></text:p>
      <text:p text:style-name="P167"><text:span text:style-name="T167_1">END<text:s/></text:span><text:span text:style-name="T167_2">proc_</text:span><text:span text:style-name="T167_3">grade</text:span><text:span text:style-name="T167_4">;</text:span></text:p>
      <text:p text:style-name="P168"><text:span text:style-name="T168_1">/</text:span></text:p>
      <text:p text:style-name="P169"/>
      <text:p text:style-name="P170"><text:span text:style-name="T170_1">CHATGPT<text:s/>:</text:span><text:span text:style-name="T170_2"><text:s/>this<text:s/>allows<text:s/>new<text:s/>student<text:s/>to<text:s/>be<text:s/>inserted<text:s/>and<text:s/>ensures<text:s/>no<text:s/>duplication</text:span></text:p>
      <text:p text:style-name="P171"/>
      <text:p text:style-name="P172"><text:span text:style-name="T172_1">CREATE<text:s/>OR<text:s/>REPLACE<text:s/>PROCEDURE<text:s/></text:span><text:span text:style-name="T172_2">Proc_Grade</text:span><text:span text:style-name="T172_3"><text:s/>AS</text:span></text:p>
      <text:p text:style-name="P173"><text:span text:style-name="T173_1">BEGIN</text:span></text:p>
      <text:p text:style-name="P174"><text:span text:style-name="T174_1"><text:s text:c="2"/>FOR<text:s/>stud<text:s/>IN<text:s/>(SELECT<text:s/></text:span><text:span text:style-name="T174_2">Rno</text:span><text:span text:style-name="T174_3">,<text:s/>Name,<text:s/></text:span><text:span text:style-name="T174_4">TotMarks</text:span><text:span text:style-name="T174_5"><text:s/>FROM<text:s/>student)</text:span></text:p>
      <text:p text:style-name="P175"><text:span text:style-name="T175_1"><text:s text:c="2"/>LOOP</text:span></text:p>
      <text:p text:style-name="P176"><text:span text:style-name="T176_1"><text:s text:c="4"/>--<text:s/>Check<text:s/>if<text:s/>the<text:s/>student<text:s/>already<text:s/>exists<text:s/>in<text:s/>the<text:s/>Result<text:s/>table</text:span></text:p>
      <text:p text:style-name="P177"><text:span text:style-name="T177_1"><text:s text:c="4"/>--<text:s/>If<text:s/>not,<text:s/>insert<text:s/>the<text:s/>student's<text:s/>grade</text:span></text:p>
      <text:p text:style-name="P178"><text:span text:style-name="T178_1"><text:s text:c="4"/>MERGE<text:s/>INTO<text:s/>Result<text:s/>r</text:span></text:p>
      <text:p text:style-name="P179"><text:span text:style-name="T179_1"><text:s text:c="4"/>USING<text:s/>(SELECT<text:s/></text:span><text:span text:style-name="T179_2">stud.Rno</text:span><text:span text:style-name="T179_3"><text:s/>AS<text:s/></text:span><text:span text:style-name="T179_4">Rno</text:span><text:span text:style-name="T179_5">,<text:s/></text:span><text:span text:style-name="T179_6">stud.Name</text:span><text:span text:style-name="T179_7"><text:s/>AS<text:s/>Name<text:s/>FROM<text:s/>dual)<text:s/>s</text:span></text:p>
      <text:p text:style-name="P180"><text:span text:style-name="T180_1"><text:s text:c="4"/>ON<text:s/>(</text:span><text:span text:style-name="T180_2">r.Rno</text:span><text:span text:style-name="T180_3"><text:s/>=<text:s/></text:span><text:span text:style-name="T180_4">s.Rno</text:span><text:span text:style-name="T180_5">)</text:span></text:p>
      <text:p text:style-name="P181"><text:span text:style-name="T181_1"><text:s text:c="4"/>WHEN<text:s/>NOT<text:s/>MATCHED<text:s/>THEN</text:span></text:p>
      <text:p text:style-name="P182"><text:span text:style-name="T182_1"><text:s text:c="6"/>INSERT<text:s/>(</text:span><text:span text:style-name="T182_2">Rno</text:span><text:span text:style-name="T182_3">,<text:s/>Name,<text:s/>Grade)</text:span></text:p>
      <text:p text:style-name="P183"><text:span text:style-name="T183_1"><text:s text:c="6"/>VALUES<text:s/>(</text:span><text:span text:style-name="T183_2">stud.Rno</text:span><text:span text:style-name="T183_3">,<text:s/></text:span><text:span text:style-name="T183_4">stud.Name</text:span><text:span text:style-name="T183_5">,</text:span></text:p>
      <text:p text:style-name="P184"><text:span text:style-name="T184_1"><text:s text:c="8"/>CASE</text:span></text:p>
      <text:p text:style-name="P185"><text:span text:style-name="T185_1"><text:s text:c="10"/>WHEN<text:s/></text:span><text:span text:style-name="T185_2">stud.TotMarks</text:span><text:span text:style-name="T185_3"><text:s/>&lt;=<text:s/>1500<text:s/>AND<text:s/></text:span><text:span text:style-name="T185_4">stud.TotMarks</text:span><text:span text:style-name="T185_5"><text:s/>&gt;=<text:s/>990<text:s/>THEN<text:s/>'Distinction'</text:span></text:p>
      <text:p text:style-name="P186"><text:span text:style-name="T186_1"><text:s text:c="10"/>WHEN<text:s/></text:span><text:span text:style-name="T186_2">stud.TotMarks</text:span><text:span text:style-name="T186_3"><text:s/>&lt;=<text:s/>989<text:s/>AND<text:s/></text:span><text:span text:style-name="T186_4">stud.TotMarks</text:span><text:span text:style-name="T186_5"><text:s/>&gt;=<text:s/>900<text:s/>THEN<text:s/>'First<text:s/></text:span><text:span text:style-name="T186_6">Class'</text:span></text:p>
      <text:p text:style-name="P187"><text:span text:style-name="T187_1"><text:s text:c="10"/>WHEN<text:s/></text:span><text:span text:style-name="T187_2">stud.TotMarks</text:span><text:span text:style-name="T187_3"><text:s/>&lt;=<text:s/>899<text:s/>AND<text:s/></text:span><text:span text:style-name="T187_4">stud.TotMarks</text:span><text:span text:style-name="T187_5"><text:s/>&gt;=<text:s/>825<text:s/>THEN<text:s/>'Higher<text:s/>Second<text:s/></text:span><text:span text:style-name="T187_6">Class'</text:span></text:p>
      <text:p text:style-name="P188"><text:span text:style-name="T188_1"><text:s text:c="10"/>WHEN<text:s/></text:span><text:span text:style-name="T188_2">stud.TotMarks</text:span><text:span text:style-name="T188_3"><text:s/>&lt;=<text:s/>824<text:s/>AND<text:s/></text:span><text:span text:style-name="T188_4">stud.TotMarks</text:span><text:span text:style-name="T188_5"><text:s/>&gt;=<text:s/>600<text:s/>THEN<text:s/>'Second<text:s/></text:span><text:span text:style-name="T188_6">Class'</text:span></text:p>
      <text:p text:style-name="P189"><text:span text:style-name="T189_1"><text:s text:c="10"/>WHEN<text:s/></text:span><text:span text:style-name="T189_2">stud.TotMarks</text:span><text:span text:style-name="T189_3"><text:s/>&lt;<text:s/>600<text:s/>THEN<text:s/>'Fail'</text:span></text:p>
      <text:p text:style-name="P190"><text:span text:style-name="T190_1"><text:s text:c="8"/>END</text:span><text:span text:style-name="T190_2">);</text:span></text:p>
      <text:p text:style-name="P191"><text:span text:style-name="T191_1"><text:s text:c="2"/>END<text:s/></text:span><text:span text:style-name="T191_2">LOOP;</text:span></text:p>
      <text:p text:style-name="P192"><text:span text:style-name="T192_1">END<text:s/></text:span><text:span text:style-name="T192_2">Proc_</text:span><text:span text:style-name="T192_3">Grade</text:span><text:span text:style-name="T192_4">;</text:span></text:p>
      <text:p text:style-name="P193"><text:span text:style-name="T193_1">/</text:span></text:p>
      <text:p text:style-name="P194"/>
      <text:p text:style-name="P195"/>
      <text:p text:style-name="P196"/>
      <text:p text:style-name="P197"><text:span text:style-name="T197_1">15</text:span><text:span text:style-name="T197_2"><text:tab/><text:s/>Cursor</text:span></text:p>
      <text:p text:style-name="P198"/>
      <text:p text:style-name="P199"><text:span text:style-name="T199_1">Write<text:s/>a<text:s/>PL/SQL<text:s/>block<text:s/>of<text:s/>code<text:s/>using<text:s/>Cursor<text:s/>that<text:s/>will<text:s/>merge<text:s/>the<text:s/>data<text:s/>available<text:s/>in<text:s/>the<text:s/>newly<text:s/>created<text:s/>table<text:s/></text:span><text:span text:style-name="T199_2">N_RollCall</text:span><text:span text:style-name="T199_3"><text:s/>with<text:s/>the<text:s/>data<text:s/>available<text:s/>in<text:s/>the<text:s/>table<text:s/></text:span><text:span text:style-name="T199_4">O_RollCall</text:span><text:span text:style-name="T199_5">.<text:s/>If<text:s/>the<text:s/>data<text:s/>in<text:s/>the<text:s/>first<text:s/>table<text:s/>already<text:s/>exist<text:s/>in<text:s/>the<text:s/>second<text:s/></text:span><text:span text:style-name="T199_6">table</text:span><text:span text:style-name="T199_7"><text:s/>then<text:s/>that<text:s/>data<text:s/>should<text:s/>be<text:s/>skipped.</text:span></text:p>
      <text:p text:style-name="P200"><text:span text:style-name="T200_1">create<text:s/>table<text:s/>N_</text:span><text:span text:style-name="T200_2">ROLLCALL(</text:span></text:p>
      <text:p text:style-name="P201"><text:span text:style-name="T201_1">rollno</text:span><text:span text:style-name="T201_2"><text:s/>integer,</text:span></text:p>
      <text:p text:style-name="P202"><text:span text:style-name="T202_1">name<text:s/></text:span><text:span text:style-name="T202_2">varchar(</text:span><text:span text:style-name="T202_3">20));</text:span></text:p>
      <text:p text:style-name="P203"/>
      <text:p text:style-name="P204"><text:span text:style-name="T204_1">CREATE<text:s/>table<text:s/>O_ROLLCALL</text:span></text:p>
      <text:p text:style-name="P205"><text:span text:style-name="T205_1">(<text:s/></text:span><text:span text:style-name="T205_2">rollno</text:span><text:span text:style-name="T205_3"><text:s/></text:span><text:span text:style-name="T205_4">integer,name</text:span><text:span text:style-name="T205_5"><text:s/>varchar(20));</text:span></text:p>
      <text:p text:style-name="P206"/>
      <text:p text:style-name="P207"><text:span text:style-name="T207_1">INSERT<text:s/>INTO<text:s/>O_ROLLCALL<text:s/>VALUES(1,'A'</text:span><text:span text:style-name="T207_2">);</text:span></text:p>
      <text:p text:style-name="P208"><text:span text:style-name="T208_1">INSERT<text:s/>INTO<text:s/>O_ROLLCALL<text:s/>VALUES(2,'B'</text:span><text:span text:style-name="T208_2">);</text:span></text:p>
      <text:p text:style-name="P209"><text:span text:style-name="T209_1">INSERT<text:s/>INTO<text:s/>O_ROLLCALL<text:s/>VALUES(3,'C'</text:span><text:span text:style-name="T209_2">);</text:span></text:p>
      <text:p text:style-name="P210"><text:span text:style-name="T210_1">INSERT<text:s/>INTO<text:s/>O_ROLLCALL<text:s/>VALUES(4,'D'</text:span><text:span text:style-name="T210_2">);</text:span></text:p>
      <text:p text:style-name="P211"/>
      <text:p text:style-name="P212"><text:span text:style-name="T212_1">SET<text:s/>SERVEROUTPUT<text:s/></text:span><text:span text:style-name="T212_2">ON;</text:span></text:p>
      <text:p text:style-name="P213"/>
      <text:p text:style-name="P214"><text:span text:style-name="T214_1">DECLARE</text:span></text:p>
      <text:p text:style-name="P215"><text:span text:style-name="T215_1"><text:s text:c="2"/></text:span><text:span text:style-name="T215_2">rno</text:span><text:span text:style-name="T215_3"><text:s/></text:span><text:span text:style-name="T215_4">INTEGER;</text:span></text:p>
      <text:p text:style-name="P216"><text:span text:style-name="T216_1"><text:s text:c="2"/>name<text:s/></text:span><text:span text:style-name="T216_2">VARCHAR(</text:span><text:span text:style-name="T216_3">20);</text:span></text:p>
      <text:p text:style-name="P217"/>
      <text:p text:style-name="P218"><text:span text:style-name="T218_1"><text:s text:c="2"/>CURSOR<text:s/></text:span><text:span text:style-name="T218_2">nrc</text:span><text:span text:style-name="T218_3"><text:s/>IS<text:s/>SELECT<text:s/>ROLLNO,<text:s/>NAME<text:s/>FROM<text:s/>O_</text:span><text:span text:style-name="T218_4">ROLLCALL;</text:span></text:p>
      <text:p text:style-name="P219"/>
      <text:p text:style-name="P220"><text:span text:style-name="T220_1">BEGIN</text:span></text:p>
      <text:p text:style-name="P221"><text:span text:style-name="T221_1"><text:s text:c="2"/>OPEN<text:s/></text:span><text:span text:style-name="T221_2">nrc</text:span><text:span text:style-name="T221_3">;</text:span></text:p>
      <text:p text:style-name="P222"/>
      <text:p text:style-name="P223"><text:span text:style-name="T223_1"><text:s text:c="2"/>LOOP</text:span></text:p>
      <text:p text:style-name="P224"><text:span text:style-name="T224_1"><text:s text:c="4"/>FETCH<text:s/></text:span><text:span text:style-name="T224_2">nrc</text:span><text:span text:style-name="T224_3"><text:s/>INTO<text:s/></text:span><text:span text:style-name="T224_4">rno</text:span><text:span text:style-name="T224_5">,<text:s/></text:span><text:span text:style-name="T224_6">name;</text:span></text:p>
      <text:p text:style-name="P225"><text:span text:style-name="T225_1"><text:s text:c="4"/>EXIT<text:s/>WHEN<text:s/></text:span><text:span text:style-name="T225_2">nrc%</text:span><text:span text:style-name="T225_3">NOTFOUND</text:span><text:span text:style-name="T225_4">;</text:span></text:p>
      <text:p text:style-name="P226"/>
      <text:p text:style-name="P227"><text:span text:style-name="T227_1"><text:s text:c="4"/>INSERT<text:s/>INTO<text:s/>N_ROLLCALL<text:s/>(ROLLNO,<text:s/>NAME)</text:span></text:p>
      <text:p text:style-name="P228"><text:span text:style-name="T228_1"><text:s text:c="4"/>SELECT<text:s/></text:span><text:span text:style-name="T228_2">rno</text:span><text:span text:style-name="T228_3">,<text:s/></text:span><text:span text:style-name="T228_4">name</text:span></text:p>
      <text:p text:style-name="P229"><text:span text:style-name="T229_1"><text:s text:c="4"/>FROM<text:s/>DUAL</text:span></text:p>
      <text:p text:style-name="P230"><text:span text:style-name="T230_1"><text:s text:c="4"/>WHERE<text:s/>NOT<text:s/>EXISTS<text:s/>(</text:span></text:p>
      <text:p text:style-name="P231"><text:span text:style-name="T231_1"><text:s text:c="6"/>SELECT<text:s/>1</text:span></text:p>
      <text:p text:style-name="P232"><text:span text:style-name="T232_1"><text:s text:c="6"/>FROM<text:s/>N_ROLLCALL</text:span></text:p>
      <text:p text:style-name="P233"><text:span text:style-name="T233_1"><text:s text:c="6"/>WHERE<text:s/>ROLLNO<text:s/>=<text:s/></text:span><text:span text:style-name="T233_2">rno</text:span></text:p>
      <text:p text:style-name="P234"><text:span text:style-name="T234_1"><text:s text:c="4"/>);</text:span></text:p>
      <text:p text:style-name="P235"/>
      <text:p text:style-name="P236"><text:span text:style-name="T236_1"><text:s text:c="4"/></text:span><text:span text:style-name="T236_2">COMMIT;</text:span></text:p>
      <text:p text:style-name="P237"><text:span text:style-name="T237_1"><text:s text:c="2"/>END<text:s/></text:span><text:span text:style-name="T237_2">LOOP;</text:span></text:p>
      <text:p text:style-name="P238"/>
      <text:p text:style-name="P239"><text:span text:style-name="T239_1"><text:s text:c="2"/>DBMS_OUTPUT.PUT_</text:span><text:span text:style-name="T239_2">LINE(</text:span><text:span text:style-name="T239_3">chr(13)||chr(10)||'Data<text:s/>copied');</text:span></text:p>
      <text:p text:style-name="P240"><text:span text:style-name="T240_1"><text:s text:c="2"/>CLOSE<text:s/></text:span><text:span text:style-name="T240_2">nrc</text:span><text:span text:style-name="T240_3">;</text:span></text:p>
      <text:p text:style-name="P241"><text:span text:style-name="T241_1">END;</text:span></text:p>
      <text:p text:style-name="P242"><text:span text:style-name="T242_1">/</text:span></text:p>
      <text:p text:style-name="P243"/>
      <text:p text:style-name="P244"><text:span text:style-name="T244_1">16</text:span><text:span text:style-name="T244_2"><text:tab/>Trigger</text:span></text:p>
      <text:p text:style-name="P245"/>
      <text:p text:style-name="P246"><text:span text:style-name="T246_1">Write<text:s/>a<text:s/>after<text:s/>trigger<text:s/>for<text:s/>Insert,<text:s/></text:span><text:span text:style-name="T246_2">update</text:span><text:span text:style-name="T246_3"><text:s/>and<text:s/>delete<text:s/>event<text:s/>considering<text:s/>following<text:s/>requirement:</text:span></text:p>
      <text:p text:style-name="P247"><text:span text:style-name="T247_1">Emp(</text:span><text:span text:style-name="T247_2">Emp_no</text:span><text:span text:style-name="T247_3">,<text:s/></text:span><text:span text:style-name="T247_4">Emp_name</text:span><text:span text:style-name="T247_5">,<text:s/></text:span><text:span text:style-name="T247_6">Emp_salary</text:span><text:span text:style-name="T247_7">)</text:span></text:p>
      <text:p text:style-name="P248"><text:span text:style-name="T248_1">a)</text:span><text:span text:style-name="T248_2"><text:tab/>Trigger<text:s/>should<text:s/>be<text:s/>initiated<text:s/>when<text:s/>salary<text:s/>tried<text:s/>to<text:s/>be<text:s/>inserted<text:s/>is<text:s/>less<text:s/>than<text:s/>Rs.50,000/-</text:span></text:p>
      <text:p text:style-name="P249"><text:span text:style-name="T249_1">b)</text:span><text:span text:style-name="T249_2"><text:tab/>Trigger<text:s/>should<text:s/>be<text:s/>initiated<text:s/>when<text:s/>salary<text:s/>tried<text:s/>to<text:s/>be<text:s/>updated<text:s/>for<text:s/>value<text:s/>less<text:s/>than<text:s/>Rs.<text:s/>50,000/-</text:span></text:p>
      <text:p text:style-name="P250"><text:span text:style-name="T250_1">c)</text:span><text:span text:style-name="T250_2"><text:tab/>Also<text:s/>the<text:s/>new<text:s/>values<text:s/>expected<text:s/>to<text:s/>be<text:s/>inserted<text:s/>will<text:s/>be<text:s/>stored<text:s/>in<text:s/>new<text:s/>table<text:s/></text:span><text:span text:style-name="T250_3">Tracking(</text:span><text:span text:style-name="T250_4">Emp_no,Emp_salary</text:span><text:span text:style-name="T250_5">).</text:span></text:p>
      <text:list text:style-name="LS7" xml:id="list2">
        <text:list-item>
          <text:p text:style-name="P251"><text:span text:style-name="T251_1">INSTRUCTIONS<text:s/>UNCLEAR<text:s/>HENCE<text:s/>THIS<text:s/>TRIGGER<text:s/>STOP<text:s/>USER<text:s/>WHEN<text:s/>INSERTING<text:s/>LESS<text:s/>SALARY</text:span></text:p>
        </text:list-item>
      </text:list>
      <text:p text:style-name="P252"><text:span text:style-name="T252_1">create<text:s/>table<text:s/></text:span><text:span text:style-name="T252_2">Emp(</text:span></text:p>
      <text:p text:style-name="P253"><text:span text:style-name="T253_1">Emp_no</text:span><text:span text:style-name="T253_2"><text:s/>NUMBER<text:s/>PRIMARY<text:s/>KEY,</text:span></text:p>
      <text:p text:style-name="P254"><text:span text:style-name="T254_1">Emp_name</text:span><text:span text:style-name="T254_2"><text:s/></text:span><text:span text:style-name="T254_3">VARCHAR(</text:span><text:span text:style-name="T254_4">30)NOT<text:s/>NULL,</text:span></text:p>
      <text:p text:style-name="P255"><text:span text:style-name="T255_1">Emp_salary</text:span><text:span text:style-name="T255_2"><text:s/>NUMBER</text:span><text:span text:style-name="T255_3">);</text:span></text:p>
      <text:p text:style-name="P256"/>
      <text:p text:style-name="P257"><text:span text:style-name="T257_1">create<text:s/>table<text:s/></text:span><text:span text:style-name="T257_2">Tracking(</text:span></text:p>
      <text:p text:style-name="P258"><text:span text:style-name="T258_1">Emp_no</text:span><text:span text:style-name="T258_2"><text:s/>NUMBER<text:s/>PRIMARY<text:s/>KEY,</text:span></text:p>
      <text:p text:style-name="P259"><text:span text:style-name="T259_1">Emp_salary</text:span><text:span text:style-name="T259_2"><text:s/>NUMBER</text:span><text:span text:style-name="T259_3">);</text:span></text:p>
      <text:p text:style-name="P260"/>
      <text:p text:style-name="P261"><text:span text:style-name="T261_1">SET<text:s/>SERVEROUTPUT<text:s/></text:span><text:span text:style-name="T261_2">ON;</text:span></text:p>
      <text:p text:style-name="P262"><text:span text:style-name="T262_1">CREATE<text:s/>OR<text:s/>REPLACE<text:s/>TRIGGER<text:s/></text:span><text:span text:style-name="T262_2">Track_Emp</text:span><text:span text:style-name="T262_3"><text:s/></text:span></text:p>
      <text:p text:style-name="P263"><text:span text:style-name="T263_1">BEFORE<text:s/>DELETE<text:s/>OR<text:s/>INSERT<text:s/>OR<text:s/>UPDATE<text:s/>ON<text:s/>Emp</text:span></text:p>
      <text:p text:style-name="P264"><text:span text:style-name="T264_1">FOR<text:s/>EACH<text:s/>ROW</text:span></text:p>
      <text:p text:style-name="P265"><text:span text:style-name="T265_1">BEGIN</text:span></text:p>
      <text:p text:style-name="P266"><text:span text:style-name="T266_1">IF</text:span><text:span text:style-name="T266_2">(:</text:span><text:span text:style-name="T266_3">NEW.emp</text:span><text:span text:style-name="T266_4">_salary</text:span><text:span text:style-name="T266_5">&lt;50000)<text:s/>THEN</text:span></text:p>
      <text:p text:style-name="P267"><text:span text:style-name="T267_1">RAISE_APPLICATION_</text:span><text:span text:style-name="T267_2">ERROR(</text:span><text:span text:style-name="T267_3"><text:s/>-20001,<text:s/>'LOW<text:s/>SALARY<text:s/>ERROR!<text:s/>Salary<text:s/>is<text:s/>less<text:s/>than<text:s/>50000,<text:s/>try<text:s/>again</text:span><text:span text:style-name="T267_4">'<text:s/>)</text:span><text:span text:style-name="T267_5">;</text:span></text:p>
      <text:p text:style-name="P268"><text:span text:style-name="T268_1">ELSE</text:span></text:p>
      <text:p text:style-name="P269"><text:span text:style-name="T269_1">INSERT<text:s/>INTO<text:s/>Tracking<text:s/>VALUES</text:span><text:span text:style-name="T269_2">(:NEW.Emp</text:span><text:span text:style-name="T269_3">_no,:</text:span><text:span text:style-name="T269_4">NEW.Emp_salary</text:span><text:span text:style-name="T269_5">);</text:span></text:p>
      <text:p text:style-name="P270"><text:span text:style-name="T270_1">END<text:s/></text:span><text:span text:style-name="T270_2">IF;</text:span></text:p>
      <text:p text:style-name="P271"><text:span text:style-name="T271_1">END<text:s/></text:span><text:span text:style-name="T271_2">Track_</text:span><text:span text:style-name="T271_3">Emp</text:span><text:span text:style-name="T271_4">;</text:span></text:p>
      <text:p text:style-name="P272"><text:span text:style-name="T272_1">/</text:span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<text:span text:style-name="T282_1">17</text:span><text:span text:style-name="T282_2"><text:tab/>Trigger<text:s/></text:span></text:p>
      <text:p text:style-name="P283"/>
      <text:p text:style-name="P284"><text:span text:style-name="T284_1">Consider<text:s/>CUSTOMER<text:s/>(ID,<text:s/>Name,<text:s/>Age,<text:s/>Address,<text:s/>Salary)<text:s/>create<text:s/>a<text:s/>row<text:s/>level<text:s/>trigger<text:s/>for<text:s/>the<text:s/>CUSTOMERS<text:s/>table<text:s/>that<text:s/>would<text:s/>fire<text:s/>for<text:s/>INSERT<text:s/>or<text:s/>UPDATE<text:s/>or<text:s/>DELETE<text:s/>operations<text:s/>performed<text:s/>on<text:s/>the<text:s/>CUSTOMERS<text:s/>table.<text:s/>This<text:s/>trigger<text:s/>will<text:s/>display<text:s/>the<text:s/>salary<text:s/>difference<text:s/>between<text:s/>the<text:s/>old<text:s/>values<text:s/>and<text:s/>new<text:s/>values.</text:span></text:p>
      <text:p text:style-name="P285"><text:span text:style-name="T285_1">create<text:s/>table<text:s/></text:span><text:span text:style-name="T285_2">Emp(</text:span></text:p>
      <text:p text:style-name="P286"><text:span text:style-name="T286_1">Emp_no</text:span><text:span text:style-name="T286_2"><text:s/>NUMBER<text:s/>PRIMARY<text:s/>KEY,</text:span></text:p>
      <text:p text:style-name="P287"><text:span text:style-name="T287_1">Emp_name</text:span><text:span text:style-name="T287_2"><text:s/></text:span><text:span text:style-name="T287_3">VARCHAR(</text:span><text:span text:style-name="T287_4">30)NOT<text:s/>NULL,</text:span></text:p>
      <text:p text:style-name="P288"><text:span text:style-name="T288_1">Emp_salary</text:span><text:span text:style-name="T288_2"><text:s/>NUMBER</text:span><text:span text:style-name="T288_3">);</text:span></text:p>
      <text:p text:style-name="P289"/>
      <text:p text:style-name="P290"><text:span text:style-name="T290_1">create<text:s/>table<text:s/></text:span><text:span text:style-name="T290_2">Tracking(</text:span></text:p>
      <text:p text:style-name="P291"><text:span text:style-name="T291_1">Emp_no</text:span><text:span text:style-name="T291_2"><text:s/>NUMBER<text:s/>PRIMARY<text:s/>KEY,</text:span></text:p>
      <text:p text:style-name="P292"><text:span text:style-name="T292_1">Emp_salary</text:span><text:span text:style-name="T292_2"><text:s/>NUMBER</text:span><text:span text:style-name="T292_3">);</text:span></text:p>
      <text:p text:style-name="P293"/>
      <text:p text:style-name="P294"><text:span text:style-name="T294_1">SET<text:s/>SERVEROUTPUT<text:s/></text:span><text:span text:style-name="T294_2">ON;</text:span></text:p>
      <text:p text:style-name="P295"><text:span text:style-name="T295_1">CREATE<text:s/>OR<text:s/>REPLACE<text:s/>TRIGGER<text:s/></text:span><text:span text:style-name="T295_2">Track_Emp</text:span><text:span text:style-name="T295_3"><text:s/></text:span></text:p>
      <text:p text:style-name="P296"><text:span text:style-name="T296_1">BEFORE<text:s/>DELETE<text:s/>OR<text:s/>INSERT<text:s/>OR<text:s/>UPDATE<text:s/>ON<text:s/>Emp</text:span></text:p>
      <text:p text:style-name="P297"><text:span text:style-name="T297_1">FOR<text:s/>EACH<text:s/>ROW</text:span></text:p>
      <text:p text:style-name="P298"><text:span text:style-name="T298_1">BEGIN</text:span></text:p>
      <text:p text:style-name="P299"><text:span text:style-name="T299_1">IF</text:span><text:span text:style-name="T299_2">(:</text:span><text:span text:style-name="T299_3">NEW.emp</text:span><text:span text:style-name="T299_4">_salary</text:span><text:span text:style-name="T299_5">&lt;50000)<text:s/>THEN</text:span></text:p>
      <text:p text:style-name="P300"><text:span text:style-name="T300_1">RAISE_APPLICATION_</text:span><text:span text:style-name="T300_2">ERROR(</text:span><text:span text:style-name="T300_3"><text:s/>-20001,<text:s/>'LOW<text:s/>SALARY<text:s/>ERROR!<text:s/>Salary<text:s/>is<text:s/>less<text:s/>than<text:s/>50000,<text:s/>try<text:s/>again</text:span><text:span text:style-name="T300_4">'<text:s/>)</text:span><text:span text:style-name="T300_5">;</text:span></text:p>
      <text:p text:style-name="P301"><text:span text:style-name="T301_1">ELSE</text:span></text:p>
      <text:p text:style-name="P302"><text:span text:style-name="T302_1">INSERT<text:s/>INTO<text:s/>Tracking<text:s/>VALUES</text:span><text:span text:style-name="T302_2">(:NEW.Emp</text:span><text:span text:style-name="T302_3">_no,:</text:span><text:span text:style-name="T302_4">NEW.Emp_salary</text:span><text:span text:style-name="T302_5">);</text:span></text:p>
      <text:p text:style-name="P303"><text:span text:style-name="T303_1">END<text:s/></text:span><text:span text:style-name="T303_2">IF;</text:span></text:p>
      <text:p text:style-name="P304"><text:span text:style-name="T304_1">END<text:s/></text:span><text:span text:style-name="T304_2">Track_</text:span><text:span text:style-name="T304_3">Emp</text:span><text:span text:style-name="T304_4">;</text:span></text:p>
      <text:p text:style-name="P305"><text:span text:style-name="T305_1">/</text:span></text:p>
      <text:p text:style-name="P306"/>
      <text:p text:style-name="P307"/>
      <text:p text:style-name="P308"><text:span text:style-name="T308_1">18</text:span><text:span text:style-name="T308_2"><text:tab/>MongoDB<text:s/>CRUD<text:s/>operations,<text:s/></text:span></text:p>
      <text:p text:style-name="P309"><text:span text:style-name="T309_1">Create<text:s/>collection<text:s/>Employee<text:s/>(</text:span><text:span text:style-name="T309_2">Emp_id</text:span><text:span text:style-name="T309_3">,<text:s/></text:span><text:span text:style-name="T309_4">Emp_Name</text:span><text:span text:style-name="T309_5">,<text:s/></text:span><text:span text:style-name="T309_6">Emp_salary</text:span><text:span text:style-name="T309_7">,<text:s/></text:span><text:span text:style-name="T309_8">Emp_Dept</text:span><text:span text:style-name="T309_9">.)<text:s/></text:span></text:p>
      <text:p text:style-name="P310"><text:span text:style-name="T310_1">Insert<text:s/>10<text:s/>Documents<text:s/>in<text:s/>the<text:s/>collection.</text:span></text:p>
      <text:p text:style-name="P311"><text:span text:style-name="T311_1">Find<text:s/></text:span><text:span text:style-name="T311_2">the<text:s/>employees</text:span><text:span text:style-name="T311_3"><text:s/>whose<text:s/>salary<text:s/>is<text:s/>greater<text:s/>than<text:s/>50000<text:s/>Rs.</text:span></text:p>
      <text:p text:style-name="P312"><text:span text:style-name="T312_1">Increase<text:s/>the<text:s/>salary<text:s/>of<text:s/>Smith<text:s/>by<text:s/>5000<text:s/>Rs</text:span></text:p>
      <text:p text:style-name="P313"><text:span text:style-name="T313_1">Display<text:s/>the<text:s/>information<text:s/>of<text:s/>employees<text:s/>working<text:s/>in<text:s/></text:span><text:span text:style-name="T313_2">Marketing<text:s text:c="2"/></text:span><text:span text:style-name="T313_3">department</text:span><text:span text:style-name="T313_4">.with</text:span><text:span text:style-name="T313_5"><text:s/>less<text:s/>than<text:s/>45000<text:s/>salary<text:s/>.</text:span></text:p>
      <text:p text:style-name="P314"><text:span text:style-name="T314_1">Display<text:s/>first<text:s/>five<text:s/>highest<text:s/>paid<text:s/></text:span><text:span text:style-name="T314_2">employees</text:span></text:p>
      <text:p text:style-name="P315"><text:span text:style-name="T315_1">Delete<text:s/>Employee<text:s/>with<text:s/>Id<text:s/>‘E1007’</text:span></text:p>
      <text:p text:style-name="P316"><text:span text:style-name="T316_1">Create<text:s/>an<text:s/>Index<text:s/>on<text:s/></text:span><text:span text:style-name="T316_2">Emp_Id</text:span><text:span text:style-name="T316_3"><text:s/></text:span><text:span text:style-name="T316_4">field<text:s/>,</text:span><text:span text:style-name="T316_5"><text:s/>compare<text:s/>the<text:s/>time<text:s/></text:span><text:span text:style-name="T316_6">require</text:span><text:span text:style-name="T316_7"><text:s/>to<text:s/>search<text:s/></text:span><text:span text:style-name="T316_8">Emp_id</text:span><text:span text:style-name="T316_9"><text:s/>‘E10008’<text:s/>before<text:s text:c="2"/>and<text:s/>after<text:s/>creating<text:s/>an<text:s/>index.<text:s/>(Hint<text:s/>Add<text:s/>at<text:s/>least<text:s/>10000<text:s/>Documents)</text:span></text:p>
      <text:p text:style-name="P317"><text:span text:style-name="T317_1">use<text:s/></text:span><text:span text:style-name="T317_2">EmployeeDB</text:span><text:span text:style-name="T317_3">;</text:span></text:p>
      <text:p text:style-name="P318"/>
      <text:p text:style-name="P319"><text:span text:style-name="T319_1">db.createCollection</text:span><text:span text:style-name="T319_2">("employees")</text:span></text:p>
      <text:p text:style-name="P320"/>
      <text:p text:style-name="P321"><text:span text:style-name="T321_1">//insert<text:s/>10<text:s/>Documents<text:s/>in<text:s/>the<text:s/>collection.</text:span></text:p>
      <text:p text:style-name="P322"><text:span text:style-name="T322_1">db.employees</text:span><text:span text:style-name="T322_2">.insertMany</text:span><text:span text:style-name="T322_3">([</text:span></text:p>
      <text:p text:style-name="P323"><text:span text:style-name="T323_1">{"Emp_id":"E1001","Emp_Name":"Pius","Emp_salary":<text:s/>59000,<text:s/>"</text:span><text:span text:style-name="T323_2">Emp_Dept":"HR</text:span><text:span text:style-name="T323_3">"},</text:span></text:p>
      <text:p text:style-name="P324"><text:span text:style-name="T324_1">{"Emp_id":"E1002","Emp_Name":"Shreya","Emp_salary":<text:s/>6900,<text:s/>"</text:span><text:span text:style-name="T324_2">Emp_Dept":"Marketing</text:span><text:span text:style-name="T324_3">"},</text:span></text:p>
      <text:p text:style-name="P325"><text:span text:style-name="T325_1">{"Emp_id":"E1003","Emp_Name":"Moit","Emp_salary":<text:s/>85000,<text:s/>"</text:span><text:span text:style-name="T325_2">Emp_Dept":"Documentation</text:span><text:span text:style-name="T325_3">"},</text:span></text:p>
      <text:p text:style-name="P326"><text:span text:style-name="T326_1">{"Emp_id":"E1004","Emp_Name":"Sid","Emp_salary":<text:s/>66000,<text:s/>"Emp_Dept":"</text:span><text:span text:style-name="T326_2">Bakchodi</text:span><text:span text:style-name="T326_3">"},</text:span></text:p>
      <text:p text:style-name="P327"><text:span text:style-name="T327_1">{"Emp_id":"E1005","Emp_Name":"Neel","Emp_salary":<text:s/>90000,<text:s/>"</text:span><text:span text:style-name="T327_2">Emp_Dept":"Design</text:span><text:span text:style-name="T327_3">"},</text:span></text:p>
      <text:p text:style-name="P328"><text:span text:style-name="T328_1">{"Emp_id":"E1006","Emp_Name":"Alexa","Emp_salary":<text:s/>70000,<text:s/>"</text:span><text:span text:style-name="T328_2">Emp_Dept":"Publicity</text:span><text:span text:style-name="T328_3">"},</text:span></text:p>
      <text:p text:style-name="P329"><text:span text:style-name="T329_1">{"Emp_id":"E1007","Emp_Name":"Venom","Emp_salary":<text:s/>60000,<text:s/>"</text:span><text:span text:style-name="T329_2">Emp_Dept":"Chaos</text:span><text:span text:style-name="T329_3">"},</text:span></text:p>
      <text:p text:style-name="P330"><text:span text:style-name="T330_1">{"Emp_id":"E1008","Emp_Name":"Varad","Emp_salary":<text:s/>85000,<text:s/>"</text:span><text:span text:style-name="T330_2">Emp_Dept":"Play</text:span><text:span text:style-name="T330_3">"},</text:span></text:p>
      <text:p text:style-name="P331"><text:span text:style-name="T331_1">{"Emp_id":"E1009","Emp_Name":"Smith","Emp_salary":<text:s/>50000,<text:s/>"</text:span><text:span text:style-name="T331_2">Emp_Dept":"Testing</text:span><text:span text:style-name="T331_3">"},</text:span></text:p>
      <text:p text:style-name="P332"><text:span text:style-name="T332_1">{"Emp_id":"E1010","Emp_Name":"John","Emp_salary":<text:s/>30000,<text:s/>"</text:span><text:span text:style-name="T332_2">Emp_Dept":"Marketing</text:span><text:span text:style-name="T332_3">"}]</text:span><text:span text:style-name="T332_4">);</text:span></text:p>
      <text:p text:style-name="P333"/>
      <text:p text:style-name="P334"><text:span text:style-name="T334_1">//Find<text:s/>the<text:s/>employees<text:s/>whose<text:s/>salary<text:s/>is<text:s/>greater<text:s/>than<text:s/>50000<text:s/>Rs.</text:span></text:p>
      <text:p text:style-name="P335"><text:span text:style-name="T335_1">db.employees</text:span><text:span text:style-name="T335_2">.find</text:span><text:span text:style-name="T335_3">({</text:span><text:span text:style-name="T335_4">Emp_salary</text:span><text:span text:style-name="T335_5">:{$gt:50000}})</text:span></text:p>
      <text:p text:style-name="P336"/>
      <text:p text:style-name="P337"><text:span text:style-name="T337_1">//<text:s/>Increase<text:s/>the<text:s/>salary<text:s/>of<text:s/>Smith<text:s/>by<text:s/>5000<text:s/>Rs</text:span></text:p>
      <text:p text:style-name="P338"><text:span text:style-name="T338_1">db.employees</text:span><text:span text:style-name="T338_2">.updateOne</text:span><text:span text:style-name="T338_3">({</text:span><text:span text:style-name="T338_4">Emp_Name:'Smith</text:span><text:span text:style-name="T338_5">'},<text:s/>[{$set:{</text:span><text:span text:style-name="T338_6">Emp_salary</text:span><text:span text:style-name="T338_7">:{$add:["$Emp_salary",5000]}}}])</text:span></text:p>
      <text:p text:style-name="P339"/>
      <text:p text:style-name="P340"><text:span text:style-name="T340_1">//<text:s/>Display<text:s/>the<text:s/>information<text:s/>of<text:s/>employees<text:s/>working<text:s/>in<text:s/>Marketing<text:s/></text:span><text:span text:style-name="T340_2">department.with</text:span><text:span text:style-name="T340_3"><text:s/>less<text:s/>than<text:s/>45000<text:s/>salary<text:s/>.</text:span></text:p>
      <text:p text:style-name="P341"><text:span text:style-name="T341_1">db.employees</text:span><text:span text:style-name="T341_2">.find({Emp_Dept:"Marketing",Emp_salary:{$lt:45000}}).pretty()</text:span></text:p>
      <text:p text:style-name="P342"/>
      <text:p text:style-name="P343"><text:span text:style-name="T343_1">//<text:s/>Display<text:s/>first<text:s/>five<text:s/>highest<text:s/>paid<text:s/>employees</text:span></text:p>
      <text:p text:style-name="P344"><text:span text:style-name="T344_1">db.employees</text:span><text:span text:style-name="T344_2">.aggregate</text:span><text:span text:style-name="T344_3">([{$sort:{</text:span><text:span text:style-name="T344_4">Emp_salary</text:span><text:span text:style-name="T344_5">:-1}},{$limit:5}])</text:span></text:p>
      <text:p text:style-name="P345"/>
      <text:p text:style-name="P346"><text:span text:style-name="T346_1">//<text:s/>Delete<text:s/>Employee<text:s/>with<text:s/>Id<text:s/>‘E1007’</text:span></text:p>
      <text:p text:style-name="P347"><text:span text:style-name="T347_1">db.employees</text:span><text:span text:style-name="T347_2">.deleteOne</text:span><text:span text:style-name="T347_3">({Emp_id:"E1007"})</text:span></text:p>
      <text:p text:style-name="P348"/>
      <text:p text:style-name="P349"><text:span text:style-name="T349_1">//<text:s/>Create<text:s/>an<text:s/>Index<text:s/>on<text:s/></text:span><text:span text:style-name="T349_2">Emp_Id</text:span><text:span text:style-name="T349_3"><text:s/></text:span><text:span text:style-name="T349_4">field<text:s/>,</text:span><text:span text:style-name="T349_5"><text:s/>compare<text:s/>the<text:s/>time<text:s/>require<text:s/>to<text:s/>search<text:s/></text:span><text:span text:style-name="T349_6">Emp_id</text:span><text:span text:style-name="T349_7"><text:s/>‘E10008’<text:s/>before<text:s/>and<text:s/>after<text:s/>creating<text:s/>an<text:s/>index.<text:s/>(Hint<text:s/>Add<text:s/>at<text:s/>least<text:s/>10000<text:s/>Documents)</text:span></text:p>
      <text:p text:style-name="P350"><text:span text:style-name="T350_1">db.employees</text:span><text:span text:style-name="T350_2">.find</text:span><text:span text:style-name="T350_3">({Emp_id:"E1008"}).explain("</text:span><text:span text:style-name="T350_4">executionStats</text:span><text:span text:style-name="T350_5">")<text:s/>//<text:s/>here<text:s/>no.<text:s/>of<text:s/>documents<text:s text:c="2"/>need<text:s/>to<text:s/>be<text:s/>examined</text:span></text:p>
      <text:p text:style-name="P351"><text:span text:style-name="T351_1">db.employees</text:span><text:span text:style-name="T351_2">.createIndex</text:span><text:span text:style-name="T351_3">({"Emp_id":1})</text:span></text:p>
      <text:p text:style-name="P352"><text:span text:style-name="T352_1">db.employees</text:span><text:span text:style-name="T352_2">.find</text:span><text:span text:style-name="T352_3">({Emp_id:"E1008"}).explain("</text:span><text:span text:style-name="T352_4">executionStats</text:span><text:span text:style-name="T352_5">")<text:s/>//<text:s/>here<text:s/>direct<text:s/>key<text:s/>is<text:s/>access<text:s/>hence<text:s/>only<text:s/>1<text:s/>document<text:s/>examined</text:span></text:p>
      <text:p text:style-name="P353"/>
      <text:p text:style-name="P354"/>
      <text:p text:style-name="P355"><text:span text:style-name="T355_1">19</text:span><text:span text:style-name="T355_2"><text:tab/>MapReduce</text:span></text:p>
      <text:p text:style-name="P356"><text:span text:style-name="T356_1">Create<text:s/>a<text:s/>customer<text:s/>collection<text:s/>consisting<text:s/>of<text:s/>fields<text:s/>like<text:s/>name,<text:s/>email<text:s/>ID,<text:s/>profession,<text:s/>gender,<text:s/>bill<text:s/></text:span><text:span text:style-name="T356_2">amount</text:span></text:p>
      <text:p text:style-name="P357"/>
      <text:p text:style-name="P358"><text:span text:style-name="T358_1">1.</text:span><text:span text:style-name="T358_2"><text:tab/>Write<text:s/>a<text:s/>MapReduce<text:s/>query<text:s/>for<text:s/>finding<text:s/>the<text:s/>count<text:s/>of<text:s/>male<text:s/>and<text:s/>female<text:s/>customers<text:s/>in<text:s/>the<text:s/>collection</text:span></text:p>
      <text:p text:style-name="P359"><text:span text:style-name="T359_1">2.</text:span><text:span text:style-name="T359_2"><text:tab/>Write<text:s/>a<text:s/>MapReduce<text:s/>query<text:s/>for<text:s/>finding<text:s/>the<text:s/>count<text:s/>of<text:s/>each<text:s/>profession<text:s/>in<text:s/>the<text:s/>collection</text:span></text:p>
      <text:p text:style-name="P360"><text:span text:style-name="T360_1">3.</text:span><text:span text:style-name="T360_2"><text:tab/>Display<text:s/>list<text:s/>of<text:s/>all<text:s/>customers<text:s/>with<text:s/>bill<text:s/>amounts<text:s/>greater<text:s/>than<text:s/>5000/-</text:span></text:p>
      <text:p text:style-name="P361"><text:span text:style-name="T361_1">4.</text:span><text:span text:style-name="T361_2"><text:tab/>Update<text:s/>the<text:s/>bill<text:s/>amount<text:s/>of<text:s/>any<text:s/>one<text:s/>customer</text:span></text:p>
      <text:p text:style-name="P362"><text:span text:style-name="T362_1">5.</text:span><text:span text:style-name="T362_2"><text:tab/>Display<text:s/>all<text:s/>customers<text:s/>with<text:s/>name<text:s/>starting<text:s/>with<text:s/>'B'</text:span></text:p>
      <text:p text:style-name="P363"><text:span text:style-name="T363_1">6.</text:span><text:span text:style-name="T363_2"><text:tab/>Display<text:s/>list<text:s/>of<text:s/>all<text:s/>customers<text:s/>with<text:s/>profession<text:s/>=<text:s/>“Business”</text:span></text:p>
      <text:p text:style-name="P364"><text:span text:style-name="T364_1">7.</text:span><text:span text:style-name="T364_2"><text:tab/>Display<text:s/>all<text:s/>customers<text:s/>in<text:s/>Descending<text:s/>order<text:s/></text:span><text:span text:style-name="T364_3">of<text:s text:c="2"/>Bill</text:span><text:span text:style-name="T364_4"><text:s/>amount</text:span></text:p>
      <text:p text:style-name="P365"><text:span text:style-name="T365_1">8.</text:span><text:span text:style-name="T365_2"><text:tab/>Create<text:s/>an<text:s/>index<text:s/>on<text:s/>name<text:s/>field<text:s/>of<text:s/>customer<text:s/>collection.<text:s/>Also<text:s/>use<text:s/>the<text:s/></text:span><text:span text:style-name="T365_3">explain(</text:span><text:span text:style-name="T365_4">)<text:s/>function</text:span></text:p>
      <text:p text:style-name="P366"><text:span text:style-name="T366_1">use<text:s/></text:span><text:span text:style-name="T366_2">customerDB</text:span></text:p>
      <text:p text:style-name="P367"/>
      <text:p text:style-name="P368"><text:span text:style-name="T368_1">db.createCollection</text:span><text:span text:style-name="T368_2">("customer")</text:span></text:p>
      <text:p text:style-name="P369"/>
      <text:p text:style-name="P370"><text:span text:style-name="T370_1">db.customer</text:span><text:span text:style-name="T370_2">.insertMany</text:span><text:span text:style-name="T370_3">([</text:span></text:p>
      <text:p text:style-name="P371"><text:span text:style-name="T371_1">{"name":"pius","email":"piyus.class@gmail.com","profession":"Business","gender":"Male","bill":10},</text:span></text:p>
      <text:p text:style-name="P372"><text:span text:style-name="T372_1">{"name":"Sam","email":"coder.sam@gmail.com","profession":"Startup","gender":"Male","bill":6900},</text:span></text:p>
      <text:p text:style-name="P373"><text:span text:style-name="T373_1">{"name":"Neel","email":"coder.Neel@gmail.com","profession":"Business","gender":"Male","bill":7000},</text:span></text:p>
      <text:p text:style-name="P374"><text:span text:style-name="T374_1">{"name":"Moit","email":"Moit.class@gmail.com","profession":"Naukri","gender":"Male","bill":400},</text:span></text:p>
      <text:p text:style-name="P375"><text:span text:style-name="T375_1">{"name":"Shreya","email":"Reya.class@gmail.com","profession":"Unemployed","gender":"Female","bill":500},</text:span></text:p>
      <text:p text:style-name="P376"/>
      <text:p text:style-name="P377"><text:span text:style-name="T377_1">])</text:span></text:p>
      <text:p text:style-name="P378"/>
      <text:p text:style-name="P379"><text:span text:style-name="T379_1">//<text:s/>MapReduce<text:s/>query<text:s/>for<text:s/>finding<text:s/>the<text:s/>count<text:s/>of<text:s/>male<text:s/>and<text:s/>female<text:s/>customers<text:s/>in<text:s/>the<text:s/>collection</text:span></text:p>
      <text:p text:style-name="P380"><text:span text:style-name="T380_1">var<text:s/></text:span><text:span text:style-name="T380_2">mapFunction</text:span><text:span text:style-name="T380_3"><text:s/>=<text:s/>function<text:s/>()<text:s/>{</text:span><text:span text:style-name="T380_4">emit(</text:span><text:span text:style-name="T380_5">this.gender</text:span><text:span text:style-name="T380_6">,<text:s/>1);</text:span></text:p>
      <text:p text:style-name="P381"><text:span text:style-name="T381_1">var<text:s/></text:span><text:span text:style-name="T381_2">reduceFunction</text:span><text:span text:style-name="T381_3"><text:s/>=<text:s/>function<text:s/>(key,<text:s/>values)<text:s/>{return<text:s/></text:span><text:span text:style-name="T381_4">Array.sum</text:span><text:span text:style-name="T381_5">(values</text:span><text:span text:style-name="T381_6">);</text:span></text:p>
      <text:p text:style-name="P382"><text:span text:style-name="T382_1">db.customer</text:span><text:span text:style-name="T382_2">.mapReduce</text:span><text:span text:style-name="T382_3">(</text:span><text:span text:style-name="T382_4">mapFunction</text:span><text:span text:style-name="T382_5">,<text:s/></text:span><text:span text:style-name="T382_6">reduceFunction</text:span><text:span text:style-name="T382_7">,<text:s/>{<text:s/>out:<text:s/>"</text:span><text:span text:style-name="T382_8">gender_count</text:span><text:span text:style-name="T382_9">"<text:s/>});</text:span></text:p>
      <text:p text:style-name="P383"><text:span text:style-name="T383_1">db.gender</text:span><text:span text:style-name="T383_2">_count.find</text:span><text:span text:style-name="T383_3">();</text:span></text:p>
      <text:p text:style-name="P384"/>
      <text:p text:style-name="P385"><text:span text:style-name="T385_1">//<text:s/>MapReduce<text:s/>query<text:s/>for<text:s/>finding<text:s/>the<text:s/>count<text:s/>by<text:s/>profession</text:span></text:p>
      <text:p text:style-name="P386"><text:span text:style-name="T386_1">var<text:s/></text:span><text:span text:style-name="T386_2">OmapFunction</text:span><text:span text:style-name="T386_3"><text:s/>=<text:s/>function</text:span><text:span text:style-name="T386_4">(){</text:span><text:span text:style-name="T386_5">emit(this.profession,1);};</text:span></text:p>
      <text:p text:style-name="P387"><text:span text:style-name="T387_1">var<text:s/></text:span><text:span text:style-name="T387_2">OreduceFunction</text:span><text:span text:style-name="T387_3"><text:s/>=<text:s/>function(</text:span><text:span text:style-name="T387_4">key,values</text:span><text:span text:style-name="T387_5">){return<text:s/></text:span><text:span text:style-name="T387_6">Array.sum</text:span><text:span text:style-name="T387_7">(values);};</text:span></text:p>
      <text:p text:style-name="P388"><text:span text:style-name="T388_1">db.customer</text:span><text:span text:style-name="T388_2">.mapReduce(OmapFunction,OreduceFunction,{out:"profession_count"});</text:span></text:p>
      <text:p text:style-name="P389"><text:span text:style-name="T389_1">db.profession</text:span><text:span text:style-name="T389_2">_count.find</text:span><text:span text:style-name="T389_3">();</text:span></text:p>
      <text:p text:style-name="P390"/>
      <text:p text:style-name="P391"><text:span text:style-name="T391_1">//<text:s/>customers<text:s/>starting<text:s/>with<text:s/>B</text:span></text:p>
      <text:p text:style-name="P392"><text:span text:style-name="T392_1">var<text:s/></text:span><text:span text:style-name="T392_2">Bmap</text:span><text:span text:style-name="T392_3"><text:s/>=<text:s/>function</text:span><text:span text:style-name="T392_4">(){</text:span><text:span text:style-name="T392_5">emit(this._</text:span><text:span text:style-name="T392_6">id,this.name</text:span><text:span text:style-name="T392_7">);};</text:span></text:p>
      <text:p text:style-name="P393"><text:span text:style-name="T393_1">var<text:s/></text:span><text:span text:style-name="T393_2">BReduce</text:span><text:span text:style-name="T393_3"><text:s/>=<text:s/>function(</text:span><text:span text:style-name="T393_4">key,values</text:span><text:span text:style-name="T393_5">){return<text:s/></text:span><text:span text:style-name="T393_6">Array.sum</text:span><text:span text:style-name="T393_7">(values);};</text:span></text:p>
      <text:p text:style-name="P394"><text:span text:style-name="T394_1">db.customer</text:span><text:span text:style-name="T394_2">.mapReduce(Bmap,BReduce,{query:{name:{$regex:"^B"}},out:"BName"});</text:span></text:p>
      <text:p text:style-name="P395"/>
      <text:p text:style-name="P396"><text:span text:style-name="T396_1">COMPLETE<text:s/>REMAINING<text:s/>QUERIES<text:s/></text:span></text:p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><text:span text:style-name="T412_1">20</text:span><text:span text:style-name="T412_2"><text:tab/>Mongo<text:s/>Aggregation</text:span></text:p>
      <text:p text:style-name="P413"><text:span text:style-name="T413_1">Create<text:s/>a<text:s/>student<text:s/>collection<text:s/>consisting<text:s/>of<text:s/>fields<text:s/>like<text:s/>Roll<text:s/>No,<text:s/>name,<text:s/>class,<text:s/>marks,<text:s/>sports<text:s/></text:span><text:span text:style-name="T413_2">etc</text:span></text:p>
      <text:p text:style-name="P414"><text:span text:style-name="T414_1">1.</text:span><text:span text:style-name="T414_2"><text:tab/>Display<text:s/>the<text:s/>first<text:s/>5<text:s/>toppers<text:s/>of<text:s/>TE</text:span></text:p>
      <text:p text:style-name="P415"><text:span text:style-name="T415_1">2.</text:span><text:span text:style-name="T415_2"><text:tab/>Display<text:s/>marks<text:s/>of<text:s/>topper<text:s/>of<text:s/>each<text:s/>division</text:span></text:p>
      <text:p text:style-name="P416"><text:span text:style-name="T416_1">3.</text:span><text:span text:style-name="T416_2"><text:tab/>Display<text:s/>the<text:s/>average<text:s/>marks<text:s/>of<text:s/>each<text:s/>division</text:span></text:p>
      <text:p text:style-name="P417"><text:span text:style-name="T417_1">4.</text:span><text:span text:style-name="T417_2"><text:tab/>Display<text:s/>the<text:s/>rollcall<text:s/>of<text:s/>TE<text:s/>Comp<text:s/>A</text:span></text:p>
      <text:p text:style-name="P418"><text:span text:style-name="T418_1">5.</text:span><text:span text:style-name="T418_2"><text:tab/>Display<text:s/>list<text:s/>of<text:s/>fail<text:s/>students<text:s/>from<text:s/>TE<text:s/>Comp<text:s/>A</text:span></text:p>
      <text:p text:style-name="P419"><text:span text:style-name="T419_1">6.</text:span><text:span text:style-name="T419_2"><text:tab/>Display<text:s/>Name,<text:s/></text:span><text:span text:style-name="T419_3">Class</text:span><text:span text:style-name="T419_4"><text:s/>and<text:s/>Marks<text:s/>of<text:s/>all<text:s/>students</text:span></text:p>
      <text:p text:style-name="P420"><text:span text:style-name="T420_1">7.</text:span><text:span text:style-name="T420_2"><text:tab/>Display<text:s/>list<text:s/>of<text:s/>students<text:s/>who<text:s/>play<text:s/>football</text:span></text:p>
      <text:p text:style-name="P421"/>
      <text:p text:style-name="P422"><text:span text:style-name="T422_1">use<text:s/></text:span><text:span text:style-name="T422_2">studentDB</text:span><text:span text:style-name="T422_3">;</text:span></text:p>
      <text:p text:style-name="P423"/>
      <text:p text:style-name="P424"><text:span text:style-name="T424_1">db.createCollection</text:span><text:span text:style-name="T424_2">("student");</text:span></text:p>
      <text:p text:style-name="P425"/>
      <text:p text:style-name="P426"><text:span text:style-name="T426_1">db.student</text:span><text:span text:style-name="T426_2">.insertMany</text:span><text:span text:style-name="T426_3">([</text:span></text:p>
      <text:p text:style-name="P427"><text:span text:style-name="T427_1">{"roll":1,"name":"Pius","class":"A","marks":<text:s/>59,<text:s/>"</text:span><text:span text:style-name="T427_2">sports":"cricket</text:span><text:span text:style-name="T427_3">"},</text:span></text:p>
      <text:p text:style-name="P428"><text:span text:style-name="T428_1">{"roll":2,"name":"Shreya","class":"A","marks":<text:s/>69,<text:s/>"</text:span><text:span text:style-name="T428_2">sports":"badminton</text:span><text:span text:style-name="T428_3">"},</text:span></text:p>
      <text:p text:style-name="P429"><text:span text:style-name="T429_1">{"roll":3,"name":"Moit","class":"A","marks":<text:s/>85,<text:s/>"</text:span><text:span text:style-name="T429_2">sports":"tennis</text:span><text:span text:style-name="T429_3">"},</text:span></text:p>
      <text:p text:style-name="P430"><text:span text:style-name="T430_1">{"roll":4,"name":"Sid","class":"A","marks":<text:s/>66,<text:s/>"</text:span><text:span text:style-name="T430_2">sports":"football</text:span><text:span text:style-name="T430_3">"},</text:span></text:p>
      <text:p text:style-name="P431"><text:span text:style-name="T431_1">{"roll":5,"name":"Neel","class":"A","marks":<text:s/>90,<text:s/>"sports":"CS2"},</text:span></text:p>
      <text:p text:style-name="P432"><text:span text:style-name="T432_1">{"roll":1,"name":"Armaan","class":"B","marks":<text:s/>70,<text:s/>"</text:span><text:span text:style-name="T432_2">sports":"basketball</text:span><text:span text:style-name="T432_3">"},</text:span></text:p>
      <text:p text:style-name="P433"><text:span text:style-name="T433_1">{"roll":2,"name":"Varun","class":"B","marks":<text:s/>60,<text:s/>"</text:span><text:span text:style-name="T433_2">sports":"badminton</text:span><text:span text:style-name="T433_3">"},</text:span></text:p>
      <text:p text:style-name="P434"><text:span text:style-name="T434_1">{"roll":3,"name":"Varad","class":"B","marks":<text:s/>85,<text:s/>"</text:span><text:span text:style-name="T434_2">sports":"cricket</text:span><text:span text:style-name="T434_3">"},</text:span></text:p>
      <text:p text:style-name="P435"><text:span text:style-name="T435_1">{"roll":4,"name":"Aish","class":"B","marks":<text:s/>50,<text:s/>"</text:span><text:span text:style-name="T435_2">sports":"football</text:span><text:span text:style-name="T435_3">"},</text:span></text:p>
      <text:p text:style-name="P436"><text:span text:style-name="T436_1">{"roll":5,"name":"Harsh","class":"B","marks":<text:s/>75,<text:s/>"</text:span><text:span text:style-name="T436_2">sports":"table</text:span><text:span text:style-name="T436_3"><text:s/>tennis"}]</text:span><text:span text:style-name="T436_4">);</text:span></text:p>
      <text:p text:style-name="P437"/>
      <text:p text:style-name="P438"><text:span text:style-name="T438_1">//<text:s/>Display<text:s/>first<text:s/>5<text:s/>toppers<text:s/>of<text:s/>TE</text:span></text:p>
      <text:p text:style-name="P439"><text:span text:style-name="T439_1">db.student</text:span><text:span text:style-name="T439_2">.aggregate</text:span><text:span text:style-name="T439_3">([{$sort:{marks:-1}},{$limit:5}]);</text:span></text:p>
      <text:p text:style-name="P440"/>
      <text:p text:style-name="P441"><text:span text:style-name="T441_1">//<text:s/>Display<text:s/>marks<text:s/>of<text:s/>topper<text:s/>of<text:s/>each<text:s/>division</text:span></text:p>
      <text:p text:style-name="P442"><text:span text:style-name="T442_1">db.student</text:span><text:span text:style-name="T442_2">.aggregate([{$sort:{class:-1,marks:-1}},{$group:{_id:'$class',toppermarks:{$max:'$marks'},toppername:{$first:"$name"}}}])</text:span></text:p>
      <text:p text:style-name="P443"/>
      <text:p text:style-name="P444"><text:span text:style-name="T444_1">//<text:s/>Display<text:s/>average<text:s/>marks<text:s/>of<text:s/>each<text:s/>division</text:span></text:p>
      <text:p text:style-name="P445"><text:span text:style-name="T445_1">db.student</text:span><text:span text:style-name="T445_2">.aggregate</text:span><text:span text:style-name="T445_3">([{$group:{_id:'$class',<text:s/></text:span><text:span text:style-name="T445_4">avgMarks</text:span><text:span text:style-name="T445_5">:{$avg:'$marks'}}}])</text:span></text:p>
      <text:p text:style-name="P446"/>
      <text:p text:style-name="P447"><text:span text:style-name="T447_1">//<text:s/>roll<text:s/>call<text:s/>of<text:s/>A<text:s/>division</text:span></text:p>
      <text:p text:style-name="P448"><text:span text:style-name="T448_1">db.student</text:span><text:span text:style-name="T448_2">.aggregate</text:span><text:span text:style-name="T448_3">([{$sort:{roll:1}},{$match:{</text:span><text:span text:style-name="T448_4">class:'A</text:span><text:span text:style-name="T448_5">'}}])</text:span></text:p>
      <text:p text:style-name="P449"/>
      <text:p text:style-name="P450"><text:span text:style-name="T450_1">//<text:s/>list<text:s/>of<text:s/>failed<text:s/></text:span><text:span text:style-name="T450_2">student</text:span><text:span text:style-name="T450_3"><text:s/>from<text:s/>A<text:s/>division</text:span></text:p>
      <text:p text:style-name="P451"><text:span text:style-name="T451_1">db.student</text:span><text:span text:style-name="T451_2">.aggregate</text:span><text:span text:style-name="T451_3">([{$match:{</text:span><text:span text:style-name="T451_4">class:'A',marks</text:span><text:span text:style-name="T451_5">:{$lt:40}}}])<text:s/>//<text:s/>if<text:s/>marks&lt;40<text:s/>is<text:s/>failing<text:s/>criteria</text:span></text:p>
      <text:p text:style-name="P452"/>
      <text:p text:style-name="P453"><text:span text:style-name="T453_1">//<text:s/>Display<text:s/>name<text:s/>class<text:s/>marks<text:s/>of<text:s/>all<text:s/></text:span><text:span text:style-name="T453_2">student</text:span></text:p>
      <text:p text:style-name="P454"><text:span text:style-name="T454_1">db.student</text:span><text:span text:style-name="T454_2">.aggregate([{$group:{_id:null,Student:{$push:{name:"$name",class:"$class",marks:"$marks"}}}}])</text:span></text:p>
      <text:p text:style-name="P455"/>
      <text:p text:style-name="P456"><text:span text:style-name="T456_1">//<text:s/>Display<text:s/>list<text:s/>of<text:s/></text:span><text:span text:style-name="T456_2">student</text:span><text:span text:style-name="T456_3"><text:s/>who<text:s/>play<text:s/>football</text:span></text:p>
      <text:p text:style-name="P457"><text:span text:style-name="T457_1">db.student</text:span><text:span text:style-name="T457_2">.aggregate([{$match:{sports:"football"}},{$group:{_id:"$sports",Student:{$push:{name:"$name",class:"$class"}}}}]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Courier New" svg:font-family="Courier New" style:font-pitch="fixed" style:font-family-generic="modern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Noto Sans Symbols" svg:font-family="Noto Sans Symbols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Calibri" style:font-size-asian="11pt" style:font-name-complex="Times New Roman" style:font-size-complex="11pt" fo:language="en" fo:language-asian="en" fo:language-complex="ar" fo:country="IN" fo:country-asian="US" fo:country-complex="SA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15%" fo:margin-bottom="0.353cm" fo:orphans="2" fo:widows="2"/>
      <style:text-properties style:font-name="Calibri" fo:font-size="11pt" style:font-name-asian="Calibri" style:font-size-asian="11pt" style:font-name-complex="Calibri" style:font-size-complex="11pt" fo:language="en" fo:language-asian="en" fo:country="US" fo:country-asian="IN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 style:letter-kerning="true"/>
    </style:style>
    <style:style style:name="List_20_Paragraph" style:display-name="List Paragraph" style:family="paragraph" style:parent-style-name="Normal">
      <style:paragraph-properties fo:margin-left="1.27cm"/>
    </style:style>
    <style:style style:name="List1Level0" style:family="text"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normal" style:font-weight-asian="normal"/>
    </style:style>
    <style:style style:name="List1Level1" style:family="text">
      <style:text-properties fo:font-style="normal" style:font-style-asian="normal" fo:color="#000009" style:font-name="Noto Sans Symbols" fo:font-size="12pt" style:font-name-asian="Noto Sans Symbols" style:font-size-asian="12pt" style:font-name-complex="Noto Sans Symbols" style:font-size-complex="12pt" fo:font-weight="normal" style:font-weight-asian="normal"/>
    </style:style>
    <text:list-style style:name="LS1">
      <text:list-level-style-number style:num-format="1" text:style-name="List1Level0" style:num-suffix="." text:level="1">
        <style:list-level-properties text:space-before="0.092cm" text:min-label-width="0.423cm" fo:text-align="start" text:list-level-position-and-space-mode="label-alignment">
          <style:list-level-label-alignment text:label-followed-by="listtab" fo:margin-left="0.515cm" fo:text-indent="-0.423cm"/>
        </style:list-level-properties>
  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normal" style:font-weight-asian="normal"/>
      </text:list-level-style-number>
      <text:list-level-style-bullet text:bullet-char="●" text:style-name="List1Level1" text:level="2">
        <style:list-level-properties text:space-before="0.727cm" text:min-label-width="0.635cm" fo:text-align="start" text:list-level-position-and-space-mode="label-alignment">
          <style:list-level-label-alignment text:label-followed-by="listtab" fo:margin-left="1.362cm" fo:text-indent="-0.635cm"/>
        </style:list-level-properties>
        <style:text-properties fo:font-style="normal" style:font-style-asian="normal" fo:color="#000009" style:font-name="Noto Sans Symbols" fo:font-size="12pt" style:font-name-asian="Noto Sans Symbols" style:font-size-asian="12pt" style:font-name-complex="Noto Sans Symbols" style:font-size-complex="12pt" fo:font-weight="normal" style:font-weight-asian="normal"/>
      </text:list-level-style-bullet>
      <text:list-level-style-bullet text:bullet-char="•" text:style-name="List1Level2" text:level="3">
        <style:list-level-properties text:space-before="2.447cm" text:min-label-width="0.635cm" fo:text-align="start" text:list-level-position-and-space-mode="label-alignment">
          <style:list-level-label-alignment text:label-followed-by="listtab" fo:margin-left="3.082cm" fo:text-indent="-0.635cm"/>
        </style:list-level-properties>
      </text:list-level-style-bullet>
      <text:list-level-style-bullet text:bullet-char="•" text:style-name="List1Level3" text:level="4">
        <style:list-level-properties text:space-before="4.152cm" text:min-label-width="0.635cm" fo:text-align="start" text:list-level-position-and-space-mode="label-alignment">
          <style:list-level-label-alignment text:label-followed-by="listtab" fo:margin-left="4.787cm" fo:text-indent="-0.635cm"/>
        </style:list-level-properties>
      </text:list-level-style-bullet>
      <text:list-level-style-bullet text:bullet-char="•" text:style-name="List1Level4" text:level="5">
        <style:list-level-properties text:space-before="5.86cm" text:min-label-width="0.635cm" fo:text-align="start" text:list-level-position-and-space-mode="label-alignment">
          <style:list-level-label-alignment text:label-followed-by="listtab" fo:margin-left="6.495cm" fo:text-indent="-0.635cm"/>
        </style:list-level-properties>
      </text:list-level-style-bullet>
      <text:list-level-style-bullet text:bullet-char="•" text:style-name="List1Level5" text:level="6">
        <style:list-level-properties text:space-before="7.565cm" text:min-label-width="0.635cm" fo:text-align="start" text:list-level-position-and-space-mode="label-alignment">
          <style:list-level-label-alignment text:label-followed-by="listtab" fo:margin-left="8.2cm" fo:text-indent="-0.635cm"/>
        </style:list-level-properties>
      </text:list-level-style-bullet>
      <text:list-level-style-bullet text:bullet-char="•" text:style-name="List1Level6" text:level="7">
        <style:list-level-properties text:space-before="9.271cm" text:min-label-width="0.635cm" fo:text-align="start" text:list-level-position-and-space-mode="label-alignment">
          <style:list-level-label-alignment text:label-followed-by="listtab" fo:margin-left="9.906cm" fo:text-indent="-0.635cm"/>
        </style:list-level-properties>
      </text:list-level-style-bullet>
      <text:list-level-style-bullet text:bullet-char="•" text:style-name="List1Level7" text:level="8">
        <style:list-level-properties text:space-before="10.978cm" text:min-label-width="0.635cm" fo:text-align="start" text:list-level-position-and-space-mode="label-alignment">
          <style:list-level-label-alignment text:label-followed-by="listtab" fo:margin-left="11.613cm" fo:text-indent="-0.635cm"/>
        </style:list-level-properties>
      </text:list-level-style-bullet>
      <text:list-level-style-bullet text:bullet-char="•" text:style-name="List1Level8" text:level="9">
        <style:list-level-properties text:space-before="12.684cm" text:min-label-width="0.635cm" fo:text-align="start" text:list-level-position-and-space-mode="label-alignment">
          <style:list-level-label-alignment text:label-followed-by="listtab" fo:margin-left="13.319cm" fo:text-indent="-0.635cm"/>
        </style:list-level-properties>
      </text:list-level-style-bullet>
    </text:list-style>
    <style:style style:name="List2Level0" style:family="text"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normal" style:font-weight-asian="normal"/>
    </style:style>
    <style:style style:name="List2Level1" style:family="text">
      <style:text-properties fo:font-style="normal" style:font-style-asian="normal" fo:color="#000009" style:font-name="Noto Sans Symbols" fo:font-size="12pt" style:font-name-asian="Noto Sans Symbols" style:font-size-asian="12pt" style:font-name-complex="Noto Sans Symbols" style:font-size-complex="12pt" fo:font-weight="normal" style:font-weight-asian="normal"/>
    </style:style>
    <text:list-style style:name="LS2">
      <text:list-level-style-number style:num-format="1" text:style-name="List2Level0" style:num-suffix="." text:level="1">
        <style:list-level-properties text:space-before="0.092cm" text:min-label-width="0.423cm" fo:text-align="start" text:list-level-position-and-space-mode="label-alignment">
          <style:list-level-label-alignment text:label-followed-by="listtab" fo:margin-left="0.515cm" fo:text-indent="-0.423cm"/>
        </style:list-level-properties>
  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normal" style:font-weight-asian="normal"/>
      </text:list-level-style-number>
      <text:list-level-style-bullet text:bullet-char="●" text:style-name="List2Level1" text:level="2">
        <style:list-level-properties text:space-before="0.727cm" text:min-label-width="0.635cm" fo:text-align="start" text:list-level-position-and-space-mode="label-alignment">
          <style:list-level-label-alignment text:label-followed-by="listtab" fo:margin-left="1.362cm" fo:text-indent="-0.635cm"/>
        </style:list-level-properties>
        <style:text-properties fo:font-style="normal" style:font-style-asian="normal" fo:color="#000009" style:font-name="Noto Sans Symbols" fo:font-size="12pt" style:font-name-asian="Noto Sans Symbols" style:font-size-asian="12pt" style:font-name-complex="Noto Sans Symbols" style:font-size-complex="12pt" fo:font-weight="normal" style:font-weight-asian="normal"/>
      </text:list-level-style-bullet>
      <text:list-level-style-bullet text:bullet-char="•" text:style-name="List2Level2" text:level="3">
        <style:list-level-properties text:space-before="2.447cm" text:min-label-width="0.635cm" fo:text-align="start" text:list-level-position-and-space-mode="label-alignment">
          <style:list-level-label-alignment text:label-followed-by="listtab" fo:margin-left="3.082cm" fo:text-indent="-0.635cm"/>
        </style:list-level-properties>
      </text:list-level-style-bullet>
      <text:list-level-style-bullet text:bullet-char="•" text:style-name="List2Level3" text:level="4">
        <style:list-level-properties text:space-before="4.152cm" text:min-label-width="0.635cm" fo:text-align="start" text:list-level-position-and-space-mode="label-alignment">
          <style:list-level-label-alignment text:label-followed-by="listtab" fo:margin-left="4.787cm" fo:text-indent="-0.635cm"/>
        </style:list-level-properties>
      </text:list-level-style-bullet>
      <text:list-level-style-bullet text:bullet-char="•" text:style-name="List2Level4" text:level="5">
        <style:list-level-properties text:space-before="5.86cm" text:min-label-width="0.635cm" fo:text-align="start" text:list-level-position-and-space-mode="label-alignment">
          <style:list-level-label-alignment text:label-followed-by="listtab" fo:margin-left="6.495cm" fo:text-indent="-0.635cm"/>
        </style:list-level-properties>
      </text:list-level-style-bullet>
      <text:list-level-style-bullet text:bullet-char="•" text:style-name="List2Level5" text:level="6">
        <style:list-level-properties text:space-before="7.565cm" text:min-label-width="0.635cm" fo:text-align="start" text:list-level-position-and-space-mode="label-alignment">
          <style:list-level-label-alignment text:label-followed-by="listtab" fo:margin-left="8.2cm" fo:text-indent="-0.635cm"/>
        </style:list-level-properties>
      </text:list-level-style-bullet>
      <text:list-level-style-bullet text:bullet-char="•" text:style-name="List2Level6" text:level="7">
        <style:list-level-properties text:space-before="9.271cm" text:min-label-width="0.635cm" fo:text-align="start" text:list-level-position-and-space-mode="label-alignment">
          <style:list-level-label-alignment text:label-followed-by="listtab" fo:margin-left="9.906cm" fo:text-indent="-0.635cm"/>
        </style:list-level-properties>
      </text:list-level-style-bullet>
      <text:list-level-style-bullet text:bullet-char="•" text:style-name="List2Level7" text:level="8">
        <style:list-level-properties text:space-before="10.978cm" text:min-label-width="0.635cm" fo:text-align="start" text:list-level-position-and-space-mode="label-alignment">
          <style:list-level-label-alignment text:label-followed-by="listtab" fo:margin-left="11.613cm" fo:text-indent="-0.635cm"/>
        </style:list-level-properties>
      </text:list-level-style-bullet>
      <text:list-level-style-bullet text:bullet-char="•" text:style-name="List2Level8" text:level="9">
        <style:list-level-properties text:space-before="12.684cm" text:min-label-width="0.635cm" fo:text-align="start" text:list-level-position-and-space-mode="label-alignment">
          <style:list-level-label-alignment text:label-followed-by="listtab" fo:margin-left="13.319cm" fo:text-indent="-0.635cm"/>
        </style:list-level-properties>
      </text:list-level-style-bullet>
    </text:list-style>
    <text:list-style style:name="LS3">
      <text:list-level-style-number style:num-format="a" text:style-name="List3Level0" style:num-suffix=")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">
      <text:list-level-style-number style:num-format="1" text:style-name="List4Level0" style:num-suffix="." text:level="1"/>
      <text:list-level-style-bullet text:bullet-char=" " text:style-name="List4Level1" text:level="2"/>
      <text:list-level-style-bullet text:bullet-char=" " text:style-name="List4Level2" text:level="3"/>
      <text:list-level-style-bullet text:bullet-char=" " text:style-name="List4Level3" text:level="4"/>
      <text:list-level-style-bullet text:bullet-char=" " text:style-name="List4Level4" text:level="5"/>
      <text:list-level-style-bullet text:bullet-char=" " text:style-name="List4Level5" text:level="6"/>
      <text:list-level-style-bullet text:bullet-char=" " text:style-name="List4Level6" text:level="7"/>
      <text:list-level-style-bullet text:bullet-char=" " text:style-name="List4Level7" text:level="8"/>
      <text:list-level-style-bullet text:bullet-char=" " text:style-name="List4Level8" text:level="9"/>
    </text:list-style>
    <text:list-style style:name="LS5">
      <text:list-level-style-number style:num-format="1" text:style-name="List5Level0" style:num-suffix="." text:level="1"/>
      <text:list-level-style-bullet text:bullet-char=" " text:style-name="List5Level1" text:level="2"/>
      <text:list-level-style-bullet text:bullet-char=" " text:style-name="List5Level2" text:level="3"/>
      <text:list-level-style-bullet text:bullet-char=" " text:style-name="List5Level3" text:level="4"/>
      <text:list-level-style-bullet text:bullet-char=" " text:style-name="List5Level4" text:level="5"/>
      <text:list-level-style-bullet text:bullet-char=" " text:style-name="List5Level5" text:level="6"/>
      <text:list-level-style-bullet text:bullet-char=" " text:style-name="List5Level6" text:level="7"/>
      <text:list-level-style-bullet text:bullet-char=" " text:style-name="List5Level7" text:level="8"/>
      <text:list-level-style-bullet text:bullet-char=" " text:style-name="List5Level8" text:level="9"/>
    </text:list-style>
    <style:style style:name="List6Level0" style:family="text">
      <style:text-properties style:font-name="Wingdings" style:font-name-asian="Calibri" style:font-name-complex="Calibri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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Wingdings" style:font-name-asian="Calibri" style:font-name-complex="Calibri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Wingdings" style:font-name-asian="Calibri" style:font-name-complex="Times New Roman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" text:style-name="List7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Wingdings" style:font-name-asian="Calibri" style:font-name-complex="Times New Roman"/>
      </text:list-level-style-bullet>
      <text:list-level-style-bullet text:bullet-char="o" text:style-name="List7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Sameer Godse (Student)</meta:initial-creator>
    <meta:creation-date>2023-11-05T10:45:00</meta:creation-date>
    <dc:creator>Zamzar</dc:creator>
    <dc:date>2023-11-05T10:59:00</dc:date>
    <meta:editing-cycles>1</meta:editing-cycles>
    <meta:editing-duration>PT12M</meta:editing-duration>
    <meta:document-statistic meta:page-count="16" meta:paragraph-count="31" meta:row-count="112" meta:word-count="2361" meta:character-count="15789" meta:non-whitespace-character-count="13459"/>
  </office:meta>
</office:document-meta>
</file>